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D00000001A0000001A3C0D2B263F659B91.svg" manifest:media-type="image/svg+xml"/>
  <manifest:file-entry manifest:full-path="Pictures/100007E30000001A0000001A726604F1FD565E6B.svg" manifest:media-type="image/svg+xml"/>
  <manifest:file-entry manifest:full-path="Pictures/10000201000000010000000108093F3507420144.png" manifest:media-type="image/png"/>
  <manifest:file-entry manifest:full-path="Pictures/1000086A0000001A0000001AB15B4122E513325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Fira Mono" svg:font-family="'Fira Mono', Consolas, Menlo, Monaco, 'Courier New', Courier, monospace"/>
    <style:font-face style:name="Georgia" svg:font-family="Georgia, Palatino, serif"/>
    <style:font-face style:name="Google Sans" svg:font-family="'Google Sans', arial, sans-serif"/>
    <style:font-face style:name="Harding" svg:font-family="Harding, Palatino, serif"/>
    <style:font-face style:name="Helvetica Neue" svg:font-family="'Helvetica Neue', Helvetica, Verdana, Arial, sans-serif"/>
    <style:font-face style:name="Helvetica" svg:font-family="Helvetica, sans-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sans-serif"/>
    <style:font-face style:name="PingFang SC" svg:font-family="'PingFang SC', DFPKingGothicGB-Regular, sans-serif"/>
    <style:font-face style:name="Proxima Nova Subset" svg:font-family="'Proxima Nova Subset', sans-serif"/>
    <style:font-face style:name="Roboto" svg:font-family="Roboto, Corbel, Avenir, 'Lucida Grande', 'Lucida Sans', sans-serif"/>
    <style:font-face style:name="Roboto1" svg:font-family="Roboto, sans-serif"/>
    <style:font-face style:name="apple-system1" svg:font-family="apple-system, BlinkMacSystemFont, 'Segoe UI', 'Apple Color Emoji', 'Segoe UI Emoji', 'Segoe UI Web', sans-serif"/>
    <style:font-face style:name="apple-system" svg:font-family="apple-system, BlinkMacSystemFont, 'Segoe UI', Roboto, Oxygen-Sans, Ubuntu, Cantarell, 'Helvetica Neue', sans-serif"/>
    <style:font-face style:name="arial" svg:font-family="arial, sans-serif"/>
    <style:font-face style:name="arial1" svg:font-family="arial, sans-serif-light,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ab1b5" officeooo:paragraph-rsid="001ab1b5" style:font-size-asian="10.5pt" style:font-size-complex="12pt"/>
    </style:style>
    <style:style style:name="P2" style:family="paragraph" style:parent-style-name="Standard">
      <style:text-properties fo:font-size="12pt" officeooo:rsid="001ab1b5" officeooo:paragraph-rsid="001c2242" style:font-size-asian="10.5pt" style:font-size-complex="12pt"/>
    </style:style>
    <style:style style:name="P3" style:family="paragraph" style:parent-style-name="Standard">
      <style:text-properties fo:font-size="12pt" officeooo:rsid="001ab1b5" officeooo:paragraph-rsid="001c34c8" style:font-size-asian="10.5pt" style:font-size-complex="12pt"/>
    </style:style>
    <style:style style:name="P4" style:family="paragraph" style:parent-style-name="Standard">
      <style:text-properties officeooo:paragraph-rsid="001ab1b5"/>
    </style:style>
    <style:style style:name="P5" style:family="paragraph" style:parent-style-name="Standard">
      <style:text-properties officeooo:paragraph-rsid="001e70df"/>
    </style:style>
    <style:style style:name="P6" style:family="paragraph" style:parent-style-name="Standard">
      <style:text-properties officeooo:paragraph-rsid="0020a194"/>
    </style:style>
    <style:style style:name="P7" style:family="paragraph" style:parent-style-name="Standard">
      <style:text-properties officeooo:paragraph-rsid="0020b00e"/>
    </style:style>
    <style:style style:name="P8" style:family="paragraph" style:parent-style-name="Standard">
      <style:text-properties officeooo:rsid="00271dbd" officeooo:paragraph-rsid="00271dbd"/>
    </style:style>
    <style:style style:name="P9" style:family="paragraph" style:parent-style-name="Standard">
      <style:text-properties officeooo:rsid="00271dbd" officeooo:paragraph-rsid="0027523d"/>
    </style:style>
    <style:style style:name="P10" style:family="paragraph" style:parent-style-name="Standard">
      <style:text-properties fo:font-size="7pt" officeooo:rsid="00271dbd" officeooo:paragraph-rsid="0027523d" style:font-size-asian="7pt" style:font-size-complex="7pt"/>
    </style:style>
    <style:style style:name="P11" style:family="paragraph" style:parent-style-name="Standard">
      <style:text-properties officeooo:rsid="002928e9" officeooo:paragraph-rsid="002928e9"/>
    </style:style>
    <style:style style:name="P12" style:family="paragraph" style:parent-style-name="Standard">
      <style:text-properties officeooo:rsid="002a764e" officeooo:paragraph-rsid="002a764e"/>
    </style:style>
    <style:style style:name="P13" style:family="paragraph" style:parent-style-name="Standard">
      <style:text-properties officeooo:rsid="002b073c" officeooo:paragraph-rsid="002b073c"/>
    </style:style>
    <style:style style:name="P14" style:family="paragraph" style:parent-style-name="Standard">
      <style:text-properties officeooo:rsid="002b073c" officeooo:paragraph-rsid="003426a3"/>
    </style:style>
    <style:style style:name="P15" style:family="paragraph" style:parent-style-name="Standard">
      <style:text-properties officeooo:rsid="002cc4de" officeooo:paragraph-rsid="002cc4de"/>
    </style:style>
    <style:style style:name="P16" style:family="paragraph" style:parent-style-name="Standard">
      <style:text-properties officeooo:rsid="002e2874" officeooo:paragraph-rsid="002e2874"/>
    </style:style>
    <style:style style:name="P17" style:family="paragraph" style:parent-style-name="Standard">
      <style:text-properties officeooo:rsid="003035de" officeooo:paragraph-rsid="003035de"/>
    </style:style>
    <style:style style:name="P18" style:family="paragraph" style:parent-style-name="Standard">
      <style:text-properties officeooo:rsid="003035de" officeooo:paragraph-rsid="0031fdf9"/>
    </style:style>
    <style:style style:name="P19" style:family="paragraph" style:parent-style-name="Standard">
      <style:paragraph-properties style:line-height-at-least="0.2291in"/>
      <style:text-properties fo:color="#d4d4d4" style:font-name="Droid Sans Mono" fo:font-size="12pt" fo:font-weight="normal" fo:background-color="#1e1e1e"/>
    </style:style>
    <style:style style:name="P20" style:family="paragraph" style:parent-style-name="Standard">
      <style:text-properties fo:color="#d4d4d4" style:font-name="Droid Sans Mono" fo:font-size="12pt" fo:font-weight="normal" officeooo:rsid="003035de" officeooo:paragraph-rsid="003035de" fo:background-color="#1e1e1e"/>
    </style:style>
    <style:style style:name="P21" style:family="paragraph" style:parent-style-name="Standard">
      <style:text-properties fo:color="#d4d4d4" style:font-name="Droid Sans Mono" fo:font-size="12pt" fo:font-weight="normal" officeooo:rsid="0031fdf9" officeooo:paragraph-rsid="0031fdf9" fo:background-color="#1e1e1e"/>
    </style:style>
    <style:style style:name="P22" style:family="paragraph" style:parent-style-name="Standard">
      <style:paragraph-properties style:line-height-at-least="0.2291in"/>
      <style:text-properties fo:color="#ce9178" style:font-name="Droid Sans Mono" fo:font-size="12pt" fo:font-weight="normal" fo:background-color="#1e1e1e"/>
    </style:style>
    <style:style style:name="P23" style:family="paragraph" style:parent-style-name="Standard">
      <style:paragraph-properties style:line-height-at-least="0.2291in"/>
      <style:text-properties fo:color="#6a9955" style:font-name="Droid Sans Mono" fo:font-size="12pt" fo:font-weight="normal" fo:background-color="#1e1e1e"/>
    </style:style>
    <style:style style:name="P24" style:family="paragraph" style:parent-style-name="Standard">
      <style:text-properties fo:color="#6a9955" style:font-name="Droid Sans Mono" fo:font-size="12pt" fo:font-weight="normal" officeooo:rsid="003a1d97" officeooo:paragraph-rsid="003a1d97" fo:background-color="#1e1e1e"/>
    </style:style>
    <style:style style:name="P25" style:family="paragraph" style:parent-style-name="Standard">
      <style:text-properties officeooo:rsid="0031fdf9" officeooo:paragraph-rsid="0031fdf9"/>
    </style:style>
    <style:style style:name="P26" style:family="paragraph" style:parent-style-name="Standard">
      <style:paragraph-properties style:line-height-at-least="0.2291in"/>
      <style:text-properties fo:color="#c586c0" style:font-name="Droid Sans Mono" fo:font-size="12pt" fo:font-weight="normal" fo:background-color="#1e1e1e"/>
    </style:style>
    <style:style style:name="P27" style:family="paragraph" style:parent-style-name="Standard">
      <style:paragraph-properties style:line-height-at-least="0.2291in"/>
    </style:style>
    <style:style style:name="P28" style:family="paragraph" style:parent-style-name="Standard">
      <style:text-properties officeooo:rsid="0034aed7" officeooo:paragraph-rsid="0034aed7"/>
    </style:style>
    <style:style style:name="P29" style:family="paragraph" style:parent-style-name="Standard">
      <style:text-properties officeooo:rsid="003939d8" officeooo:paragraph-rsid="003939d8"/>
    </style:style>
    <style:style style:name="P30" style:family="paragraph" style:parent-style-name="Standard">
      <style:text-properties officeooo:rsid="003a1d97" officeooo:paragraph-rsid="003a1d97"/>
    </style:style>
    <style:style style:name="P31" style:family="paragraph" style:parent-style-name="Standard">
      <style:text-properties officeooo:rsid="003d9fec" officeooo:paragraph-rsid="003d9fec"/>
    </style:style>
    <style:style style:name="P32" style:family="paragraph" style:parent-style-name="Standard">
      <style:text-properties officeooo:rsid="003dd2e4" officeooo:paragraph-rsid="003dd2e4"/>
    </style:style>
    <style:style style:name="P33" style:family="paragraph" style:parent-style-name="Standard">
      <style:text-properties fo:font-variant="normal" fo:text-transform="none" fo:color="#212121" style:font-name="Noto Serif" fo:font-size="12pt" fo:letter-spacing="normal" fo:font-style="normal" fo:font-weight="normal" officeooo:rsid="003dd2e4" officeooo:paragraph-rsid="003dd2e4"/>
    </style:style>
    <style:style style:name="P34" style:family="paragraph" style:parent-style-name="Standard">
      <style:text-properties fo:font-variant="normal" fo:text-transform="none" fo:color="#212121" style:font-name="Noto Serif" fo:font-size="12pt" fo:letter-spacing="normal" fo:font-style="normal" fo:font-weight="normal" officeooo:rsid="003dd2e4" officeooo:paragraph-rsid="0042366c"/>
    </style:style>
    <style:style style:name="P35" style:family="paragraph" style:parent-style-name="Standard">
      <style:text-properties fo:font-variant="normal" fo:text-transform="none" fo:color="#212121" style:font-name="Noto Serif" fo:font-size="12pt" fo:letter-spacing="normal" fo:font-style="normal" fo:font-weight="normal" officeooo:rsid="003f2e74" officeooo:paragraph-rsid="003f2e74"/>
    </style:style>
    <style:style style:name="P36" style:family="paragraph" style:parent-style-name="Standard">
      <style:text-properties fo:font-variant="normal" fo:text-transform="none" fo:color="#212121" style:font-name="Noto Serif" fo:font-size="12pt" fo:letter-spacing="normal" fo:font-style="normal" fo:font-weight="normal" officeooo:rsid="003f2e74" officeooo:paragraph-rsid="0042366c"/>
    </style:style>
    <style:style style:name="P37" style:family="paragraph" style:parent-style-name="Standard">
      <style:text-properties fo:font-variant="normal" fo:text-transform="none" fo:color="#212121" style:font-name="Noto Serif" fo:font-size="12pt" fo:letter-spacing="normal" fo:font-style="normal" fo:font-weight="normal" officeooo:rsid="00442a61" officeooo:paragraph-rsid="00442a61"/>
    </style:style>
    <style:style style:name="P38" style:family="paragraph" style:parent-style-name="Standard">
      <style:text-properties fo:font-variant="normal" fo:text-transform="none" fo:color="#212121" style:font-name="Noto Serif" fo:font-size="12pt" fo:letter-spacing="normal" fo:font-style="normal" fo:font-weight="normal" officeooo:rsid="00463a40" officeooo:paragraph-rsid="00463a40"/>
    </style:style>
    <style:style style:name="P39" style:family="paragraph" style:parent-style-name="Standard">
      <style:text-properties fo:font-variant="normal" fo:text-transform="none" fo:color="#212121" style:font-name="Noto Serif" fo:font-size="12pt" fo:letter-spacing="normal" fo:font-style="normal" fo:font-weight="normal" officeooo:rsid="00463c21" officeooo:paragraph-rsid="00463c21"/>
    </style:style>
    <style:style style:name="P40" style:family="paragraph" style:parent-style-name="Standard">
      <style:text-properties fo:font-variant="normal" fo:text-transform="none" fo:color="#212121" style:font-name="Noto Serif" fo:font-size="12pt" fo:letter-spacing="normal" fo:font-style="normal" fo:font-weight="normal" officeooo:rsid="00477f52" officeooo:paragraph-rsid="00477f52"/>
    </style:style>
    <style:style style:name="P41" style:family="paragraph" style:parent-style-name="Standard">
      <style:text-properties fo:font-variant="normal" fo:text-transform="none" fo:color="#212121" style:font-name="Noto Serif" fo:font-size="12pt" fo:letter-spacing="normal" fo:font-style="normal" fo:font-weight="normal" officeooo:rsid="004b764d" officeooo:paragraph-rsid="004b764d"/>
    </style:style>
    <style:style style:name="P42" style:family="paragraph" style:parent-style-name="Standard">
      <style:text-properties fo:font-variant="normal" fo:text-transform="none" fo:color="#212121" style:font-name="Noto Serif" fo:font-size="12pt" fo:letter-spacing="normal" fo:font-style="normal" fo:font-weight="normal" officeooo:rsid="004cfc99" officeooo:paragraph-rsid="004cfc99"/>
    </style:style>
    <style:style style:name="P43" style:family="paragraph" style:parent-style-name="Standard">
      <style:text-properties fo:font-variant="normal" fo:text-transform="none" fo:color="#212121" style:font-name="Noto Serif" fo:font-size="12pt" fo:letter-spacing="normal" fo:font-style="normal" fo:font-weight="normal" officeooo:rsid="004cfc99" officeooo:paragraph-rsid="004e61bb"/>
    </style:style>
    <style:style style:name="P44" style:family="paragraph" style:parent-style-name="Standard">
      <style:text-properties fo:font-variant="normal" fo:text-transform="none" fo:color="#212121" style:font-name="Noto Serif" fo:font-size="12pt" fo:letter-spacing="normal" fo:font-style="normal" fo:font-weight="normal" officeooo:rsid="004e61bb" officeooo:paragraph-rsid="004e61bb"/>
    </style:style>
    <style:style style:name="P45" style:family="paragraph" style:parent-style-name="Standard">
      <style:text-properties fo:font-variant="normal" fo:text-transform="none" fo:color="#212121" style:font-name="Noto Serif" fo:font-size="12pt" fo:letter-spacing="normal" fo:font-style="normal" fo:font-weight="normal" officeooo:rsid="004f356e" officeooo:paragraph-rsid="004f356e"/>
    </style:style>
    <style:style style:name="P46" style:family="paragraph" style:parent-style-name="Standard">
      <style:text-properties fo:font-variant="normal" fo:text-transform="none" fo:color="#212121" style:font-name="Noto Serif" fo:font-size="12pt" fo:letter-spacing="normal" fo:font-style="normal" fo:font-weight="normal" officeooo:rsid="005004c8" officeooo:paragraph-rsid="005004c8"/>
    </style:style>
    <style:style style:name="P47" style:family="paragraph" style:parent-style-name="Standard">
      <style:text-properties fo:font-variant="normal" fo:text-transform="none" fo:color="#212121" style:font-name="Noto Serif" fo:font-size="12pt" fo:letter-spacing="normal" fo:font-style="normal" fo:font-weight="normal" officeooo:rsid="003d9fec" officeooo:paragraph-rsid="003d9fec"/>
    </style:style>
    <style:style style:name="P48" style:family="paragraph" style:parent-style-name="Standard">
      <style:text-properties fo:font-variant="normal" fo:text-transform="none" fo:color="#212121" style:font-name="Noto Serif" fo:font-size="12pt" fo:letter-spacing="normal" fo:font-style="italic" fo:font-weight="normal" officeooo:rsid="00477f52" officeooo:paragraph-rsid="00477f52" style:font-style-asian="italic" style:font-style-complex="italic"/>
    </style:style>
    <style:style style:name="P49" style:family="paragraph" style:parent-style-name="Standard">
      <style:text-properties fo:font-variant="normal" fo:text-transform="none" fo:color="#202122" style:font-name="Noto Serif" fo:font-size="12pt" fo:letter-spacing="normal" fo:font-style="normal" fo:font-weight="normal" officeooo:rsid="00463c21" officeooo:paragraph-rsid="00463c21" style:font-name-asian="sans-serif" style:font-size-asian="11.25pt" style:font-style-asian="normal" style:font-weight-asian="normal"/>
    </style:style>
    <style:style style:name="P50" style:family="paragraph" style:parent-style-name="Standard">
      <style:text-properties fo:font-variant="normal" fo:text-transform="none" fo:color="#242424" style:font-name="Noto Serif" fo:font-size="12pt" fo:letter-spacing="normal" fo:font-style="normal" fo:font-weight="normal" officeooo:rsid="00c385c0" officeooo:paragraph-rsid="00c385c0" style:font-name-asian="apple-system1" style:font-size-asian="10.5pt" style:font-style-asian="normal" style:font-weight-asian="normal"/>
    </style:style>
    <style:style style:name="P51" style:family="paragraph" style:parent-style-name="Standard">
      <style:paragraph-properties fo:orphans="2" fo:widows="2"/>
      <style:text-properties fo:font-variant="normal" fo:text-transform="none" fo:letter-spacing="normal" officeooo:rsid="01403564" officeooo:paragraph-rsid="00d15000" style:font-name-asian="apple-system1" style:font-size-asian="10.5pt" style:font-style-asian="normal" style:font-weight-asian="normal"/>
    </style:style>
    <style:style style:name="P52" style:family="paragraph" style:parent-style-name="Standard">
      <style:paragraph-properties fo:orphans="2" fo:widows="2"/>
      <style:text-properties fo:font-variant="normal" fo:text-transform="none" fo:letter-spacing="normal" officeooo:rsid="013ed02d" officeooo:paragraph-rsid="00d15000" style:font-name-asian="apple-system1" style:font-size-asian="10.5pt" style:font-style-asian="normal" style:font-weight-asian="normal"/>
    </style:style>
    <style:style style:name="P53" style:family="paragraph" style:parent-style-name="Standard">
      <style:paragraph-properties fo:orphans="2" fo:widows="2"/>
      <style:text-properties fo:font-variant="normal" fo:text-transform="none" fo:letter-spacing="normal" officeooo:rsid="013ed02d" officeooo:paragraph-rsid="00ea40d7" style:font-name-asian="apple-system1" style:font-size-asian="10.5pt" style:font-style-asian="normal" style:font-weight-asian="normal"/>
    </style:style>
    <style:style style:name="P54" style:family="paragraph" style:parent-style-name="Standard">
      <style:paragraph-properties fo:orphans="2" fo:widows="2"/>
      <style:text-properties fo:font-variant="normal" fo:text-transform="none" fo:color="#000000" fo:letter-spacing="normal" officeooo:rsid="01403564" officeooo:paragraph-rsid="00d15000" style:font-name-asian="apple-system1" style:font-size-asian="10.5pt" style:font-style-asian="normal" style:font-weight-asian="normal"/>
    </style:style>
    <style:style style:name="P55" style:family="paragraph" style:parent-style-name="Standard">
      <style:paragraph-properties fo:orphans="2" fo:widows="2"/>
      <style:text-properties fo:font-variant="normal" fo:text-transform="none" fo:color="#000000" fo:letter-spacing="normal" officeooo:rsid="01403564" officeooo:paragraph-rsid="00d15000" style:font-name-asian="PingFang SC" style:font-size-asian="14pt" style:font-style-asian="normal" style:font-weight-asian="normal"/>
    </style:style>
    <style:style style:name="P56" style:family="paragraph" style:parent-style-name="Standard">
      <style:paragraph-properties fo:orphans="2" fo:widows="2"/>
      <style:text-properties fo:font-variant="normal" fo:text-transform="none" fo:color="#202124" fo:letter-spacing="normal" officeooo:rsid="01403564" officeooo:paragraph-rsid="00d15000" style:font-name-asian="arial1" style:font-size-asian="22.5pt" style:font-style-asian="normal" style:font-weight-asian="normal"/>
    </style:style>
    <style:style style:name="P57" style:family="paragraph" style:parent-style-name="Standard">
      <style:paragraph-properties fo:orphans="2" fo:widows="2"/>
      <style:text-properties fo:font-variant="normal" fo:text-transform="none" fo:font-size="14pt" fo:letter-spacing="normal" officeooo:rsid="013ed02d" officeooo:paragraph-rsid="00d15000" style:font-name-asian="apple-system1" style:font-size-asian="14pt" style:font-style-asian="normal" style:font-weight-asian="normal" style:font-size-complex="14pt"/>
    </style:style>
    <style:style style:name="P58" style:family="paragraph" style:parent-style-name="Standard">
      <style:paragraph-properties fo:orphans="2" fo:widows="2"/>
      <style:text-properties fo:font-variant="normal" fo:text-transform="none" fo:font-size="14pt" fo:letter-spacing="normal" officeooo:rsid="013ed02d" officeooo:paragraph-rsid="00ea40d7" style:font-name-asian="apple-system1" style:font-size-asian="14pt" style:font-style-asian="normal" style:font-weight-asian="normal" style:font-size-complex="14pt"/>
    </style:style>
    <style:style style:name="P59" style:family="paragraph" style:parent-style-name="Standard">
      <style:paragraph-properties fo:orphans="2" fo:widows="2"/>
      <style:text-properties fo:font-variant="normal" fo:text-transform="none" fo:font-size="14pt" fo:letter-spacing="normal" officeooo:rsid="0157cbf4" officeooo:paragraph-rsid="00ea40d7" style:font-name-asian="apple-system1" style:font-size-asian="14pt" style:font-style-asian="normal" style:font-weight-asian="normal" style:font-size-complex="14pt"/>
    </style:style>
    <style:style style:name="P60" style:family="paragraph" style:parent-style-name="Standard">
      <style:paragraph-properties fo:orphans="2" fo:widows="2"/>
      <style:text-properties fo:font-variant="normal" fo:text-transform="none" fo:font-size="14pt" fo:letter-spacing="normal" officeooo:rsid="014a880a" officeooo:paragraph-rsid="00d15000" style:font-name-asian="apple-system1" style:font-size-asian="14pt" style:font-style-asian="normal" style:font-weight-asian="normal" style:font-size-complex="14pt"/>
    </style:style>
    <style:style style:name="P61" style:family="paragraph" style:parent-style-name="Standard">
      <style:text-properties officeooo:paragraph-rsid="00477f52"/>
    </style:style>
    <style:style style:name="P62" style:family="paragraph" style:parent-style-name="Standard">
      <style:text-properties officeooo:rsid="0070a4c9" officeooo:paragraph-rsid="0070a4c9"/>
    </style:style>
    <style:style style:name="P63" style:family="paragraph" style:parent-style-name="Standard">
      <style:paragraph-properties fo:orphans="2" fo:widows="2"/>
      <style:text-properties officeooo:paragraph-rsid="00d15000"/>
    </style:style>
    <style:style style:name="P64" style:family="paragraph" style:parent-style-name="Standard">
      <style:paragraph-properties fo:orphans="2" fo:widows="2"/>
      <style:text-properties officeooo:paragraph-rsid="00ea40d7"/>
    </style:style>
    <style:style style:name="P65" style:family="paragraph" style:parent-style-name="Heading_20_2">
      <style:text-properties officeooo:rsid="002b073c" officeooo:paragraph-rsid="002b073c"/>
    </style:style>
    <style:style style:name="P66"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4d5156" fo:letter-spacing="normal"/>
    </style:style>
    <style:style style:name="P67" style:family="paragraph" style:parent-style-name="Text_20_body">
      <style:paragraph-properties fo:margin-left="0in" fo:margin-right="0in" fo:orphans="2" fo:widows="2" fo:text-indent="0in" style:auto-text-indent="false"/>
      <style:text-properties fo:font-variant="normal" fo:text-transform="none" fo:color="#0c3c26" style:font-name="Roboto" fo:font-size="10.5pt" fo:letter-spacing="normal" fo:font-style="normal" fo:font-weight="normal"/>
    </style:style>
    <style:style style:name="P68" style:family="paragraph" style:parent-style-name="Text_20_body">
      <style:paragraph-properties fo:margin-left="0in" fo:margin-right="0in" fo:orphans="2" fo:widows="2" fo:text-indent="0in" style:auto-text-indent="false"/>
      <style:text-properties fo:font-variant="normal" fo:text-transform="none" fo:color="#212121" style:font-name="Noto Serif" fo:font-size="12pt" fo:letter-spacing="normal" fo:font-style="normal" fo:font-weight="normal" officeooo:rsid="00705101"/>
    </style:style>
    <style:style style:name="P69"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3.5pt" fo:letter-spacing="normal" fo:font-style="normal" fo:font-weight="normal" officeooo:paragraph-rsid="011e3692" style:font-size-asian="14pt" style:font-size-complex="14pt"/>
    </style:style>
    <style:style style:name="P70"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3.5pt" fo:letter-spacing="normal" fo:font-style="normal" fo:font-weight="normal" officeooo:paragraph-rsid="0121a2f6" style:font-size-asian="14pt" style:font-size-complex="14pt"/>
    </style:style>
    <style:style style:name="P71" style:family="paragraph" style:parent-style-name="Text_20_body">
      <style:paragraph-properties fo:margin-left="0in" fo:margin-right="0in" fo:orphans="2" fo:widows="2" fo:text-indent="0in" style:auto-text-indent="false"/>
    </style:style>
    <style:style style:name="P72" style:family="paragraph" style:parent-style-name="Text_20_body">
      <style:paragraph-properties fo:margin-left="0in" fo:margin-right="0in" fo:line-height="150%" fo:text-align="start" style:justify-single-word="false" fo:orphans="2" fo:widows="2" fo:text-indent="0in" style:auto-text-indent="false"/>
    </style:style>
    <style:style style:name="P73" style:family="paragraph" style:parent-style-name="Text_20_body">
      <style:paragraph-properties fo:margin-left="0in" fo:margin-right="0in" fo:line-height="150%" fo:text-align="start" style:justify-single-word="false" fo:orphans="2" fo:widows="2" fo:text-indent="0in" style:auto-text-indent="false"/>
      <style:text-properties fo:font-weight="normal" style:font-weight-asian="normal" style:font-weight-complex="normal"/>
    </style:style>
    <style:style style:name="P7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loext:padding="0in" loext:border="none"/>
    </style:style>
    <style:style style:name="P7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font-name="Noto Sans" fo:font-size="12pt" fo:letter-spacing="normal" fo:font-style="normal" fo:font-weight="normal"/>
    </style:style>
    <style:style style:name="P7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78"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f13f31" style:font-name-asian="apple-system1" style:font-size-asian="10.5pt" style:font-style-asian="normal" style:font-weight-asian="normal" style:font-size-complex="10pt"/>
    </style:style>
    <style:style style:name="P79"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normal" officeooo:rsid="00f13f31" officeooo:paragraph-rsid="00f13f31" style:font-name-asian="apple-system1" style:font-size-asian="10.5pt" style:font-style-asian="normal" style:font-weight-asian="normal" style:font-size-complex="10pt" loext:padding="0in" loext:border="none"/>
    </style:style>
    <style:style style:name="P80"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bold" officeooo:rsid="00f13f31" officeooo:paragraph-rsid="00fb7125" style:font-name-asian="apple-system1" style:font-size-asian="10.5pt" style:font-style-asian="normal" style:font-weight-asian="bold" style:font-size-complex="10pt" style:font-weight-complex="bold" loext:padding="0in" loext:border="none"/>
    </style:style>
    <style:style style:name="P8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Georgia" fo:font-size="13.5pt" fo:letter-spacing="normal" fo:font-style="normal" fo:font-weight="normal" officeooo:rsid="00f13f31" officeooo:paragraph-rsid="00f13f31" style:font-name-asian="apple-system1" style:font-size-asian="10.5pt" style:font-style-asian="normal" style:font-weight-asian="normal" style:font-size-complex="10pt"/>
    </style:style>
    <style:style style:name="P8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8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f13f31" officeooo:paragraph-rsid="00f13f31" style:font-name-asian="apple-system1" style:font-size-asian="10.5pt" style:font-style-asian="normal" style:font-weight-asian="normal" style:font-size-complex="10pt"/>
    </style:style>
    <style:style style:name="P8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ef995e" style:font-name-asian="apple-system1" style:font-size-asian="10.5pt" style:font-style-asian="normal" style:font-weight-asian="bold" style:font-size-complex="10pt" style:font-weight-complex="bold"/>
    </style:style>
    <style:style style:name="P8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86"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bold" officeooo:rsid="00e4ef1d" officeooo:paragraph-rsid="00ea40d7" style:font-name-asian="Helvetica Neue" style:font-size-asian="10.5pt" style:font-style-asian="normal" style:font-weight-asian="bold" style:font-style-complex="normal" style:font-weight-complex="bold"/>
    </style:style>
    <style:style style:name="P87"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bold" officeooo:rsid="00ecfe71" officeooo:paragraph-rsid="00ef995e" style:font-name-asian="apple-system1" style:font-size-asian="10.5pt" style:font-style-asian="normal" style:font-weight-asian="bold" style:font-size-complex="10pt" style:font-weight-complex="bold"/>
    </style:style>
    <style:style style:name="P88" style:family="paragraph" style:parent-style-name="Heading_20_3">
      <style:paragraph-properties fo:margin-left="0in" fo:margin-right="0in" fo:margin-top="0in" fo:margin-bottom="0in" loext:contextual-spacing="false" fo:line-height="106%" fo:orphans="2" fo:widows="2" fo:text-indent="0in" style:auto-text-indent="false" fo:padding="0in" fo:border="none"/>
      <style:text-properties fo:font-variant="normal" fo:text-transform="none" fo:color="#383636" style:font-name="Effra" fo:letter-spacing="normal" fo:font-style="normal" fo:font-weight="normal"/>
    </style:style>
    <style:style style:name="P89"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90"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ecfe71" style:font-name-asian="apple-system1" style:font-size-asian="10.5pt" style:font-style-asian="normal" style:font-weight-asian="normal" style:font-size-complex="10pt"/>
    </style:style>
    <style:style style:name="P9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paragraph-rsid="00ecfe71"/>
    </style:style>
    <style:style style:name="P9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9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11b0b75" style:font-name-asian="apple-system1" style:font-size-asian="10.5pt" style:font-style-asian="normal" style:font-weight-asian="normal" style:font-size-complex="10pt"/>
    </style:style>
    <style:style style:name="P94"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1134adb" officeooo:paragraph-rsid="00ef995e" style:font-name-asian="apple-system1" style:font-size-asian="10.5pt" style:font-style-asian="normal" style:font-weight-asian="normal" style:font-size-complex="10pt"/>
    </style:style>
    <style:style style:name="P9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154683a" officeooo:paragraph-rsid="00ea40d7"/>
    </style:style>
    <style:style style:name="P9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d15000" style:font-name-asian="Helvetica Neue" style:font-size-asian="10.5pt" style:font-style-asian="normal" style:font-weight-asian="normal"/>
    </style:style>
    <style:style style:name="P9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d27195" officeooo:paragraph-rsid="00d27195" style:font-name-asian="Helvetica Neue" style:font-size-asian="10.5pt" style:font-style-asian="normal" style:font-weight-asian="normal"/>
    </style:style>
    <style:style style:name="P9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9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e7aedd" officeooo:paragraph-rsid="00ea40d7" style:font-name-asian="Helvetica Neue" style:font-size-asian="10.5pt" style:font-style-asian="normal" style:font-weight-asian="normal" style:font-style-complex="normal"/>
    </style:style>
    <style:style style:name="P10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e89c6" officeooo:paragraph-rsid="00db2291" style:font-name-asian="Helvetica Neue" style:font-size-asian="10.5pt" style:font-style-asian="normal" style:font-weight-asian="normal" style:font-style-complex="normal"/>
    </style:style>
    <style:style style:name="P10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56740" officeooo:paragraph-rsid="00ea40d7" style:font-name-asian="Helvetica Neue" style:font-size-asian="10.5pt" style:font-style-asian="normal" style:font-weight-asian="normal" style:font-style-complex="normal"/>
    </style:style>
    <style:style style:name="P10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e4ef1d" officeooo:paragraph-rsid="00ea40d7" style:font-name-asian="Helvetica Neue" style:font-size-asian="10.5pt" style:font-style-asian="normal" style:font-weight-asian="normal" style:font-style-complex="normal"/>
    </style:style>
    <style:style style:name="P10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e97653" officeooo:paragraph-rsid="00ea40d7" style:font-name-asian="Helvetica Neue" style:font-size-asian="10.5pt" style:font-style-asian="normal" style:font-weight-asian="normal" style:font-style-complex="normal"/>
    </style:style>
    <style:style style:name="P10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27195" officeooo:paragraph-rsid="00d27195" style:font-name-asian="Helvetica Neue" style:font-size-asian="10.5pt" style:font-style-asian="normal" style:font-weight-asian="normal"/>
    </style:style>
    <style:style style:name="P10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56740" officeooo:paragraph-rsid="00d56740" style:font-name-asian="Helvetica Neue" style:font-size-asian="10.5pt" style:font-style-asian="normal" style:font-weight-asian="normal"/>
    </style:style>
    <style:style style:name="P10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56740" officeooo:paragraph-rsid="00ea40d7" style:font-name-asian="Helvetica Neue" style:font-size-asian="10.5pt" style:font-style-asian="normal" style:font-weight-asian="normal"/>
    </style:style>
    <style:style style:name="P10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e89c6" officeooo:paragraph-rsid="00ea40d7" style:font-name-asian="Helvetica Neue" style:font-size-asian="10.5pt" style:font-style-asian="normal" style:font-weight-asian="normal"/>
    </style:style>
    <style:style style:name="P10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normal" fo:font-weight="normal" officeooo:rsid="00d27195" officeooo:paragraph-rsid="00d27195" style:font-name-asian="arial" style:font-size-asian="10.5pt" style:font-style-asian="normal" style:font-weight-asian="normal"/>
    </style:style>
    <style:style style:name="P10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1" fo:font-size="12pt" fo:letter-spacing="normal" fo:font-style="italic" fo:font-weight="normal" officeooo:rsid="00d56740" officeooo:paragraph-rsid="00ea40d7" style:font-name-asian="Helvetica Neue" style:font-size-asian="10.5pt" style:font-style-asian="italic" style:font-weight-asian="normal" style:font-style-complex="italic"/>
    </style:style>
    <style:style style:name="P1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529" fo:letter-spacing="normal" officeooo:paragraph-rsid="00d27195"/>
    </style:style>
    <style:style style:name="P1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d5156" fo:letter-spacing="normal" officeooo:paragraph-rsid="00d27195"/>
    </style:style>
    <style:style style:name="P1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d5156" style:font-name="arial" fo:font-size="10.5pt" fo:letter-spacing="normal" fo:font-style="normal" fo:font-weight="normal" officeooo:paragraph-rsid="00d56740" style:font-name-asian="arial" style:font-size-asian="10.5pt" style:font-style-asian="normal" style:font-weight-asian="normal"/>
    </style:style>
    <style:style style:name="P1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d5156" style:font-name="arial" fo:font-size="10.5pt" fo:letter-spacing="normal" fo:font-style="italic" fo:font-weight="normal" officeooo:rsid="00db2291" officeooo:paragraph-rsid="00ea40d7" style:font-name-asian="arial" style:font-size-asian="10.5pt" style:font-style-asian="italic" style:font-weight-asian="normal" style:font-style-complex="italic"/>
    </style:style>
    <style:style style:name="P1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arial" fo:font-size="10.5pt" fo:letter-spacing="normal" fo:font-style="normal" fo:font-weight="normal" officeooo:paragraph-rsid="00d56740"/>
    </style:style>
    <style:style style:name="P1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arial" fo:font-size="10.5pt" fo:letter-spacing="normal" fo:font-style="italic" fo:font-weight="normal" officeooo:rsid="00df0d77" officeooo:paragraph-rsid="00ea40d7" style:font-style-asian="italic" style:font-style-complex="italic"/>
    </style:style>
    <style:style style:name="P1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Helvetica" fo:font-size="15pt" fo:letter-spacing="normal" fo:font-style="normal" fo:font-weight="normal" officeooo:rsid="00ecfe71" officeooo:paragraph-rsid="00ef995e" style:font-name-asian="Google Sans" style:font-size-asian="15pt" style:font-style-asian="normal" style:font-weight-asian="normal" style:font-size-complex="15pt"/>
    </style:style>
    <style:style style:name="P1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df0d77" officeooo:paragraph-rsid="00ea40d7" style:font-style-asian="italic" style:font-style-complex="italic"/>
    </style:style>
    <style:style style:name="P1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4ef1d" officeooo:paragraph-rsid="00ea40d7" style:font-style-asian="italic" style:font-style-complex="italic"/>
    </style:style>
    <style:style style:name="P1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ea40d7" style:font-style-asian="italic" style:font-style-complex="italic"/>
    </style:style>
    <style:style style:name="P1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ea40d7" style:font-name-asian="apple-system1" style:font-size-asian="10.5pt" style:font-style-asian="normal" style:font-weight-asian="normal" style:font-size-complex="10pt"/>
    </style:style>
    <style:style style:name="P1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ecfe71" style:font-name-asian="apple-system1" style:font-size-asian="10.5pt" style:font-style-asian="normal" style:font-weight-asian="normal" style:font-size-complex="10pt"/>
    </style:style>
    <style:style style:name="P1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erif" fo:font-size="12pt" fo:letter-spacing="normal" fo:font-style="normal" style:text-underline-style="none" fo:font-weight="normal" officeooo:paragraph-rsid="00ea40d7" style:text-blinking="false" fo:background-color="transparent"/>
    </style:style>
    <style:style style:name="P1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ecfe71" style:font-name-asian="apple-system1" style:font-size-asian="10.5pt" style:font-style-asian="normal" style:font-weight-asian="normal" style:font-size-complex="10pt"/>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1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f13f31" style:font-name-asian="apple-system1" style:font-size-asian="10.5pt" style:font-style-asian="normal" style:font-weight-asian="normal" style:font-size-complex="10pt"/>
    </style:style>
    <style:style style:name="P1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f53625" style:font-name-asian="apple-system1" style:font-size-asian="10.5pt" style:font-style-asian="normal" style:font-weight-asian="normal" style:font-size-complex="10pt"/>
    </style:style>
    <style:style style:name="P1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fb7125" style:font-name-asian="apple-system1" style:font-size-asian="10.5pt" style:font-style-asian="normal" style:font-weight-asian="normal" style:font-size-complex="10pt"/>
    </style:style>
    <style:style style:name="P1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73b3b" officeooo:paragraph-rsid="00f73b3b" style:font-name-asian="apple-system1" style:font-size-asian="10.5pt" style:font-style-asian="normal" style:font-weight-asian="normal" style:font-size-complex="10pt"/>
    </style:style>
    <style:style style:name="P1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b1dfa" officeooo:paragraph-rsid="00fb1dfa" style:font-name-asian="apple-system1" style:font-size-asian="10.5pt" style:font-style-asian="normal" style:font-weight-asian="normal" style:font-size-complex="10pt"/>
    </style:style>
    <style:style style:name="P1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b1dfa" officeooo:paragraph-rsid="00fb7125" style:font-name-asian="apple-system1" style:font-size-asian="10.5pt" style:font-style-asian="normal" style:font-weight-asian="normal" style:font-size-complex="10pt"/>
    </style:style>
    <style:style style:name="P13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f995e" officeooo:paragraph-rsid="00ef995e" style:font-name-asian="apple-system1" style:font-size-asian="10.5pt" style:font-style-asian="normal" style:font-weight-asian="normal" style:font-size-complex="10pt"/>
    </style:style>
    <style:style style:name="P1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11a0a87" officeooo:paragraph-rsid="011a0a87" style:font-name-asian="apple-system1" style:font-size-asian="10.5pt" style:font-style-asian="normal" style:font-weight-asian="normal" style:font-size-complex="10pt"/>
    </style:style>
    <style:style style:name="P1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2e2e" style:font-name="NexusSerif"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1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Helvetica" fo:font-size="13.5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1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0ef995e" style:font-name-asian="apple-system1" style:font-size-asian="10.5pt" style:font-style-asian="normal" style:font-weight-asian="normal" style:font-size-complex="10pt"/>
    </style:style>
    <style:style style:name="P1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d27195" officeooo:paragraph-rsid="00d27195"/>
    </style:style>
    <style:style style:name="P137" style:family="paragraph" style:parent-style-name="Text_20_body">
      <style:paragraph-properties fo:margin-left="0in" fo:margin-right="0in" fo:margin-top="0in" fo:margin-bottom="0in" loext:contextual-spacing="false" fo:line-height="175%" fo:text-indent="0in" style:auto-text-indent="false" fo:padding="0in" fo:border="none"/>
    </style:style>
    <style:style style:name="P138"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Effra" fo:font-size="12pt" fo:letter-spacing="normal" fo:font-style="normal" fo:font-weight="normal" officeooo:rsid="010d315a" officeooo:paragraph-rsid="00ef995e" style:font-name-asian="apple-system1" style:font-size-asian="10.5pt" style:font-style-asian="normal" style:font-weight-asian="normal" style:font-size-complex="10pt"/>
    </style:style>
    <style:style style:name="P13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222222" style:font-name="Harding" fo:font-size="13.5pt" fo:letter-spacing="normal" fo:font-style="normal" fo:font-weight="normal"/>
    </style:style>
    <style:style style:name="P140" style:family="paragraph" style:parent-style-name="Text_20_body">
      <style:paragraph-properties fo:margin-left="0in" fo:margin-right="0in" fo:margin-top="0in" fo:margin-bottom="0.2917in" loext:contextual-spacing="false" fo:orphans="2" fo:widows="2" fo:text-indent="0in" style:auto-text-indent="false" fo:padding="0in" fo:border="none"/>
    </style:style>
    <style:style style:name="P141"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style:font-size-asian="10pt" style:font-style-asian="normal" style:font-weight-asian="bold" style:font-size-complex="10pt"/>
    </style:style>
    <style:style style:name="P14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style:font-size-asian="10pt"/>
    </style:style>
    <style:style style:name="P14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cd38eb"/>
    </style:style>
    <style:style style:name="P14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d38eb" officeooo:paragraph-rsid="00cd38eb" style:font-size-asian="10pt" style:font-style-asian="normal" style:font-weight-asian="normal" style:font-size-complex="10pt"/>
    </style:style>
    <style:style style:name="P145"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f28a0" officeooo:paragraph-rsid="00cf28a0" style:font-size-asian="10pt" style:font-style-asian="normal" style:font-weight-asian="normal" style:font-size-complex="10pt"/>
    </style:style>
    <style:style style:name="P14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08b37" officeooo:paragraph-rsid="00d08b37" style:font-size-asian="10pt" style:font-style-asian="normal" style:font-weight-asian="normal" style:font-size-complex="10pt"/>
    </style:style>
    <style:style style:name="P147"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15000" officeooo:paragraph-rsid="00d15000" style:font-size-asian="10pt" style:font-style-asian="normal" style:font-weight-asian="normal" style:font-size-complex="10pt"/>
    </style:style>
    <style:style style:name="P148" style:family="paragraph" style:parent-style-name="Standard">
      <style:paragraph-properties fo:margin-left="0in" fo:margin-right="0in" fo:margin-top="0in" fo:margin-bottom="0.2083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ea40d7" style:font-name-asian="apple-system1" style:font-size-asian="10.5pt" style:font-style-asian="normal" style:font-weight-asian="normal" style:font-size-complex="10pt"/>
    </style:style>
    <style:style style:name="P149" style:family="paragraph" style:parent-style-name="Standard">
      <style:paragraph-properties fo:margin-left="0in" fo:margin-right="0in" fo:line-height="150%" fo:text-align="start" style:justify-single-word="false" fo:orphans="2" fo:widows="2" fo:text-indent="0in" style:auto-text-indent="false"/>
      <style:text-properties fo:font-weight="normal" style:font-weight-asian="normal" style:font-weight-complex="normal"/>
    </style:style>
    <style:style style:name="P150" style:family="paragraph" style:parent-style-name="Preformatted_20_Text">
      <style:text-properties fo:font-variant="normal" fo:text-transform="none" fo:color="#0c4b33" style:font-name="Fira Mono" fo:font-size="10.5pt" fo:letter-spacing="normal" fo:font-style="normal" fo:font-weight="normal" officeooo:rsid="002b073c" officeooo:paragraph-rsid="002b073c"/>
    </style:style>
    <style:style style:name="P151" style:family="paragraph" style:parent-style-name="Preformatted_20_Text">
      <style:paragraph-properties fo:margin-left="0.2083in" fo:margin-right="0.2083in" fo:margin-top="0.1563in" fo:margin-bottom="0.1563in" loext:contextual-spacing="false" fo:orphans="2" fo:widows="2" fo:text-indent="0in" style:auto-text-indent="false"/>
      <style:text-properties fo:font-variant="normal" fo:text-transform="none" fo:color="#0c4b33" style:font-name="Fira Mono" fo:font-size="10.5pt" fo:letter-spacing="normal" fo:font-style="normal" fo:font-weight="normal"/>
    </style:style>
    <style:style style:name="P152" style:family="paragraph" style:parent-style-name="Preformatted_20_Text">
      <style:paragraph-properties fo:margin-left="0.2083in" fo:margin-right="0.2083in" fo:margin-top="0.1563in" fo:margin-bottom="0.1563in" loext:contextual-spacing="false" fo:orphans="2" fo:widows="2" fo:text-indent="0in" style:auto-text-indent="false"/>
      <style:text-properties fo:font-variant="normal" fo:text-transform="none" fo:color="#0c4b33" fo:letter-spacing="normal"/>
    </style:style>
    <style:style style:name="P153" style:family="paragraph" style:parent-style-name="Preformatted_20_Text">
      <style:paragraph-properties fo:margin-left="0.2083in" fo:margin-right="0.2083in" fo:margin-top="0.1563in" fo:margin-bottom="0.1563in" loext:contextual-spacing="false" fo:orphans="2" fo:widows="2" fo:text-indent="0in" style:auto-text-indent="false"/>
    </style:style>
    <style:style style:name="P154" style:family="paragraph" style:parent-style-name="Text_20_body">
      <style:text-properties officeooo:rsid="002cc4de" officeooo:paragraph-rsid="002cc4de"/>
    </style:style>
    <style:style style:name="P155" style:family="paragraph" style:parent-style-name="Text_20_body">
      <style:text-properties fo:font-variant="normal" fo:text-transform="none" fo:color="#212121" style:font-name="Noto Serif" fo:font-size="12pt" fo:letter-spacing="normal" fo:font-style="normal" fo:font-weight="normal" officeooo:rsid="00463c21" officeooo:paragraph-rsid="00463c21"/>
    </style:style>
    <style:style style:name="P156" style:family="paragraph" style:parent-style-name="Text_20_body">
      <style:text-properties fo:font-variant="normal" fo:text-transform="none" fo:color="#212121" style:font-name="Noto Serif" fo:font-size="12pt" fo:letter-spacing="normal" fo:font-style="normal" fo:font-weight="normal" officeooo:rsid="005418cd" officeooo:paragraph-rsid="005418cd"/>
    </style:style>
    <style:style style:name="P157" style:family="paragraph" style:parent-style-name="Text_20_body">
      <style:text-properties fo:font-variant="normal" fo:text-transform="none" fo:color="#212121" style:font-name="Noto Serif" fo:font-size="12pt" fo:letter-spacing="normal" fo:font-style="normal" fo:font-weight="normal" officeooo:rsid="00552802" officeooo:paragraph-rsid="00552802"/>
    </style:style>
    <style:style style:name="P158" style:family="paragraph" style:parent-style-name="Text_20_body">
      <style:text-properties fo:font-variant="normal" fo:text-transform="none" fo:color="#212121" style:font-name="Noto Serif" fo:font-size="12pt" fo:letter-spacing="normal" fo:font-style="normal" fo:font-weight="normal" officeooo:rsid="00552802" officeooo:paragraph-rsid="005db1d3"/>
    </style:style>
    <style:style style:name="P159" style:family="paragraph" style:parent-style-name="Text_20_body">
      <style:text-properties fo:font-variant="normal" fo:text-transform="none" fo:color="#212121" style:font-name="Noto Serif" fo:font-size="12pt" fo:letter-spacing="normal" fo:font-style="normal" fo:font-weight="normal" officeooo:rsid="0055f456" officeooo:paragraph-rsid="0055f456"/>
    </style:style>
    <style:style style:name="P160" style:family="paragraph" style:parent-style-name="Text_20_body">
      <style:text-properties fo:font-variant="normal" fo:text-transform="none" fo:color="#212121" style:font-name="Noto Serif" fo:font-size="12pt" fo:letter-spacing="normal" fo:font-style="normal" fo:font-weight="normal" officeooo:rsid="00572f5e" officeooo:paragraph-rsid="00572f5e"/>
    </style:style>
    <style:style style:name="P161" style:family="paragraph" style:parent-style-name="Text_20_body">
      <style:text-properties fo:font-variant="normal" fo:text-transform="none" fo:color="#212121" style:font-name="Noto Serif" fo:font-size="12pt" fo:letter-spacing="normal" fo:font-style="normal" fo:font-weight="normal" officeooo:rsid="005c053a" officeooo:paragraph-rsid="005c053a"/>
    </style:style>
    <style:style style:name="P162" style:family="paragraph" style:parent-style-name="Text_20_body">
      <style:text-properties fo:font-variant="normal" fo:text-transform="none" fo:color="#212121" style:font-name="Noto Serif" fo:font-size="12pt" fo:letter-spacing="normal" fo:font-style="normal" fo:font-weight="normal" officeooo:rsid="005f6488" officeooo:paragraph-rsid="005f6488"/>
    </style:style>
    <style:style style:name="P163" style:family="paragraph" style:parent-style-name="Text_20_body">
      <style:text-properties fo:font-variant="normal" fo:text-transform="none" fo:color="#212121" style:font-name="Noto Serif" fo:font-size="12pt" fo:letter-spacing="normal" fo:font-style="normal" fo:font-weight="normal" officeooo:rsid="00604c39" officeooo:paragraph-rsid="00604c39"/>
    </style:style>
    <style:style style:name="P164" style:family="paragraph" style:parent-style-name="Text_20_body">
      <style:text-properties fo:font-variant="normal" fo:text-transform="none" fo:color="#212121" style:font-name="Noto Serif" fo:font-size="12pt" fo:letter-spacing="normal" fo:font-style="normal" fo:font-weight="normal" officeooo:rsid="00614cac" officeooo:paragraph-rsid="00614cac"/>
    </style:style>
    <style:style style:name="P165" style:family="paragraph" style:parent-style-name="Text_20_body">
      <style:text-properties fo:font-variant="normal" fo:text-transform="none" fo:color="#212121" style:font-name="Noto Serif" fo:font-size="12pt" fo:letter-spacing="normal" fo:font-style="normal" fo:font-weight="normal" officeooo:rsid="0064ab79" officeooo:paragraph-rsid="0064ab79"/>
    </style:style>
    <style:style style:name="P166" style:family="paragraph" style:parent-style-name="Text_20_body">
      <style:text-properties fo:font-variant="normal" fo:text-transform="none" fo:color="#212121" style:font-name="Noto Serif" fo:font-size="12pt" fo:letter-spacing="normal" fo:font-style="normal" fo:font-weight="normal" officeooo:rsid="00672298" officeooo:paragraph-rsid="00672298"/>
    </style:style>
    <style:style style:name="P167" style:family="paragraph" style:parent-style-name="Text_20_body">
      <style:text-properties fo:font-variant="normal" fo:text-transform="none" fo:color="#212121" style:font-name="Noto Serif" fo:font-size="12pt" fo:letter-spacing="normal" fo:font-style="normal" fo:font-weight="normal" officeooo:rsid="0069b55d" officeooo:paragraph-rsid="0069b55d"/>
    </style:style>
    <style:style style:name="P168" style:family="paragraph" style:parent-style-name="Text_20_body">
      <style:text-properties fo:font-variant="normal" fo:text-transform="none" fo:color="#212121" style:font-name="Noto Serif" fo:font-size="12pt" fo:letter-spacing="normal" fo:font-style="normal" fo:font-weight="normal" officeooo:rsid="007383d2" officeooo:paragraph-rsid="007383d2"/>
    </style:style>
    <style:style style:name="P169" style:family="paragraph" style:parent-style-name="Text_20_body">
      <style:text-properties fo:font-variant="normal" fo:text-transform="none" fo:color="#212121" style:font-name="Noto Serif" fo:font-size="12pt" fo:letter-spacing="normal" fo:font-style="normal" fo:font-weight="normal" officeooo:rsid="0077564f" officeooo:paragraph-rsid="0077564f"/>
    </style:style>
    <style:style style:name="P170" style:family="paragraph" style:parent-style-name="Text_20_body">
      <style:text-properties fo:font-variant="normal" fo:text-transform="none" fo:color="#212121" style:font-name="Noto Serif" fo:font-size="12pt" fo:letter-spacing="normal" fo:font-style="normal" fo:font-weight="normal" officeooo:rsid="007efe12" officeooo:paragraph-rsid="007efe12"/>
    </style:style>
    <style:style style:name="P171" style:family="paragraph" style:parent-style-name="Text_20_body">
      <style:text-properties fo:font-variant="normal" fo:text-transform="none" fo:color="#212121" style:font-name="Noto Serif" fo:font-size="12pt" fo:letter-spacing="normal" fo:font-style="normal" fo:font-weight="normal" officeooo:rsid="0070a4c9" officeooo:paragraph-rsid="0084589d"/>
    </style:style>
    <style:style style:name="P172" style:family="paragraph" style:parent-style-name="Text_20_body">
      <style:text-properties fo:font-variant="normal" fo:text-transform="none" fo:color="#212121" style:font-name="Noto Serif" fo:font-size="12pt" fo:letter-spacing="normal" fo:font-style="normal" fo:font-weight="normal" officeooo:rsid="0086424f" officeooo:paragraph-rsid="0086424f"/>
    </style:style>
    <style:style style:name="P173" style:family="paragraph" style:parent-style-name="Text_20_body">
      <style:text-properties fo:font-variant="normal" fo:text-transform="none" fo:color="#212121" style:font-name="Noto Serif" fo:font-size="12pt" fo:letter-spacing="normal" fo:font-style="normal" fo:font-weight="normal" officeooo:rsid="0086424f" officeooo:paragraph-rsid="0086424f" style:font-name-asian="arial" style:font-size-asian="10.5pt" style:font-style-asian="normal" style:font-weight-asian="normal"/>
    </style:style>
    <style:style style:name="P174" style:family="paragraph" style:parent-style-name="Text_20_body">
      <style:text-properties fo:font-variant="normal" fo:text-transform="none" fo:color="#212121" style:font-name="Noto Serif" fo:font-size="12pt" fo:letter-spacing="normal" fo:font-style="normal" fo:font-weight="normal" officeooo:rsid="008edb44" officeooo:paragraph-rsid="008edb44" style:font-name-asian="arial" style:font-size-asian="10.5pt" style:font-style-asian="normal" style:font-weight-asian="normal"/>
    </style:style>
    <style:style style:name="P175" style:family="paragraph" style:parent-style-name="Text_20_body">
      <style:text-properties fo:font-variant="normal" fo:text-transform="none" fo:color="#212121" style:font-name="Noto Serif" fo:font-size="12pt" fo:letter-spacing="normal" fo:font-style="normal" fo:font-weight="normal" officeooo:rsid="008edb44" officeooo:paragraph-rsid="00905ef0" style:font-name-asian="arial" style:font-size-asian="10.5pt" style:font-style-asian="normal" style:font-weight-asian="normal"/>
    </style:style>
    <style:style style:name="P176" style:family="paragraph" style:parent-style-name="Text_20_body">
      <style:text-properties fo:font-variant="normal" fo:text-transform="none" fo:color="#212121" style:font-name="Noto Serif" fo:font-size="12pt" fo:letter-spacing="normal" fo:font-style="normal" fo:font-weight="normal" officeooo:rsid="005004c8" officeooo:paragraph-rsid="005004c8"/>
    </style:style>
    <style:style style:name="P177" style:family="paragraph" style:parent-style-name="Text_20_body">
      <style:text-properties fo:font-variant="normal" fo:text-transform="none" fo:color="#212121" style:font-name="Noto Serif" fo:font-size="12pt" fo:letter-spacing="normal" fo:font-style="normal" fo:font-weight="normal" officeooo:paragraph-rsid="005418cd"/>
    </style:style>
    <style:style style:name="P178" style:family="paragraph" style:parent-style-name="Text_20_body">
      <style:text-properties fo:font-variant="normal" fo:text-transform="none" fo:color="#212121" style:font-name="Noto Serif" fo:font-size="12pt" fo:letter-spacing="normal" fo:font-style="normal" fo:font-weight="normal" officeooo:rsid="0075e7c9" officeooo:paragraph-rsid="0077564f"/>
    </style:style>
    <style:style style:name="P179" style:family="paragraph" style:parent-style-name="Text_20_body">
      <style:text-properties fo:font-variant="normal" fo:text-transform="none" fo:color="#212121" style:font-name="Noto Serif" fo:font-size="12pt" fo:letter-spacing="normal" fo:font-style="normal" fo:font-weight="normal" officeooo:rsid="0070a4c9" officeooo:paragraph-rsid="0070a4c9" style:font-name-asian="sans-serif" style:font-size-asian="11.25pt" style:font-style-asian="normal" style:font-weight-asian="normal"/>
    </style:style>
    <style:style style:name="P180" style:family="paragraph" style:parent-style-name="Text_20_body">
      <style:text-properties fo:font-variant="normal" fo:text-transform="none" fo:color="#212121" style:font-name="Noto Serif" fo:font-size="12pt" fo:letter-spacing="normal" fo:font-style="normal" fo:font-weight="normal" officeooo:rsid="0084589d" officeooo:paragraph-rsid="0084589d" style:font-name-asian="sans-serif" style:font-size-asian="11.25pt" style:font-style-asian="normal" style:font-weight-asian="normal"/>
    </style:style>
    <style:style style:name="P181" style:family="paragraph" style:parent-style-name="Text_20_body">
      <style:text-properties fo:font-variant="normal" fo:text-transform="none" fo:color="#212121" style:font-name="Noto Serif" fo:font-size="12pt" fo:letter-spacing="normal" fo:font-style="normal" fo:font-weight="normal" officeooo:rsid="0084589d" officeooo:paragraph-rsid="0086424f" style:font-name-asian="sans-serif" style:font-size-asian="11.25pt" style:font-style-asian="normal" style:font-weight-asian="normal"/>
    </style:style>
    <style:style style:name="P182" style:family="paragraph" style:parent-style-name="Text_20_body">
      <style:text-properties fo:font-variant="normal" fo:text-transform="none" fo:color="#212121" style:font-name="Noto Serif" fo:font-size="12pt" fo:letter-spacing="normal" fo:font-style="normal" fo:font-weight="normal" officeooo:rsid="0086424f" officeooo:paragraph-rsid="0086424f" style:font-name-asian="sans-serif" style:font-size-asian="11.25pt" style:font-style-asian="normal" style:font-weight-asian="normal"/>
    </style:style>
    <style:style style:name="P183" style:family="paragraph" style:parent-style-name="Text_20_body">
      <style:text-properties fo:font-variant="normal" fo:text-transform="none" fo:color="#212121" style:font-name="Noto Serif" fo:font-size="12pt" fo:letter-spacing="normal" fo:font-style="normal" fo:font-weight="normal" officeooo:rsid="00916d37" officeooo:paragraph-rsid="00916d37"/>
    </style:style>
    <style:style style:name="P184" style:family="paragraph" style:parent-style-name="Text_20_body">
      <style:text-properties fo:font-variant="normal" fo:text-transform="none" fo:color="#212121" style:font-name="Noto Serif" fo:font-size="12pt" fo:letter-spacing="normal" fo:font-style="normal" fo:font-weight="normal" officeooo:rsid="00a046ba" officeooo:paragraph-rsid="00a046ba"/>
    </style:style>
    <style:style style:name="P185" style:family="paragraph" style:parent-style-name="Text_20_body">
      <style:text-properties fo:font-variant="normal" fo:text-transform="none" fo:color="#212121" style:font-name="Noto Serif" fo:font-size="12pt" fo:letter-spacing="normal" fo:font-style="normal" fo:font-weight="normal" officeooo:rsid="00a2fd00" officeooo:paragraph-rsid="00a2fd00"/>
    </style:style>
    <style:style style:name="P186" style:family="paragraph" style:parent-style-name="Text_20_body">
      <style:text-properties fo:font-variant="normal" fo:text-transform="none" fo:color="#212121" style:font-name="Noto Serif" fo:font-size="12pt" fo:letter-spacing="normal" fo:font-style="normal" fo:font-weight="normal" officeooo:rsid="00a2fd00" officeooo:paragraph-rsid="00a9cf63"/>
    </style:style>
    <style:style style:name="P187" style:family="paragraph" style:parent-style-name="Text_20_body">
      <style:text-properties fo:font-variant="normal" fo:text-transform="none" fo:color="#212121" style:font-name="Noto Serif" fo:font-size="12pt" fo:letter-spacing="normal" fo:font-style="normal" fo:font-weight="normal" officeooo:rsid="00a2fd00" officeooo:paragraph-rsid="00bc1cd2"/>
    </style:style>
    <style:style style:name="P188" style:family="paragraph" style:parent-style-name="Text_20_body">
      <style:text-properties fo:font-variant="normal" fo:text-transform="none" fo:color="#212121" style:font-name="Noto Serif" fo:font-size="12pt" fo:letter-spacing="normal" fo:font-style="normal" fo:font-weight="normal" officeooo:rsid="00a334cd" officeooo:paragraph-rsid="00a334cd"/>
    </style:style>
    <style:style style:name="P189" style:family="paragraph" style:parent-style-name="Text_20_body">
      <style:text-properties fo:font-variant="normal" fo:text-transform="none" fo:color="#212121" style:font-name="Noto Serif" fo:font-size="12pt" fo:letter-spacing="normal" fo:font-style="normal" fo:font-weight="normal" officeooo:rsid="00a4811d" officeooo:paragraph-rsid="00a4811d"/>
    </style:style>
    <style:style style:name="P190" style:family="paragraph" style:parent-style-name="Text_20_body">
      <style:text-properties fo:font-variant="normal" fo:text-transform="none" fo:color="#212121" style:font-name="Noto Serif" fo:font-size="12pt" fo:letter-spacing="normal" fo:font-style="normal" fo:font-weight="normal" officeooo:rsid="00a6be65" officeooo:paragraph-rsid="00a6be65"/>
    </style:style>
    <style:style style:name="P191" style:family="paragraph" style:parent-style-name="Text_20_body">
      <style:text-properties fo:font-variant="normal" fo:text-transform="none" fo:color="#212121" style:font-name="Noto Serif" fo:font-size="12pt" fo:letter-spacing="normal" fo:font-style="normal" fo:font-weight="normal" officeooo:rsid="00a80006" officeooo:paragraph-rsid="00a80006"/>
    </style:style>
    <style:style style:name="P192" style:family="paragraph" style:parent-style-name="Text_20_body">
      <style:text-properties fo:font-variant="normal" fo:text-transform="none" fo:color="#212121" style:font-name="Noto Serif" fo:font-size="12pt" fo:letter-spacing="normal" fo:font-style="normal" fo:font-weight="normal" officeooo:rsid="00ab40be" officeooo:paragraph-rsid="00ab40be"/>
    </style:style>
    <style:style style:name="P193" style:family="paragraph" style:parent-style-name="Text_20_body">
      <style:text-properties fo:font-variant="normal" fo:text-transform="none" fo:color="#212121" style:font-name="Noto Serif" fo:font-size="12pt" fo:letter-spacing="normal" fo:font-style="normal" fo:font-weight="normal" officeooo:rsid="00b10715" officeooo:paragraph-rsid="00b10715"/>
    </style:style>
    <style:style style:name="P194" style:family="paragraph" style:parent-style-name="Text_20_body">
      <style:text-properties fo:font-variant="normal" fo:text-transform="none" fo:color="#212121" style:font-name="Noto Serif" fo:font-size="12pt" fo:letter-spacing="normal" fo:font-style="normal" fo:font-weight="normal" officeooo:rsid="00b1e929" officeooo:paragraph-rsid="00b1e929"/>
    </style:style>
    <style:style style:name="P195" style:family="paragraph" style:parent-style-name="Text_20_body">
      <style:text-properties fo:font-variant="normal" fo:text-transform="none" fo:color="#212121" style:font-name="Noto Serif" fo:font-size="12pt" fo:letter-spacing="normal" fo:font-style="normal" fo:font-weight="normal" officeooo:rsid="00bc1cd2" officeooo:paragraph-rsid="00bc1cd2"/>
    </style:style>
    <style:style style:name="P196" style:family="paragraph" style:parent-style-name="Text_20_body">
      <style:text-properties fo:font-variant="normal" fo:text-transform="none" fo:color="#212121" style:font-name="Noto Serif" fo:font-size="12pt" fo:letter-spacing="normal" fo:font-style="normal" fo:font-weight="normal" officeooo:rsid="009bb02a" officeooo:paragraph-rsid="00916d37"/>
    </style:style>
    <style:style style:name="P197" style:family="paragraph" style:parent-style-name="Text_20_body">
      <style:text-properties fo:font-variant="normal" fo:text-transform="none" fo:color="#212121" style:font-name="Noto Sans" fo:font-size="9.75pt" fo:letter-spacing="normal" fo:font-style="normal" fo:font-weight="normal" officeooo:rsid="00614cac" officeooo:paragraph-rsid="00614cac"/>
    </style:style>
    <style:style style:name="P198" style:family="paragraph" style:parent-style-name="Text_20_body">
      <style:text-properties fo:font-variant="normal" fo:text-transform="none" fo:color="#212121" style:font-name="Noto Sans" fo:font-size="9.75pt" fo:letter-spacing="normal" fo:font-style="normal" fo:font-weight="normal" officeooo:rsid="00b10715" officeooo:paragraph-rsid="00b10715"/>
    </style:style>
    <style:style style:name="P199" style:family="paragraph" style:parent-style-name="Text_20_body">
      <style:text-properties fo:font-variant="normal" fo:text-transform="none" fo:color="#212121" style:font-name="Noto Sans" fo:font-size="9.75pt" fo:letter-spacing="normal" fo:font-style="normal" fo:font-weight="normal" officeooo:rsid="00b1e929" officeooo:paragraph-rsid="00b1e929"/>
    </style:style>
    <style:style style:name="P200" style:family="paragraph" style:parent-style-name="Text_20_body">
      <style:text-properties fo:font-variant="normal" fo:text-transform="none" fo:color="#4d5156" style:font-name="Noto Serif" fo:font-size="12pt" fo:letter-spacing="normal" fo:font-style="normal" fo:font-weight="normal" officeooo:rsid="0086424f" officeooo:paragraph-rsid="0086424f" style:font-name-asian="arial" style:font-size-asian="10.5pt" style:font-style-asian="normal" style:font-weight-asian="normal"/>
    </style:style>
    <style:style style:name="P201" style:family="paragraph" style:parent-style-name="Text_20_body">
      <style:text-properties fo:font-variant="normal" fo:text-transform="none" fo:color="#202124" style:font-name="arial" fo:font-size="12pt" fo:letter-spacing="normal" fo:font-style="normal" fo:font-weight="normal" officeooo:rsid="0086424f" officeooo:paragraph-rsid="0086424f" style:font-name-asian="sans-serif" style:font-size-asian="11.25pt" style:font-style-asian="normal" style:font-weight-asian="normal"/>
    </style:style>
    <style:style style:name="P202" style:family="paragraph" style:parent-style-name="Text_20_body">
      <style:text-properties fo:font-variant="normal" fo:text-transform="none" fo:color="#202124" style:font-name="arial" fo:font-size="12pt" fo:letter-spacing="normal" fo:font-style="normal" fo:font-weight="normal" officeooo:rsid="008e859e" officeooo:paragraph-rsid="008e859e" style:font-name-asian="sans-serif" style:font-size-asian="11.25pt" style:font-style-asian="normal" style:font-weight-asian="normal"/>
    </style:style>
    <style:style style:name="P203" style:family="paragraph" style:parent-style-name="Text_20_body">
      <style:text-properties fo:font-variant="normal" fo:text-transform="none" fo:color="#202124" style:font-name="arial" fo:font-size="12pt" fo:letter-spacing="normal" fo:font-style="normal" fo:font-weight="normal" officeooo:rsid="008e859e" officeooo:paragraph-rsid="008edb44" style:font-name-asian="sans-serif" style:font-size-asian="11.25pt" style:font-style-asian="normal" style:font-weight-asian="normal"/>
    </style:style>
    <style:style style:name="P204" style:family="paragraph" style:parent-style-name="Text_20_body">
      <style:text-properties fo:font-variant="normal" fo:text-transform="none" fo:color="#202124" style:font-name="arial" fo:font-size="12pt" fo:letter-spacing="normal" fo:font-style="normal" fo:font-weight="normal" officeooo:rsid="008edb44" officeooo:paragraph-rsid="008edb44" style:font-name-asian="sans-serif" style:font-size-asian="11.25pt" style:font-style-asian="normal" style:font-weight-asian="normal"/>
    </style:style>
    <style:style style:name="P205" style:family="paragraph" style:parent-style-name="Text_20_body">
      <style:text-properties fo:font-variant="normal" fo:text-transform="none" fo:color="#202124" style:font-name="arial" fo:font-size="12pt" fo:letter-spacing="normal" fo:font-style="normal" fo:font-weight="normal" officeooo:rsid="008f9cbd" officeooo:paragraph-rsid="008edb44" style:font-name-asian="sans-serif" style:font-size-asian="11.25pt" style:font-style-asian="normal" style:font-weight-asian="normal"/>
    </style:style>
    <style:style style:name="P206" style:family="paragraph" style:parent-style-name="Text_20_body">
      <style:text-properties fo:font-variant="normal" fo:text-transform="none" fo:color="#202124" style:font-name="arial" fo:font-size="12pt" fo:letter-spacing="normal" fo:font-style="normal" fo:font-weight="normal" officeooo:rsid="00905ef0" officeooo:paragraph-rsid="00905ef0" style:font-name-asian="sans-serif" style:font-size-asian="11.25pt" style:font-style-asian="normal" style:font-weight-asian="normal"/>
    </style:style>
    <style:style style:name="P207" style:family="paragraph" style:parent-style-name="Text_20_body">
      <style:text-properties fo:font-variant="normal" fo:text-transform="none" fo:color="#242424" style:font-name="Noto Serif" fo:font-size="12pt" fo:letter-spacing="normal" fo:font-style="normal" fo:font-weight="normal" officeooo:rsid="00a80006" officeooo:paragraph-rsid="00a80006" style:font-name-asian="apple-system1" style:font-size-asian="10.5pt" style:font-style-asian="normal" style:font-weight-asian="normal"/>
    </style:style>
    <style:style style:name="P208" style:family="paragraph" style:parent-style-name="Text_20_body">
      <style:text-properties fo:font-variant="normal" fo:text-transform="none" fo:color="#242424" style:font-name="Noto Serif" fo:font-size="12pt" fo:letter-spacing="normal" fo:font-style="normal" fo:font-weight="normal" officeooo:rsid="00aac5b1" officeooo:paragraph-rsid="00aac5b1" style:font-name-asian="apple-system1" style:font-size-asian="10.5pt" style:font-style-asian="normal" style:font-weight-asian="normal"/>
    </style:style>
    <style:style style:name="P209" style:family="paragraph" style:parent-style-name="Text_20_body">
      <style:text-properties fo:font-variant="normal" fo:text-transform="none" fo:color="#242424" style:font-name="Noto Serif" fo:font-size="12pt" fo:letter-spacing="normal" fo:font-style="normal" fo:font-weight="normal" officeooo:rsid="00ada4c9" officeooo:paragraph-rsid="00ada4c9" style:font-name-asian="apple-system1" style:font-size-asian="10.5pt" style:font-style-asian="normal" style:font-weight-asian="normal"/>
    </style:style>
    <style:style style:name="P210" style:family="paragraph" style:parent-style-name="Text_20_body">
      <style:text-properties fo:font-variant="normal" fo:text-transform="none" fo:color="#242424" style:font-name="Noto Serif" fo:font-size="12pt" fo:letter-spacing="normal" fo:font-style="normal" fo:font-weight="normal" officeooo:rsid="00ada4c9" officeooo:paragraph-rsid="00b32f4f" style:font-name-asian="apple-system1" style:font-size-asian="10.5pt" style:font-style-asian="normal" style:font-weight-asian="normal"/>
    </style:style>
    <style:style style:name="P211" style:family="paragraph" style:parent-style-name="Text_20_body">
      <style:text-properties fo:font-variant="normal" fo:text-transform="none" fo:color="#242424" style:font-name="Noto Serif" fo:font-size="12pt" fo:letter-spacing="normal" fo:font-style="normal" fo:font-weight="normal" officeooo:rsid="00ada4c9" officeooo:paragraph-rsid="00bf4866" style:font-name-asian="apple-system1" style:font-size-asian="10.5pt" style:font-style-asian="normal" style:font-weight-asian="normal"/>
    </style:style>
    <style:style style:name="P212" style:family="paragraph" style:parent-style-name="Text_20_body">
      <style:text-properties fo:font-variant="normal" fo:text-transform="none" fo:color="#242424" style:font-name="Noto Serif" fo:font-size="12pt" fo:letter-spacing="normal" fo:font-style="normal" fo:font-weight="normal" officeooo:rsid="00ba305b" officeooo:paragraph-rsid="00ba305b" style:font-name-asian="apple-system1" style:font-size-asian="10.5pt" style:font-style-asian="normal" style:font-weight-asian="normal"/>
    </style:style>
    <style:style style:name="P213" style:family="paragraph" style:parent-style-name="Text_20_body">
      <style:text-properties fo:font-variant="normal" fo:text-transform="none" fo:color="#242424" style:font-name="Noto Serif" fo:font-size="12pt" fo:letter-spacing="normal" fo:font-style="normal" fo:font-weight="normal" officeooo:rsid="00bb096d" officeooo:paragraph-rsid="00bb096d" style:font-name-asian="apple-system1" style:font-size-asian="10.5pt" style:font-style-asian="normal" style:font-weight-asian="normal"/>
    </style:style>
    <style:style style:name="P214" style:family="paragraph" style:parent-style-name="Text_20_body">
      <style:text-properties fo:font-variant="normal" fo:text-transform="none" fo:color="#242424" style:font-name="Noto Serif" fo:font-size="12pt" fo:letter-spacing="normal" fo:font-style="normal" fo:font-weight="normal" officeooo:rsid="00c385c0" officeooo:paragraph-rsid="00c385c0" style:font-name-asian="apple-system1" style:font-size-asian="10.5pt" style:font-style-asian="normal" style:font-weight-asian="normal"/>
    </style:style>
    <style:style style:name="P215" style:family="paragraph" style:parent-style-name="Text_20_body">
      <style:text-properties fo:font-variant="normal" fo:text-transform="none" fo:color="#242424" style:font-name="Noto Serif" fo:font-size="12pt" fo:letter-spacing="normal" fo:font-style="normal" fo:font-weight="normal" officeooo:rsid="00c80294" officeooo:paragraph-rsid="00c80294" style:font-name-asian="apple-system1" style:font-size-asian="10.5pt" style:font-style-asian="normal" style:font-weight-asian="normal"/>
    </style:style>
    <style:style style:name="P216" style:family="paragraph" style:parent-style-name="Text_20_body">
      <style:text-properties fo:font-variant="normal" fo:text-transform="none" fo:color="#242424" style:font-name="Noto Serif" fo:font-size="12pt" fo:letter-spacing="normal" fo:font-style="normal" fo:font-weight="bold" officeooo:rsid="00bb096d" officeooo:paragraph-rsid="00bb096d" style:font-name-asian="apple-system1" style:font-size-asian="10.5pt" style:font-style-asian="normal" style:font-weight-asian="bold" style:font-weight-complex="bold"/>
    </style:style>
    <style:style style:name="P217" style:family="paragraph" style:parent-style-name="Text_20_body">
      <style:text-properties fo:font-variant="normal" fo:text-transform="none" fo:color="#222222" style:font-name="Noto Serif" fo:font-size="12pt" fo:letter-spacing="normal" fo:font-style="normal" fo:font-weight="normal" officeooo:rsid="00bb096d" officeooo:paragraph-rsid="00bb096d" style:font-name-asian="apple-system1" style:font-size-asian="10.5pt" style:font-style-asian="normal" style:font-weight-asian="normal"/>
    </style:style>
    <style:style style:name="P218" style:family="paragraph" style:parent-style-name="Text_20_body">
      <style:text-properties fo:font-variant="normal" fo:text-transform="none" fo:color="#222222" style:font-name="Harding" fo:font-size="13.5pt" fo:letter-spacing="normal" fo:font-style="normal" fo:font-weight="normal" officeooo:rsid="00bb096d" officeooo:paragraph-rsid="00c0d17d" style:font-name-asian="apple-system1" style:font-size-asian="10.5pt" style:font-style-asian="normal" style:font-weight-asian="normal"/>
    </style:style>
    <style:style style:name="P219" style:family="paragraph" style:parent-style-name="Text_20_body">
      <style:text-properties fo:font-variant="normal" fo:text-transform="none" fo:color="#222222" style:font-name="Harding" fo:font-size="13.5pt" fo:letter-spacing="normal" fo:font-style="normal" fo:font-weight="normal" officeooo:rsid="00bb096d" officeooo:paragraph-rsid="00bb096d" style:font-name-asian="apple-system1" style:font-size-asian="10.5pt" style:font-style-asian="normal" style:font-weight-asian="normal" style:font-weight-complex="normal"/>
    </style:style>
    <style:style style:name="P220" style:family="paragraph" style:parent-style-name="Text_20_body">
      <style:text-properties fo:font-variant="normal" fo:text-transform="none" fo:color="#222222" style:font-name="Harding" fo:font-size="13.5pt" fo:letter-spacing="normal" fo:font-style="normal" fo:font-weight="normal" officeooo:rsid="00c03e2c" officeooo:paragraph-rsid="00bb096d" style:font-name-asian="apple-system1" style:font-size-asian="10.5pt" style:font-style-asian="normal" style:font-weight-asian="normal"/>
    </style:style>
    <style:style style:name="P221" style:family="paragraph" style:parent-style-name="Text_20_body">
      <style:text-properties fo:font-variant="normal" fo:text-transform="none" fo:color="#222222" style:font-name="Harding" fo:font-size="13.5pt" fo:letter-spacing="normal" fo:font-style="normal" fo:font-weight="normal" officeooo:rsid="00ada4c9" officeooo:paragraph-rsid="00ada4c9" style:font-name-asian="apple-system1" style:font-size-asian="10.5pt" style:font-style-asian="normal" style:font-weight-asian="normal"/>
    </style:style>
    <style:style style:name="P222" style:family="paragraph" style:parent-style-name="Text_20_body">
      <style:text-properties fo:font-variant="normal" fo:text-transform="none" fo:color="#222222" style:font-name="Harding" fo:font-size="13.5pt" fo:letter-spacing="normal" fo:font-style="normal" fo:font-weight="normal" officeooo:rsid="00cb42c5" officeooo:paragraph-rsid="00ada4c9" style:font-name-asian="apple-system1" style:font-size-asian="10.5pt" style:font-style-asian="normal" style:font-weight-asian="normal"/>
    </style:style>
    <style:style style:name="P223" style:family="paragraph" style:parent-style-name="Text_20_body">
      <style:text-properties fo:font-variant="normal" fo:text-transform="none" fo:color="#222222" style:font-name="Harding" fo:font-size="13.5pt" fo:letter-spacing="normal" fo:font-style="normal" fo:font-weight="normal" officeooo:rsid="00bb096d" officeooo:paragraph-rsid="00bb096d" style:font-name-asian="apple-system1" style:font-size-asian="10.5pt" style:font-style-asian="normal" style:font-weight-asian="bold" style:font-weight-complex="bold"/>
    </style:style>
    <style:style style:name="P224" style:family="paragraph" style:parent-style-name="Text_20_body">
      <style:paragraph-properties fo:orphans="2" fo:widows="2"/>
      <style:text-properties fo:font-variant="normal" fo:text-transform="none" fo:color="#000000" fo:font-size="14pt" fo:letter-spacing="normal" officeooo:rsid="014a880a" officeooo:paragraph-rsid="00d15000" style:font-name-asian="apple-system1" style:font-size-asian="14pt" style:font-style-asian="normal" style:font-weight-asian="normal" style:font-size-complex="14pt"/>
    </style:style>
    <style:style style:name="P225" style:family="paragraph" style:parent-style-name="Text_20_body">
      <style:text-properties officeooo:paragraph-rsid="00528797"/>
    </style:style>
    <style:style style:name="P226" style:family="paragraph" style:parent-style-name="Text_20_body">
      <style:text-properties officeooo:paragraph-rsid="005418cd"/>
    </style:style>
    <style:style style:name="P227" style:family="paragraph" style:parent-style-name="Text_20_body">
      <style:text-properties officeooo:paragraph-rsid="00672298"/>
    </style:style>
    <style:style style:name="P228" style:family="paragraph" style:parent-style-name="Text_20_body">
      <style:text-properties officeooo:rsid="0070a4c9" officeooo:paragraph-rsid="0070a4c9"/>
    </style:style>
    <style:style style:name="P229" style:family="paragraph" style:parent-style-name="Text_20_body">
      <style:text-properties officeooo:paragraph-rsid="0076630e"/>
    </style:style>
    <style:style style:name="P230" style:family="paragraph" style:parent-style-name="Text_20_body">
      <style:text-properties officeooo:paragraph-rsid="0077564f"/>
    </style:style>
    <style:style style:name="P231" style:family="paragraph" style:parent-style-name="Text_20_body">
      <style:text-properties officeooo:rsid="00528797" officeooo:paragraph-rsid="00528797"/>
    </style:style>
    <style:style style:name="P232" style:family="paragraph" style:parent-style-name="Text_20_body">
      <style:text-properties officeooo:rsid="00528797" officeooo:paragraph-rsid="005418cd"/>
    </style:style>
    <style:style style:name="P233" style:family="paragraph" style:parent-style-name="Text_20_body">
      <style:text-properties officeooo:rsid="0077564f" officeooo:paragraph-rsid="0077564f"/>
    </style:style>
    <style:style style:name="P234" style:family="paragraph" style:parent-style-name="Text_20_body">
      <style:text-properties officeooo:rsid="0076630e" officeooo:paragraph-rsid="0076630e"/>
    </style:style>
    <style:style style:name="P235" style:family="paragraph" style:parent-style-name="Text_20_body">
      <style:paragraph-properties fo:orphans="2" fo:widows="2"/>
      <style:text-properties officeooo:paragraph-rsid="00d15000"/>
    </style:style>
    <style:style style:name="P236" style:family="paragraph" style:parent-style-name="Text_20_body">
      <style:paragraph-properties fo:orphans="2" fo:widows="2"/>
      <style:text-properties officeooo:rsid="014e6aa5" officeooo:paragraph-rsid="00d15000"/>
    </style:style>
    <style:style style:name="P237" style:family="paragraph" style:parent-style-name="Heading_20_3">
      <style:text-properties fo:font-variant="normal" fo:text-transform="none" fo:color="#202124" style:text-line-through-style="none" style:text-line-through-type="none" style:font-name="arial" fo:font-size="12pt" fo:letter-spacing="normal" fo:font-style="normal" style:text-underline-style="none" fo:font-weight="bold" officeooo:rsid="0089603c" officeooo:paragraph-rsid="0086424f" style:text-blinking="false" style:font-name-asian="sans-serif" style:font-size-asian="11.25pt" style:font-style-asian="normal" style:font-weight-asian="bold" style:font-weight-complex="bold"/>
    </style:style>
    <style:style style:name="P238" style:family="paragraph" style:parent-style-name="Heading_20_3">
      <style:text-properties fo:font-variant="normal" fo:text-transform="none" fo:color="#242424" style:font-name="apple-system" fo:font-size="12pt" fo:letter-spacing="normal" fo:font-style="normal" fo:font-weight="normal" officeooo:rsid="00ada4c9" officeooo:paragraph-rsid="00ada4c9" style:font-name-asian="apple-system1" style:font-size-asian="10.5pt" style:font-style-asian="normal" style:font-weight-asian="normal"/>
    </style:style>
    <style:style style:name="P239" style:family="paragraph" style:parent-style-name="Heading_20_3">
      <style:paragraph-properties fo:orphans="2" fo:widows="2"/>
      <style:text-properties fo:font-variant="normal" fo:text-transform="none" fo:color="#000000" fo:letter-spacing="normal" officeooo:paragraph-rsid="00d15000"/>
    </style:style>
    <style:style style:name="P240" style:family="paragraph" style:parent-style-name="Standard">
      <style:paragraph-properties fo:orphans="2" fo:widows="2" fo:break-before="page"/>
      <style:text-properties officeooo:paragraph-rsid="00ea40d7"/>
    </style:style>
    <style:style style:name="P241" style:family="paragraph" style:parent-style-name="Text_20_body">
      <style:paragraph-properties fo:margin-left="0.1043in" fo:margin-right="0.1043in" fo:margin-top="0.1043in" fo:margin-bottom="0.1043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d15000"/>
    </style:style>
    <style:style style:name="P242" style:family="paragraph" style:parent-style-name="Text_20_body">
      <style:paragraph-properties fo:margin-left="0in" fo:margin-right="0in" fo:text-indent="-0.1252in" style:auto-text-indent="false"/>
    </style:style>
    <style:style style:name="P24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11b0b75" style:font-name-asian="apple-system1" style:font-size-asian="10.5pt" style:font-style-asian="normal" style:font-weight-asian="normal" style:font-size-complex="10pt"/>
    </style:style>
    <style:style style:name="P244" style:family="paragraph" style:parent-style-name="Standard">
      <style:text-properties officeooo:paragraph-rsid="003a1d97"/>
    </style:style>
    <style:style style:name="P245"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4pt" fo:letter-spacing="normal" fo:font-style="normal" style:text-underline-style="none" fo:font-weight="normal" officeooo:paragraph-rsid="011e3692" style:text-blinking="false" fo:background-color="#ffffff" style:font-size-asian="14pt" style:font-weight-asian="normal" style:font-size-complex="14pt" style:font-weight-complex="normal"/>
    </style:style>
    <style:style style:name="P246"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11e3692" style:font-size-asian="14pt" style:font-size-complex="14pt"/>
    </style:style>
    <style:style style:name="P247" style:family="paragraph" style:parent-style-name="Heading_20_1">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bold" style:text-blinking="false" fo:background-color="#ffffff" style:font-weight-asian="bold" style:font-weight-complex="bold"/>
    </style:style>
    <style:style style:name="P248" style:family="paragraph" style:parent-style-name="Heading_20_3">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11e3692" style:font-size-asian="14pt" style:font-size-complex="14pt"/>
    </style:style>
    <style:style style:name="P249" style:family="paragraph" style:parent-style-name="Text_20_body" style:list-style-name="L1">
      <style:paragraph-properties fo:margin-top="0.1043in" fo:margin-bottom="0.0972in" loext:contextual-spacing="false" fo:orphans="2" fo:widows="2" fo:padding="0in" fo:border="none"/>
    </style:style>
    <style:style style:name="P250" style:family="paragraph" style:parent-style-name="Text_20_body" style:list-style-name="L2">
      <style:paragraph-properties fo:margin-top="0in" fo:margin-bottom="0in" loext:contextual-spacing="false" fo:line-height="100%" fo:orphans="2" fo:widows="2" fo:padding="0in" fo:border="none"/>
    </style:style>
    <style:style style:name="P251"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d15000"/>
    </style:style>
    <style:style style:name="P252"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d15000" style:font-name-asian="Helvetica Neue" style:font-size-asian="10.5pt" style:font-style-asian="normal" style:font-weight-asian="normal"/>
    </style:style>
    <style:style style:name="P253"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ea40d7" style:font-name-asian="Helvetica Neue" style:font-size-asian="10.5pt" style:font-style-asian="normal" style:font-weight-asian="normal"/>
    </style:style>
    <style:style style:name="P254"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ea40d7"/>
    </style:style>
    <style:style style:name="P255"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style:text-blinking="false" fo:background-color="#ffffff" style:font-weight-asian="normal" style:font-weight-complex="normal"/>
    </style:style>
    <style:style style:name="P256"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rsid="0122ff1f" officeooo:paragraph-rsid="0122ff1f" style:text-blinking="false" fo:background-color="#ffffff" style:font-weight-asian="normal" style:font-weight-complex="normal"/>
    </style:style>
    <style:style style:name="P257"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11e3692" style:font-size-asian="14pt" style:font-size-complex="14pt"/>
    </style:style>
    <style:style style:name="P258" style:family="paragraph" style:parent-style-name="Text_20_body">
      <style:paragraph-properties fo:margin-left="0in" fo:margin-right="0in" fo:line-height="150%" fo:text-align="start" style:justify-single-word="false" fo:orphans="2" fo:widows="2" fo:text-indent="0in" style:auto-text-indent="false" fo:break-before="page"/>
      <style:text-properties fo:font-variant="normal" fo:text-transform="none" fo:color="#212121" style:text-line-through-style="none" style:text-line-through-type="none" style:font-name="Noto Sans" fo:font-size="12pt" fo:letter-spacing="normal" fo:font-style="normal" style:text-underline-style="none" fo:font-weight="normal" style:text-blinking="false" fo:background-color="#ffffff" style:font-weight-asian="normal" style:font-weight-complex="normal"/>
    </style:style>
    <style:style style:name="T1" style:family="text">
      <style:text-properties officeooo:rsid="001c2242"/>
    </style:style>
    <style:style style:name="T2" style:family="text">
      <style:text-properties fo:font-size="12pt" officeooo:rsid="001ab1b5" style:font-size-asian="10.5pt" style:font-size-complex="12pt"/>
    </style:style>
    <style:style style:name="T3" style:family="text">
      <style:text-properties officeooo:rsid="0020b00e"/>
    </style:style>
    <style:style style:name="T4" style:family="text">
      <style:text-properties fo:font-size="9pt"/>
    </style:style>
    <style:style style:name="T5" style:family="text">
      <style:text-properties fo:font-size="9pt" style:font-size-asian="9pt" style:font-size-complex="9pt"/>
    </style:style>
    <style:style style:name="T6" style:family="text">
      <style:text-properties fo:font-size="9pt" fo:font-style="italic"/>
    </style:style>
    <style:style style:name="T7" style:family="text">
      <style:text-properties fo:font-size="7pt" style:font-size-asian="7pt" style:font-size-complex="7pt"/>
    </style:style>
    <style:style style:name="T8" style:family="text">
      <style:text-properties style:text-line-through-style="none" style:text-line-through-type="none" style:text-underline-style="none"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9" style:family="text">
      <style:text-properties style:text-line-through-style="none" style:text-line-through-type="none" style:text-underline-style="none" style:text-blinking="false" fo:background-color="#ffffff"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10" style:family="text">
      <style:text-properties style:text-line-through-style="none" style:text-line-through-type="none" style:text-underline-style="none"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11" style:family="text">
      <style:text-properties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12" style:family="text">
      <style:text-properties fo:font-weight="bold" style:font-weight-asian="bold" style:font-weight-complex="bold"/>
    </style:style>
    <style:style style:name="T13" style:family="text">
      <style:text-properties fo:font-weight="bold" officeooo:rsid="00b32f4f" style:font-weight-asian="bold" style:font-weight-complex="bold"/>
    </style:style>
    <style:style style:name="T14" style:family="text">
      <style:text-properties fo:font-weight="bold" style:font-name-asian="PingFang SC" style:font-size-asian="14pt" style:font-weight-asian="bold" style:font-weight-complex="bold"/>
    </style:style>
    <style:style style:name="T15" style:family="text">
      <style:text-properties fo:font-weight="bold" loext:padding="0in" loext:border="none"/>
    </style:style>
    <style:style style:name="T16" style:family="text">
      <style:text-properties style:font-name="Fira Mono" fo:font-size="10.5pt" fo:font-style="normal" fo:font-weight="normal"/>
    </style:style>
    <style:style style:name="T17" style:family="text">
      <style:text-properties fo:font-variant="normal" fo:text-transform="none" fo:color="#0c3c26" style:font-name="Roboto" fo:font-size="10.5pt" fo:letter-spacing="normal" fo:font-style="normal" fo:font-weight="normal"/>
    </style:style>
    <style:style style:name="T18" style:family="text">
      <style:text-properties fo:font-variant="normal" fo:text-transform="none" fo:color="#0c3c26" style:font-name="Roboto" fo:letter-spacing="normal" fo:font-style="normal" fo:font-weight="normal"/>
    </style:style>
    <style:style style:name="T19"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20" style:family="text">
      <style:text-properties fo:font-variant="normal" fo:text-transform="none" fo:color="#0c4b33" style:font-name="Fira Mono" fo:font-size="10.5pt" fo:letter-spacing="normal" fo:font-style="normal" fo:font-weight="bold"/>
    </style:style>
    <style:style style:name="T21" style:family="text">
      <style:text-properties fo:font-variant="normal" fo:text-transform="none" fo:color="#20aa76" style:text-line-through-style="none" style:text-line-through-type="none" style:font-name="Roboto" fo:letter-spacing="normal" fo:font-style="normal" style:text-underline-style="none" fo:font-weight="normal" style:text-blinking="false"/>
    </style:style>
    <style:style style:name="T22" style:family="text">
      <style:text-properties fo:font-variant="normal" fo:text-transform="none" fo:color="#212121" style:font-name="Noto Serif" fo:font-size="12pt" fo:letter-spacing="normal" fo:font-style="normal" fo:font-weight="normal"/>
    </style:style>
    <style:style style:name="T23" style:family="text">
      <style:text-properties fo:font-variant="normal" fo:text-transform="none" fo:color="#212121" style:font-name="Noto Serif" fo:font-size="12pt" fo:letter-spacing="normal" fo:font-style="normal" fo:font-weight="normal" officeooo:rsid="00477f52"/>
    </style:style>
    <style:style style:name="T24" style:family="text">
      <style:text-properties fo:font-variant="normal" fo:text-transform="none" fo:color="#212121" style:font-name="Noto Serif" fo:font-size="12pt" fo:letter-spacing="normal" fo:font-style="normal" fo:font-weight="normal" officeooo:rsid="0048782c"/>
    </style:style>
    <style:style style:name="T25" style:family="text">
      <style:text-properties fo:font-variant="normal" fo:text-transform="none" fo:color="#212121" style:font-name="Noto Serif" fo:font-size="12pt" fo:letter-spacing="normal" fo:font-style="normal" fo:font-weight="normal" officeooo:rsid="005418cd"/>
    </style:style>
    <style:style style:name="T26" style:family="text">
      <style:text-properties fo:font-variant="normal" fo:text-transform="none" fo:color="#212121" style:font-name="Noto Serif" fo:font-size="12pt" fo:letter-spacing="normal" fo:font-style="normal" fo:font-weight="normal" officeooo:rsid="00672298"/>
    </style:style>
    <style:style style:name="T27" style:family="text">
      <style:text-properties fo:font-variant="normal" fo:text-transform="none" fo:color="#212121" style:font-name="Noto Serif" fo:font-size="12pt" fo:letter-spacing="normal" fo:font-style="normal" fo:font-weight="normal" officeooo:rsid="0074016f"/>
    </style:style>
    <style:style style:name="T28" style:family="text">
      <style:text-properties fo:font-variant="normal" fo:text-transform="none" fo:color="#212121" style:font-name="Noto Serif" fo:font-size="12pt" fo:letter-spacing="normal" fo:font-style="normal" fo:font-weight="normal" officeooo:rsid="0075e7c9"/>
    </style:style>
    <style:style style:name="T29" style:family="text">
      <style:text-properties fo:font-variant="normal" fo:text-transform="none" fo:color="#212121" style:font-name="Noto Serif" fo:font-size="12pt" fo:letter-spacing="normal" fo:font-style="normal" fo:font-weight="normal" officeooo:rsid="0076630e"/>
    </style:style>
    <style:style style:name="T30" style:family="text">
      <style:text-properties fo:font-variant="normal" fo:text-transform="none" fo:color="#212121" style:font-name="Noto Serif" fo:font-size="12pt" fo:letter-spacing="normal" fo:font-style="normal" fo:font-weight="normal" style:font-name-asian="sans-serif" style:font-size-asian="11.25pt" style:font-style-asian="normal" style:font-weight-asian="normal"/>
    </style:style>
    <style:style style:name="T31"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32"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672298"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33"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74016f"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34"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loext:padding-left="0in" loext:padding-right="0in" loext:padding-top="0in" loext:padding-bottom="0.0193in" loext:border-left="none" loext:border-right="none" loext:border-top="none" loext:border-bottom="0.06pt dotted #212121"/>
    </style:style>
    <style:style style:name="T35"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36"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loext:padding="0in" loext:border="none"/>
    </style:style>
    <style:style style:name="T37"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38"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loext:padding="0in" loext:border="none"/>
    </style:style>
    <style:style style:name="T39"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40"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41"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loext:padding="0in" loext:border="none"/>
    </style:style>
    <style:style style:name="T42"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loext:padding="0in" loext:border="none"/>
    </style:style>
    <style:style style:name="T43"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44" style:family="text">
      <style:text-properties fo:font-variant="normal" fo:text-transform="none" fo:color="#212121" style:text-line-through-style="none" style:text-line-through-type="none" style:font-name="MathJax Main" fo:font-size="9pt" fo:letter-spacing="normal" fo:font-style="normal" style:text-underline-style="none" fo:font-weight="normal" style:text-blinking="false" loext:padding="0in" loext:border="none"/>
    </style:style>
    <style:style style:name="T45" style:family="text">
      <style:text-properties fo:font-variant="normal" fo:text-transform="none" fo:color="#212121" style:text-line-through-style="none" style:text-line-through-type="none" style:font-name="Noto Sans" fo:font-size="12pt" fo:letter-spacing="normal" fo:font-style="normal" style:text-underline-style="none" fo:font-weight="bold" style:text-blinking="false" fo:background-color="#ffffff" loext:char-shading-value="0" style:font-weight-asian="bold" style:font-weight-complex="bold"/>
    </style:style>
    <style:style style:name="T46" style:family="text">
      <style:text-properties fo:font-variant="normal" fo:text-transform="none" fo:color="#212121" style:text-line-through-style="none" style:text-line-through-type="none" style:font-name="Noto Sans" fo:font-size="12pt" fo:letter-spacing="normal" fo:font-style="normal" style:text-underline-style="none" style:text-blinking="false" fo:background-color="#ffffff" loext:char-shading-value="0"/>
    </style:style>
    <style:style style:name="T47" style:family="text">
      <style:text-properties fo:font-variant="normal" fo:text-transform="none" fo:color="#212121" style:text-line-through-style="none" style:text-line-through-type="none" style:font-name="Noto Sans" fo:font-size="12pt" fo:letter-spacing="normal" fo:font-style="normal" style:text-underline-style="none" officeooo:rsid="0122927b" style:text-blinking="false" fo:background-color="#ffffff" loext:char-shading-value="0"/>
    </style:style>
    <style:style style:name="T48" style:family="text">
      <style:text-properties fo:font-variant="normal" fo:text-transform="none" fo:color="#212121" style:text-line-through-style="none" style:text-line-through-type="none" style:font-name="Noto Sans" fo:font-size="12pt" fo:letter-spacing="normal" fo:font-style="normal" style:text-underline-style="none" officeooo:rsid="0122ff1f" style:text-blinking="false" fo:background-color="#ffffff" loext:char-shading-value="0"/>
    </style:style>
    <style:style style:name="T49" style:family="text">
      <style:text-properties fo:font-variant="normal" fo:text-transform="none" fo:color="#212121" fo:letter-spacing="normal"/>
    </style:style>
    <style:style style:name="T50" style:family="text">
      <style:text-properties fo:font-variant="normal" fo:text-transform="none" fo:color="#212121" fo:letter-spacing="normal" fo:font-weight="bold" style:font-weight-asian="bold" style:font-weight-complex="bold"/>
    </style:style>
    <style:style style:name="T51" style:family="text">
      <style:text-properties fo:font-variant="normal" fo:text-transform="none" fo:color="#212121" style:font-name="Noto Sans" fo:font-size="12pt" fo:letter-spacing="normal" fo:font-style="normal" fo:font-weight="normal"/>
    </style:style>
    <style:style style:name="T52" style:family="text">
      <style:text-properties fo:font-variant="normal" fo:text-transform="none" fo:color="#202122" fo:letter-spacing="normal" style:font-name-asian="sans-serif" style:font-size-asian="11.25pt" style:font-style-asian="normal" style:font-weight-asian="normal"/>
    </style:style>
    <style:style style:name="T53" style:family="text">
      <style:text-properties fo:font-variant="normal" fo:text-transform="none" fo:color="#202122" fo:letter-spacing="normal" officeooo:rsid="0048782c" style:font-name-asian="sans-serif" style:font-size-asian="11.25pt" style:font-style-asian="normal" style:font-weight-asian="normal"/>
    </style:style>
    <style:style style:name="T54" style:family="text">
      <style:text-properties fo:font-variant="normal" fo:text-transform="none" fo:color="#202122" fo:letter-spacing="normal" style:font-name-asian="sans-serif" style:font-size-asian="11.25pt" style:font-style-asian="normal" style:font-weight-asian="bold"/>
    </style:style>
    <style:style style:name="T55" style:family="text">
      <style:text-properties fo:font-variant="normal" fo:text-transform="none" fo:color="#202122" style:font-name="sans-serif" fo:font-size="11.25pt" fo:letter-spacing="normal" fo:font-style="normal" fo:font-weight="normal"/>
    </style:style>
    <style:style style:name="T56" style:family="text">
      <style:text-properties fo:font-variant="normal" fo:text-transform="none" fo:color="#202122" style:font-name="sans-serif" fo:font-size="11.25pt" fo:letter-spacing="normal" fo:language="en" fo:country="US" fo:font-style="normal" fo:font-weight="normal" style:font-name-asian="sans-serif" style:font-size-asian="11.25pt" style:font-style-asian="normal" style:font-weight-asian="normal"/>
    </style:style>
    <style:style style:name="T57" style:family="text">
      <style:text-properties fo:font-variant="normal" fo:text-transform="none" fo:color="#202122" style:font-name="Noto Serif" fo:font-size="12pt" fo:letter-spacing="normal" fo:font-style="normal" fo:font-weight="normal" style:font-name-asian="sans-serif" style:font-size-asian="11.25pt" style:font-style-asian="normal" style:font-weight-asian="normal"/>
    </style:style>
    <style:style style:name="T58" style:family="text">
      <style:text-properties fo:font-variant="normal" fo:text-transform="none" fo:color="#202122" style:font-name="Noto Serif" fo:font-size="12pt" fo:letter-spacing="normal" fo:font-style="normal" fo:font-weight="normal" officeooo:rsid="008361df" style:font-name-asian="sans-serif" style:font-size-asian="11.25pt" style:font-style-asian="normal" style:font-weight-asian="normal"/>
    </style:style>
    <style:style style:name="T59" style:family="text">
      <style:text-properties fo:font-variant="normal" fo:text-transform="none" fo:color="#202122" style:font-name="Noto Serif" fo:font-size="12pt" fo:letter-spacing="normal" fo:font-style="normal" fo:font-weight="bold" style:font-name-asian="sans-serif" style:font-size-asian="11.25pt" style:font-style-asian="normal" style:font-weight-asian="bold" style:font-weight-complex="bold"/>
    </style:style>
    <style:style style:name="T60" style:family="text">
      <style:text-properties fo:font-variant="normal" fo:text-transform="none" fo:color="#0645ad" style:text-line-through-style="none" style:text-line-through-type="none" style:font-name="sans-serif" fo:letter-spacing="normal" fo:font-style="normal" style:text-underline-style="none" fo:font-weight="normal" style:text-blinking="false"/>
    </style:style>
    <style:style style:name="T61"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style:style>
    <style:style style:name="T62"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63" style:family="text">
      <style:text-properties fo:font-variant="normal" fo:text-transform="none" fo:color="#0645ad"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64" style:family="text">
      <style:text-properties fo:font-variant="normal" fo:text-transform="none" fo:color="#ba0000"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65" style:family="text">
      <style:text-properties fo:font-variant="normal" fo:text-transform="none" fo:color="#222222" style:font-name="Harding" fo:font-size="13.5pt" fo:letter-spacing="normal" fo:font-style="normal" fo:font-weight="normal"/>
    </style:style>
    <style:style style:name="T66" style:family="text">
      <style:text-properties fo:font-variant="normal" fo:text-transform="none" fo:color="#222222" style:font-name="Harding" fo:font-size="9.75pt" fo:letter-spacing="normal" fo:font-style="normal" fo:font-weight="normal"/>
    </style:style>
    <style:style style:name="T67" style:family="text">
      <style:text-properties fo:font-variant="normal" fo:text-transform="none" fo:color="#006699" style:font-name="Harding" fo:font-size="9.75pt" fo:letter-spacing="normal" fo:font-style="normal" style:text-underline-style="solid" style:text-underline-width="auto" style:text-underline-color="font-color" fo:font-weight="normal" fo:background-color="transparent" loext:char-shading-value="0"/>
    </style:style>
    <style:style style:name="T68" style:family="text">
      <style:text-properties fo:font-variant="normal" fo:text-transform="none" fo:font-size="14pt" fo:letter-spacing="normal" officeooo:rsid="014a880a" style:font-name-asian="apple-system1" style:font-size-asian="14pt" style:font-style-asian="normal" style:font-weight-asian="normal" style:font-size-complex="14pt"/>
    </style:style>
    <style:style style:name="T69" style:family="text">
      <style:text-properties fo:font-variant="normal" fo:text-transform="none" fo:font-size="14pt" fo:letter-spacing="normal" officeooo:rsid="014b2bcb" style:font-name-asian="apple-system1" style:font-size-asian="14pt" style:font-style-asian="normal" style:font-weight-asian="normal" style:font-size-complex="14pt"/>
    </style:style>
    <style:style style:name="T70" style:family="text">
      <style:text-properties fo:font-variant="normal" fo:text-transform="none" fo:font-size="14pt" fo:letter-spacing="normal" officeooo:rsid="01556fa5" style:font-name-asian="apple-system1" style:font-size-asian="14pt" style:font-style-asian="normal" style:font-weight-asian="normal" style:font-size-complex="14pt"/>
    </style:style>
    <style:style style:name="T71" style:family="text">
      <style:text-properties fo:font-variant="normal" fo:text-transform="none" fo:font-size="14pt" fo:letter-spacing="normal" officeooo:rsid="0158bb38" style:font-name-asian="apple-system1" style:font-size-asian="14pt" style:font-style-asian="normal" style:font-weight-asian="normal" style:font-size-complex="14pt"/>
    </style:style>
    <style:style style:name="T72" style:family="text">
      <style:text-properties fo:font-variant="normal" fo:text-transform="none" fo:font-size="14pt" fo:letter-spacing="normal" officeooo:rsid="01549875" style:font-name-asian="apple-system1" style:font-size-asian="14pt" style:font-style-asian="normal" style:font-weight-asian="normal" style:font-size-complex="14pt"/>
    </style:style>
    <style:style style:name="T73" style:family="text">
      <style:text-properties fo:font-variant="normal" fo:text-transform="none" fo:color="#000000" style:font-name="Helvetica Neue" fo:font-size="10.5pt" fo:letter-spacing="normal" fo:font-style="normal" fo:font-weight="normal"/>
    </style:style>
    <style:style style:name="T74" style:family="text">
      <style:text-properties fo:font-variant="normal" fo:text-transform="none" fo:color="#000000" style:font-name="Helvetica Neue" fo:font-size="10.5pt" fo:letter-spacing="normal" fo:font-style="normal" fo:font-weight="normal" officeooo:rsid="014a880a" style:font-name-asian="apple-system1" style:font-size-asian="14pt" style:font-style-asian="normal" style:font-weight-asian="normal" style:font-size-complex="14pt"/>
    </style:style>
    <style:style style:name="T75" style:family="text">
      <style:text-properties fo:font-variant="normal" fo:text-transform="none" fo:color="#000000" fo:font-size="14pt" fo:letter-spacing="normal" style:font-name-asian="apple-system1" style:font-size-asian="14pt" style:font-style-asian="normal" style:font-weight-asian="normal" style:font-size-complex="14pt"/>
    </style:style>
    <style:style style:name="T76" style:family="text">
      <style:text-properties fo:font-variant="normal" fo:text-transform="none" fo:color="#000000" fo:font-size="14pt" fo:letter-spacing="normal" officeooo:rsid="014a880a" style:font-name-asian="apple-system1" style:font-size-asian="14pt" style:font-style-asian="normal" style:font-weight-asian="normal" style:font-size-complex="14pt"/>
    </style:style>
    <style:style style:name="T77" style:family="text">
      <style:text-properties fo:font-variant="normal" fo:text-transform="none" fo:color="#000000" fo:font-size="14pt" fo:letter-spacing="normal" officeooo:rsid="014f3dd7" style:font-name-asian="apple-system1" style:font-size-asian="14pt" style:font-style-asian="normal" style:font-weight-asian="normal" style:font-size-complex="14pt"/>
    </style:style>
    <style:style style:name="T78" style:family="text">
      <style:text-properties fo:font-variant="normal" fo:text-transform="none" fo:color="#000000" fo:font-size="14pt" fo:letter-spacing="normal" officeooo:rsid="014a880a" style:font-name-asian="Helvetica Neue" style:font-size-asian="10.5pt" style:font-style-asian="normal" style:font-weight-asian="normal" style:font-size-complex="14pt"/>
    </style:style>
    <style:style style:name="T79" style:family="text">
      <style:text-properties fo:font-variant="normal" fo:text-transform="none" fo:color="#000000" fo:letter-spacing="normal" style:font-name-asian="Helvetica Neue" style:font-size-asian="10.5pt" style:font-style-asian="normal" style:font-weight-asian="normal"/>
    </style:style>
    <style:style style:name="T80" style:family="text">
      <style:text-properties fo:font-variant="normal" fo:text-transform="none" fo:color="#000000" fo:letter-spacing="normal" style:font-name-asian="Helvetica Neue" style:font-size-asian="10.5pt" style:font-style-asian="normal" style:font-weight-asian="normal" loext:padding="0in" loext:border="none"/>
    </style:style>
    <style:style style:name="T81" style:family="text">
      <style:text-properties fo:font-variant="normal" fo:text-transform="none" fo:color="#333132" style:text-line-through-style="none" style:text-line-through-type="none" style:font-name="Noto Sans" fo:font-size="12pt" fo:letter-spacing="normal" fo:font-style="normal" style:text-underline-style="none" style:text-blinking="false" fo:background-color="#ffffff" loext:char-shading-value="0"/>
    </style:style>
    <style:style style:name="T82" style:family="text">
      <style:text-properties fo:font-variant="normal" fo:text-transform="none" fo:color="#333132" style:text-line-through-style="none" style:text-line-through-type="none" style:font-name="Proxima Nova Subset" fo:font-size="12pt" fo:letter-spacing="normal" fo:font-style="normal" style:text-underline-style="none" style:text-blinking="false" fo:background-color="#ffffff" loext:char-shading-value="0"/>
    </style:style>
    <style:style style:name="T83" style:family="text">
      <style:text-properties fo:font-variant="normal" fo:text-transform="none" fo:color="#ba0c2f" style:text-line-through-style="none" style:text-line-through-type="none" style:font-name="Proxima Nova Subset" fo:font-size="12pt" fo:letter-spacing="normal" fo:font-style="normal" style:text-underline-style="none" style:text-blinking="false" fo:background-color="#ffffff" loext:char-shading-value="0"/>
    </style:style>
    <style:style style:name="T84" style:family="text">
      <style:text-properties fo:font-variant="normal" fo:text-transform="none" fo:color="#505050" style:text-line-through-style="none" style:text-line-through-type="none" style:font-name="Helvetica" fo:font-size="15.75pt" fo:letter-spacing="normal" fo:font-style="normal" style:text-underline-style="none" fo:font-weight="normal" style:text-blinking="false" loext:padding="0in" loext:border="none"/>
    </style:style>
    <style:style style:name="T85" style:family="text">
      <style:text-properties fo:font-variant="normal" fo:text-transform="none" fo:color="#505050" style:text-line-through-style="none" style:text-line-through-type="none" style:font-name="MathJax Math-italic" fo:font-size="15.75pt" fo:letter-spacing="normal" fo:font-style="normal" style:text-underline-style="none" fo:font-weight="normal" style:text-blinking="false" loext:padding="0in" loext:border="none"/>
    </style:style>
    <style:style style:name="T86" style:family="text">
      <style:text-properties fo:font-variant="normal" fo:text-transform="none" fo:color="#505050" style:text-line-through-style="none" style:text-line-through-type="none" style:font-name="MathJax Math-italic" fo:font-size="11.25pt" fo:letter-spacing="normal" fo:font-style="normal" style:text-underline-style="none" fo:font-weight="normal" style:text-blinking="false" loext:padding="0in" loext:border="none"/>
    </style:style>
    <style:style style:name="T87" style:family="text">
      <style:text-properties fo:font-variant="normal" fo:text-transform="none" fo:color="#505050" style:text-line-through-style="none" style:text-line-through-type="none" style:font-name="MathJax Main" fo:font-size="15.75pt" fo:letter-spacing="normal" fo:font-style="normal" style:text-underline-style="none" fo:font-weight="normal" style:text-blinking="false" loext:padding="0in" loext:border="none"/>
    </style:style>
    <style:style style:name="T88" style:family="text">
      <style:text-properties fo:font-variant="normal" fo:text-transform="none" fo:color="#505050" style:text-line-through-style="none" style:text-line-through-type="none" style:font-name="MathJax Size1" fo:font-size="15.75pt" fo:letter-spacing="normal" fo:font-style="normal" style:text-underline-style="none" fo:font-weight="normal" style:text-blinking="false" loext:padding="0in" loext:border="none"/>
    </style:style>
    <style:style style:name="T89" style:family="text">
      <style:text-properties fo:font-variant="normal" fo:text-transform="none" fo:color="#505050" style:font-name="Helvetica" fo:font-size="13.5pt" fo:letter-spacing="normal" fo:font-style="normal" fo:font-weight="normal"/>
    </style:style>
    <style:style style:name="T90" style:family="text">
      <style:text-properties fo:font-variant="normal" fo:text-transform="none" fo:color="#505050" style:font-name="Helvetica" fo:font-size="9.75pt" fo:letter-spacing="normal" fo:font-style="normal" fo:font-weight="normal"/>
    </style:style>
    <style:style style:name="T91" style:family="text">
      <style:text-properties fo:font-variant="normal" fo:text-transform="none" fo:color="#005789" style:text-line-through-style="none" style:text-line-through-type="none" style:font-name="Helvetica" fo:font-size="13.5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1.5pt solid #ebebeb"/>
    </style:style>
    <style:style style:name="T92" style:family="text">
      <style:text-properties fo:color="#008000" fo:font-weight="bold"/>
    </style:style>
    <style:style style:name="T93" style:family="text">
      <style:text-properties fo:color="#0000ff" fo:font-weight="bold"/>
    </style:style>
    <style:style style:name="T94" style:family="text">
      <style:text-properties fo:color="#666666"/>
    </style:style>
    <style:style style:name="T95" style:family="text">
      <style:text-properties fo:color="#666666" style:font-name="Fira Mono" fo:font-size="10.5pt" fo:font-style="normal" fo:font-weight="normal"/>
    </style:style>
    <style:style style:name="T96" style:family="text">
      <style:text-properties fo:color="#ba2121" style:font-name="Fira Mono" fo:font-size="10.5pt" fo:font-style="normal" fo:font-weight="normal"/>
    </style:style>
    <style:style style:name="T97" style:family="text">
      <style:text-properties officeooo:rsid="002fbdd6"/>
    </style:style>
    <style:style style:name="T98" style:family="text">
      <style:text-properties fo:color="#dcdcaa"/>
    </style:style>
    <style:style style:name="T99" style:family="text">
      <style:text-properties fo:color="#d4d4d4" style:font-name="Droid Sans Mono" fo:font-size="12pt" fo:font-weight="normal" officeooo:rsid="0031fdf9" fo:background-color="#1e1e1e" loext:char-shading-value="0"/>
    </style:style>
    <style:style style:name="T100" style:family="text">
      <style:text-properties fo:color="#ce9178"/>
    </style:style>
    <style:style style:name="T101" style:family="text">
      <style:text-properties fo:color="#4ec9b0"/>
    </style:style>
    <style:style style:name="T102" style:family="text">
      <style:text-properties fo:color="#9cdcfe"/>
    </style:style>
    <style:style style:name="T103" style:family="text">
      <style:text-properties fo:color="#569cd6"/>
    </style:style>
    <style:style style:name="T104" style:family="text">
      <style:text-properties fo:color="#c586c0"/>
    </style:style>
    <style:style style:name="T105" style:family="text">
      <style:text-properties officeooo:rsid="0031fdf9"/>
    </style:style>
    <style:style style:name="T106" style:family="text">
      <style:text-properties fo:color="#808080"/>
    </style:style>
    <style:style style:name="T107" style:family="text">
      <style:text-properties officeooo:rsid="0032732a"/>
    </style:style>
    <style:style style:name="T108" style:family="text">
      <style:text-properties officeooo:rsid="003426a3"/>
    </style:style>
    <style:style style:name="T109" style:family="text">
      <style:text-properties officeooo:rsid="0036fb3e"/>
    </style:style>
    <style:style style:name="T110" style:family="text">
      <style:text-properties officeooo:rsid="003b31e4"/>
    </style:style>
    <style:style style:name="T111" style:family="text">
      <style:text-properties fo:color="#212121" style:font-name="Noto Serif" fo:font-size="12pt" fo:letter-spacing="normal" fo:font-style="italic" fo:font-weight="normal"/>
    </style:style>
    <style:style style:name="T112" style:family="text">
      <style:text-properties fo:color="#212121" style:font-name="Noto Serif" fo:font-size="12pt" fo:font-style="normal" fo:font-weight="normal" style:font-name-asian="arial" style:font-size-asian="10.5pt" style:font-style-asian="normal" style:font-weight-asian="normal"/>
    </style:style>
    <style:style style:name="T113" style:family="text">
      <style:text-properties fo:color="#212121" style:font-name="Noto Serif" fo:font-size="12pt" fo:font-style="normal" fo:font-weight="normal" style:font-style-asian="normal" style:font-weight-asian="normal" style:font-size-complex="10pt"/>
    </style:style>
    <style:style style:name="T114" style:family="text">
      <style:text-properties fo:color="#212121" style:font-name="Noto Serif" fo:font-size="12pt" fo:font-style="normal" fo:font-weight="normal" officeooo:rsid="00cd38eb" style:font-size-asian="10pt" style:font-style-asian="normal" style:font-weight-asian="normal" style:font-size-complex="10pt"/>
    </style:style>
    <style:style style:name="T115" style:family="text">
      <style:text-properties fo:color="#212121" style:font-name="Noto Serif" fo:font-size="12pt" fo:font-style="normal" officeooo:rsid="00d56740" style:font-name-asian="Helvetica Neue" style:font-size-asian="10.5pt" style:font-style-asian="normal" style:font-weight-asian="normal" style:font-style-complex="normal"/>
    </style:style>
    <style:style style:name="T116" style:family="text">
      <style:text-properties fo:color="#212121" style:font-name="Noto Serif" fo:font-size="9pt" fo:letter-spacing="normal" fo:font-style="italic" fo:font-weight="normal"/>
    </style:style>
    <style:style style:name="T117" style:family="text">
      <style:text-properties fo:color="#212121" style:text-line-through-style="none" style:text-line-through-type="none" style:font-name="Noto Serif" fo:font-size="12pt" fo:font-style="normal" style:text-underline-style="none" fo:font-weight="normal" style:text-blinking="false" fo:background-color="#ffffff" loext:char-shading-value="0" style:font-name-asian="arial" style:font-size-asian="10.5pt" style:font-style-asian="normal" style:font-weight-asian="normal" loext:padding-left="0in" loext:padding-right="0in" loext:padding-top="0in" loext:padding-bottom="0.0193in" loext:border-left="none" loext:border-right="none" loext:border-top="none" loext:border-bottom="0.06pt dotted #212121"/>
    </style:style>
    <style:style style:name="T118" style:family="text">
      <style:text-properties fo:color="#212121"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119" style:family="text">
      <style:text-properties fo:color="#212121" style:text-line-through-style="none" style:text-line-through-type="none" style:font-name="MathJax Math-italic" fo:font-size="12.75pt" style:text-underline-style="none" style:text-blinking="false" style:font-name-asian="sans-serif" style:font-size-asian="11.25pt" loext:padding="0in" loext:border="none"/>
    </style:style>
    <style:style style:name="T120" style:family="text">
      <style:text-properties fo:color="#212121" style:text-line-through-style="none" style:text-line-through-type="none" style:font-name="MathJax Math-italic" fo:font-size="9pt" style:text-underline-style="none" style:text-blinking="false" style:font-name-asian="sans-serif" style:font-size-asian="11.25pt" loext:padding="0in" loext:border="none"/>
    </style:style>
    <style:style style:name="T121" style:family="text">
      <style:text-properties fo:color="#212121" style:text-line-through-style="none" style:text-line-through-type="none" style:font-name="MathJax Main" fo:font-size="9pt" style:text-underline-style="none" style:text-blinking="false" style:font-name-asian="sans-serif" style:font-size-asian="11.25pt" loext:padding="0in" loext:border="none"/>
    </style:style>
    <style:style style:name="T122" style:family="text">
      <style:text-properties fo:color="#212121" style:text-line-through-style="none" style:text-line-through-type="none" style:font-name="MathJax Main" fo:font-size="12.75pt" style:text-underline-style="none" style:text-blinking="false" style:font-name-asian="sans-serif" style:font-size-asian="11.25pt" loext:padding="0in" loext:border="none"/>
    </style:style>
    <style:style style:name="T123" style:family="text">
      <style:text-properties fo:color="#212121" style:text-line-through-style="none" style:text-line-through-type="none" style:text-underline-style="none" style:text-blinking="false" fo:background-color="transparent"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124" style:family="text">
      <style:text-properties fo:color="#212121" style:text-line-through-style="none" style:text-line-through-type="none" fo:font-size="12.75pt" style:text-underline-style="none" style:text-blinking="false" style:font-name-asian="sans-serif" style:font-size-asian="11.25pt" loext:padding="0in" loext:border="none"/>
    </style:style>
    <style:style style:name="T125" style:family="text">
      <style:text-properties fo:color="#212121" style:font-name-asian="sans-serif" style:font-size-asian="11.25pt"/>
    </style:style>
    <style:style style:name="T126" style:family="text">
      <style:text-properties fo:color="#212121" fo:font-style="italic" style:font-name-asian="sans-serif" style:font-size-asian="11.25pt"/>
    </style:style>
    <style:style style:name="T127" style:family="text">
      <style:text-properties fo:font-style="italic"/>
    </style:style>
    <style:style style:name="T128" style:family="text">
      <style:text-properties fo:font-style="italic" officeooo:rsid="004cdc57" style:font-style-asian="italic" style:font-style-complex="italic"/>
    </style:style>
    <style:style style:name="T129" style:family="text">
      <style:text-properties fo:font-style="italic" loext:padding="0in" loext:border="none"/>
    </style:style>
    <style:style style:name="T130" style:family="text">
      <style:text-properties officeooo:rsid="004045b1"/>
    </style:style>
    <style:style style:name="T131" style:family="text">
      <style:text-properties officeooo:rsid="00442a61"/>
    </style:style>
    <style:style style:name="T132" style:family="text">
      <style:text-properties officeooo:rsid="0045ed10"/>
    </style:style>
    <style:style style:name="T133" style:family="text">
      <style:text-properties fo:color="#202122" style:font-name-asian="sans-serif" style:font-size-asian="11.25pt" style:font-style-asian="normal" style:font-weight-asian="normal"/>
    </style:style>
    <style:style style:name="T134" style:family="text">
      <style:text-properties fo:color="#202122" style:font-name-asian="sans-serif" style:font-size-asian="11.25pt" style:font-style-asian="normal" style:font-weight-asian="bold"/>
    </style:style>
    <style:style style:name="T135" style:family="text">
      <style:text-properties fo:color="#202122" style:font-name="sans-serif" fo:font-size="11.25pt" style:font-name-asian="sans-serif" style:font-size-asian="11.25pt" style:font-style-asian="normal" style:font-weight-asian="normal"/>
    </style:style>
    <style:style style:name="T136" style:family="text">
      <style:text-properties fo:color="#202122" style:font-name="sans-serif" fo:font-size="11.25pt" fo:language="en" fo:country="US"/>
    </style:style>
    <style:style style:name="T137" style:family="text">
      <style:text-properties fo:color="#202122" style:font-name="sans-serif" fo:font-size="10.5pt"/>
    </style:style>
    <style:style style:name="T138" style:family="text">
      <style:text-properties fo:color="#202122" style:font-name="sans-serif" fo:font-size="10.5pt" fo:font-style="italic"/>
    </style:style>
    <style:style style:name="T139" style:family="text">
      <style:text-properties fo:color="#202122" style:font-name="sans-serif" fo:font-size="10.5pt" fo:font-weight="bold"/>
    </style:style>
    <style:style style:name="T140" style:family="text">
      <style:text-properties style:font-name-asian="sans-serif" style:font-size-asian="11.25pt"/>
    </style:style>
    <style:style style:name="T141" style:family="text">
      <style:text-properties style:font-name-asian="sans-serif" style:font-size-asian="11.25pt" style:font-style-asian="normal" style:font-weight-asian="normal"/>
    </style:style>
    <style:style style:name="T142" style:family="text">
      <style:text-properties officeooo:rsid="0084589d" style:font-name-asian="sans-serif" style:font-size-asian="11.25pt" style:font-style-asian="normal" style:font-weight-asian="normal"/>
    </style:style>
    <style:style style:name="T143" style:family="text">
      <style:text-properties fo:color="#0645ad" style:text-line-through-style="none" style:text-line-through-type="none" style:font-name="sans-serif" style:text-underline-style="none" style:text-blinking="false"/>
    </style:style>
    <style:style style:name="T144" style:family="text">
      <style:text-properties fo:color="#0645ad" style:text-line-through-style="none" style:text-line-through-type="none" style:font-name="sans-serif" fo:font-size="11.25pt" style:text-underline-style="none" style:text-blinking="false" style:font-name-asian="sans-serif" style:font-size-asian="11.25pt" style:font-style-asian="normal" style:font-weight-asian="normal"/>
    </style:style>
    <style:style style:name="T145" style:family="text">
      <style:text-properties fo:color="#0645ad" style:text-line-through-style="none" style:text-line-through-type="none" style:font-name="sans-serif" fo:font-size="10.5pt" style:text-underline-style="none" style:text-blinking="false"/>
    </style:style>
    <style:style style:name="T146" style:family="text">
      <style:text-properties fo:color="#0645ad" style:text-line-through-style="none" style:text-line-through-type="none" style:text-underline-style="none" style:text-blinking="false" fo:background-color="#ffffff" loext:char-shading-value="0" style:font-name-asian="sans-serif" style:font-size-asian="11.25pt" style:font-style-asian="normal" style:font-weight-asian="normal"/>
    </style:style>
    <style:style style:name="T147" style:family="text">
      <style:text-properties fo:color="#0645ad" style:text-line-through-style="none" style:text-line-through-type="none" style:text-underline-style="none" style:text-blinking="false" style:font-name-asian="sans-serif" style:font-size-asian="11.25pt" style:font-style-asian="normal" style:font-weight-asian="normal"/>
    </style:style>
    <style:style style:name="T148" style:family="text">
      <style:text-properties officeooo:rsid="004cdc57"/>
    </style:style>
    <style:style style:name="T149" style:family="text">
      <style:text-properties officeooo:rsid="004e61bb"/>
    </style:style>
    <style:style style:name="T150" style:family="text">
      <style:text-properties officeooo:rsid="004f356e"/>
    </style:style>
    <style:style style:name="T151" style:family="text">
      <style:text-properties officeooo:rsid="0051673a"/>
    </style:style>
    <style:style style:name="T152" style:family="text">
      <style:text-properties officeooo:rsid="00528797"/>
    </style:style>
    <style:style style:name="T153" style:family="text">
      <style:text-properties officeooo:rsid="00596ac2"/>
    </style:style>
    <style:style style:name="T154" style:family="text">
      <style:text-properties style:font-name="arial" fo:font-size="10.5pt" fo:font-style="normal" fo:font-weight="normal"/>
    </style:style>
    <style:style style:name="T155" style:family="text">
      <style:text-properties style:font-name-asian="arial" style:font-size-asian="10.5pt" style:font-style-asian="normal" style:font-weight-asian="normal"/>
    </style:style>
    <style:style style:name="T156" style:family="text">
      <style:text-properties officeooo:rsid="005db1d3"/>
    </style:style>
    <style:style style:name="T157" style:family="text">
      <style:text-properties officeooo:rsid="0061b474"/>
    </style:style>
    <style:style style:name="T158" style:family="text">
      <style:text-properties officeooo:rsid="0062b7c5"/>
    </style:style>
    <style:style style:name="T159" style:family="text">
      <style:text-properties officeooo:rsid="0062c2fd"/>
    </style:style>
    <style:style style:name="T160" style:family="text">
      <style:text-properties officeooo:rsid="006609d6"/>
    </style:style>
    <style:style style:name="T161" style:family="text">
      <style:text-properties officeooo:rsid="0067fb48"/>
    </style:style>
    <style:style style:name="T162" style:family="text">
      <style:text-properties officeooo:rsid="00680641"/>
    </style:style>
    <style:style style:name="T163" style:family="text">
      <style:text-properties officeooo:rsid="006b5733"/>
    </style:style>
    <style:style style:name="T164" style:family="text">
      <style:text-properties officeooo:rsid="006db02a"/>
    </style:style>
    <style:style style:name="T165" style:family="text">
      <style:text-properties officeooo:rsid="006e8cc7"/>
    </style:style>
    <style:style style:name="T166" style:family="text">
      <style:text-properties officeooo:rsid="00705101"/>
    </style:style>
    <style:style style:name="T167" style:family="text">
      <style:text-properties officeooo:rsid="0070fb23"/>
    </style:style>
    <style:style style:name="T168" style:family="text">
      <style:text-properties officeooo:rsid="007383d2"/>
    </style:style>
    <style:style style:name="T169" style:family="text">
      <style:text-properties style:font-name="MathJax Math-italic"/>
    </style:style>
    <style:style style:name="T170" style:family="text">
      <style:text-properties style:font-name="MathJax Math-italic" fo:font-size="9pt"/>
    </style:style>
    <style:style style:name="T171" style:family="text">
      <style:text-properties style:font-name="MathJax Math-italic" fo:font-size="6pt"/>
    </style:style>
    <style:style style:name="T172" style:family="text">
      <style:text-properties style:font-name="MathJax Main"/>
    </style:style>
    <style:style style:name="T173" style:family="text">
      <style:text-properties style:font-name="MathJax Main" fo:font-size="9pt"/>
    </style:style>
    <style:style style:name="T174" style:family="text">
      <style:text-properties style:font-name="MathJax Main" fo:font-size="6pt"/>
    </style:style>
    <style:style style:name="T175" style:family="text">
      <style:text-properties officeooo:rsid="0075e7c9"/>
    </style:style>
    <style:style style:name="T176" style:family="text">
      <style:text-properties officeooo:rsid="0076630e"/>
    </style:style>
    <style:style style:name="T177" style:family="text">
      <style:text-properties officeooo:rsid="0077564f"/>
    </style:style>
    <style:style style:name="T178" style:family="text">
      <style:text-properties fo:color="#007a5e" style:text-line-through-style="none" style:text-line-through-type="none" style:text-underline-style="none" style:text-blinking="false" style:font-name-asian="sans-serif" style:font-size-asian="11.25pt" style:font-style-asian="normal" style:font-weight-asian="normal"/>
    </style:style>
    <style:style style:name="T179" style:family="text">
      <style:text-properties officeooo:rsid="0080cdc0"/>
    </style:style>
    <style:style style:name="T180" style:family="text">
      <style:text-properties fo:color="#202124" style:font-name="arial" style:font-name-asian="sans-serif" style:font-size-asian="11.25pt"/>
    </style:style>
    <style:style style:name="T181" style:family="text">
      <style:text-properties fo:color="#202124" style:font-name="arial" style:font-name-asian="sans-serif" style:font-size-asian="11.25pt" style:font-style-asian="normal" style:font-weight-asian="normal"/>
    </style:style>
    <style:style style:name="T182" style:family="text">
      <style:text-properties fo:color="#202124" style:font-name="arial" officeooo:rsid="0089603c" style:font-name-asian="sans-serif" style:font-size-asian="11.25pt"/>
    </style:style>
    <style:style style:name="T183" style:family="text">
      <style:text-properties fo:color="#202124" style:font-name="arial" officeooo:rsid="008e859e" style:font-name-asian="sans-serif" style:font-size-asian="11.25pt"/>
    </style:style>
    <style:style style:name="T184" style:family="text">
      <style:text-properties fo:color="#202124" style:font-name="arial" officeooo:rsid="008f9cbd" style:font-name-asian="sans-serif" style:font-size-asian="11.25pt"/>
    </style:style>
    <style:style style:name="T185" style:family="text">
      <style:text-properties fo:color="#202124" style:font-name="arial" officeooo:rsid="00905ef0" style:font-name-asian="sans-serif" style:font-size-asian="11.25pt"/>
    </style:style>
    <style:style style:name="T186" style:family="text">
      <style:text-properties fo:color="#202124" style:font-name-asian="sans-serif" style:font-size-asian="11.25pt"/>
    </style:style>
    <style:style style:name="T187" style:family="text">
      <style:text-properties fo:color="#ea4335" style:font-name="arial" style:font-name-asian="sans-serif" style:font-size-asian="11.25pt" style:font-style-asian="normal" style:font-weight-asian="normal"/>
    </style:style>
    <style:style style:name="T188" style:family="text">
      <style:text-properties officeooo:rsid="00924051"/>
    </style:style>
    <style:style style:name="T189" style:family="text">
      <style:text-properties officeooo:rsid="0092a6d9"/>
    </style:style>
    <style:style style:name="T190" style:family="text">
      <style:text-properties officeooo:rsid="00935730"/>
    </style:style>
    <style:style style:name="T191" style:family="text">
      <style:text-properties officeooo:rsid="0096d6a5"/>
    </style:style>
    <style:style style:name="T192" style:family="text">
      <style:text-properties officeooo:rsid="0097d839"/>
    </style:style>
    <style:style style:name="T193" style:family="text">
      <style:text-properties officeooo:rsid="0098641f"/>
    </style:style>
    <style:style style:name="T194" style:family="text">
      <style:text-properties officeooo:rsid="009a30c8"/>
    </style:style>
    <style:style style:name="T195" style:family="text">
      <style:text-properties officeooo:rsid="009bb02a"/>
    </style:style>
    <style:style style:name="T196" style:family="text">
      <style:text-properties officeooo:rsid="009e5f79"/>
    </style:style>
    <style:style style:name="T197" style:family="text">
      <style:text-properties officeooo:rsid="00a229d0"/>
    </style:style>
    <style:style style:name="T198" style:family="text">
      <style:text-properties officeooo:rsid="00a4e579"/>
    </style:style>
    <style:style style:name="T199" style:family="text">
      <style:text-properties officeooo:rsid="00a9cf63"/>
    </style:style>
    <style:style style:name="T200" style:family="text">
      <style:text-properties officeooo:rsid="00ada4c9"/>
    </style:style>
    <style:style style:name="T201" style:family="text">
      <style:text-properties officeooo:rsid="00af11e2"/>
    </style:style>
    <style:style style:name="T202" style:family="text">
      <style:text-properties officeooo:rsid="00afc539"/>
    </style:style>
    <style:style style:name="T203" style:family="text">
      <style:text-properties officeooo:rsid="00b2af0e"/>
    </style:style>
    <style:style style:name="T204" style:family="text">
      <style:text-properties officeooo:rsid="00b32f4f"/>
    </style:style>
    <style:style style:name="T205" style:family="text">
      <style:text-properties officeooo:rsid="00b50103"/>
    </style:style>
    <style:style style:name="T206" style:family="text">
      <style:text-properties officeooo:rsid="00b801f3"/>
    </style:style>
    <style:style style:name="T207" style:family="text">
      <style:text-properties officeooo:rsid="00b9f065"/>
    </style:style>
    <style:style style:name="T208" style:family="text">
      <style:text-properties officeooo:rsid="00ba305e"/>
    </style:style>
    <style:style style:name="T209" style:family="text">
      <style:text-properties officeooo:rsid="00be12c8"/>
    </style:style>
    <style:style style:name="T210" style:family="text">
      <style:text-properties officeooo:rsid="00be1409"/>
    </style:style>
    <style:style style:name="T211" style:family="text">
      <style:text-properties style:font-name="Harding" fo:font-size="13.5pt"/>
    </style:style>
    <style:style style:name="T212" style:family="text">
      <style:text-properties style:font-name="Harding" fo:font-size="13.5pt" officeooo:rsid="00c03e2c"/>
    </style:style>
    <style:style style:name="T213" style:family="text">
      <style:text-properties officeooo:rsid="00c0d17d"/>
    </style:style>
    <style:style style:name="T214" style:family="text">
      <style:text-properties officeooo:rsid="00c20ba3"/>
    </style:style>
    <style:style style:name="T215" style:family="text">
      <style:text-properties officeooo:rsid="00c28ac4"/>
    </style:style>
    <style:style style:name="T216" style:family="text">
      <style:text-properties fo:color="#222222" style:font-name="Harding" fo:font-size="13.5pt"/>
    </style:style>
    <style:style style:name="T217" style:family="text">
      <style:text-properties fo:color="#222222" style:font-name="Harding" fo:font-size="13.5pt" fo:font-style="italic"/>
    </style:style>
    <style:style style:name="T218" style:family="text">
      <style:text-properties fo:color="#222222" style:font-name="Harding" fo:font-size="13.5pt" officeooo:rsid="00cb42c5"/>
    </style:style>
    <style:style style:name="T219" style:family="text">
      <style:text-properties fo:font-style="normal" fo:font-weight="normal" style:font-size-complex="10pt"/>
    </style:style>
    <style:style style:name="T220" style:family="text">
      <style:text-properties fo:color="#006699" style:font-name="Harding" fo:font-size="9.75pt" style:text-underline-style="solid" style:text-underline-width="auto" style:text-underline-color="font-color" fo:background-color="transparent" loext:char-shading-value="0"/>
    </style:style>
    <style:style style:name="T221" style:family="text">
      <style:text-properties fo:color="#006699" style:font-name="Harding" fo:font-size="13.5pt" style:text-underline-style="solid" style:text-underline-width="auto" style:text-underline-color="font-color" fo:background-color="#ffffff" loext:char-shading-value="0"/>
    </style:style>
    <style:style style:name="T222" style:family="text">
      <style:text-properties officeooo:rsid="00c41cd3"/>
    </style:style>
    <style:style style:name="T223" style:family="text">
      <style:text-properties officeooo:rsid="00c5c8a1"/>
    </style:style>
    <style:style style:name="T224" style:family="text">
      <style:text-properties officeooo:rsid="00c73943"/>
    </style:style>
    <style:style style:name="T225" style:family="text">
      <style:text-properties style:font-style-asian="normal" style:font-weight-asian="normal" style:font-size-complex="10pt"/>
    </style:style>
    <style:style style:name="T226" style:family="text">
      <style:text-properties fo:color="#000000"/>
    </style:style>
    <style:style style:name="T227" style:family="text">
      <style:text-properties fo:color="#000000" fo:font-size="10pt" style:font-size-asian="10pt" style:font-size-complex="10pt"/>
    </style:style>
    <style:style style:name="T228" style:family="text">
      <style:text-properties fo:color="#000000" style:font-name-asian="Helvetica Neue" style:font-size-asian="10.5pt" style:font-style-asian="normal" style:font-weight-asian="normal"/>
    </style:style>
    <style:style style:name="T229" style:family="text">
      <style:text-properties fo:color="#000000" style:font-name="Roboto1" fo:font-size="12pt" fo:font-style="normal" fo:font-weight="normal" officeooo:rsid="00d27195" style:font-name-asian="Helvetica Neue" style:font-size-asian="10.5pt" style:font-style-asian="normal" style:font-weight-asian="normal"/>
    </style:style>
    <style:style style:name="T230" style:family="text">
      <style:text-properties fo:color="#000000" style:font-name="Roboto1" fo:font-size="12pt" fo:font-style="normal" fo:font-weight="normal" officeooo:rsid="00d27195" style:font-name-asian="arial" style:font-size-asian="10.5pt" style:font-style-asian="normal" style:font-weight-asian="normal"/>
    </style:style>
    <style:style style:name="T231" style:family="text">
      <style:text-properties fo:color="#000000" style:font-name="Roboto1" fo:font-size="12pt" fo:font-style="normal" style:font-name-asian="Helvetica Neue" style:font-size-asian="10.5pt" style:font-style-asian="normal" style:font-weight-asian="normal" style:font-style-complex="normal"/>
    </style:style>
    <style:style style:name="T232" style:family="text">
      <style:text-properties fo:color="#000000" style:font-name="Roboto1" fo:font-size="12pt" fo:font-style="normal" officeooo:rsid="00d56740" style:font-name-asian="Helvetica Neue" style:font-size-asian="10.5pt" style:font-style-asian="normal" style:font-weight-asian="normal" style:font-style-complex="normal"/>
    </style:style>
    <style:style style:name="T233" style:family="text">
      <style:text-properties fo:color="#000000" style:font-name="Roboto1" fo:font-size="12pt" fo:font-style="normal" officeooo:rsid="00e4ef1d" style:font-name-asian="Helvetica Neue" style:font-size-asian="10.5pt" style:font-style-asian="normal" style:font-weight-asian="normal" style:font-style-complex="normal"/>
    </style:style>
    <style:style style:name="T234" style:family="text">
      <style:text-properties fo:color="#000000" style:font-name="Roboto1" fo:font-size="12pt" fo:font-style="normal" officeooo:rsid="00e97653" style:font-name-asian="Helvetica Neue" style:font-size-asian="10.5pt" style:font-style-asian="normal" style:font-weight-asian="normal" style:font-style-complex="normal"/>
    </style:style>
    <style:style style:name="T235" style:family="text">
      <style:text-properties fo:color="#000000" style:font-name="Roboto1" fo:font-size="12pt" fo:font-style="normal" officeooo:rsid="00ea40d7" style:font-name-asian="Helvetica Neue" style:font-size-asian="10.5pt" style:font-style-asian="normal" style:font-weight-asian="normal" style:font-style-complex="normal"/>
    </style:style>
    <style:style style:name="T236" style:family="text">
      <style:text-properties fo:color="#000000" style:font-name="Roboto1" fo:font-size="12pt" fo:font-style="normal" officeooo:rsid="00eb15aa" style:font-name-asian="Helvetica Neue" style:font-size-asian="10.5pt" style:font-style-asian="normal" style:font-weight-asian="normal" style:font-style-complex="normal"/>
    </style:style>
    <style:style style:name="T237" style:family="text">
      <style:text-properties fo:color="#000000" style:font-name="Roboto1" fo:font-size="12pt" officeooo:rsid="00d27195" style:font-name-asian="Helvetica Neue" style:font-size-asian="10.5pt" style:font-style-asian="normal" style:font-weight-asian="normal"/>
    </style:style>
    <style:style style:name="T238" style:family="text">
      <style:text-properties fo:color="#000000" style:font-name="Roboto1" fo:font-size="12pt" officeooo:rsid="00d56740" style:font-name-asian="Helvetica Neue" style:font-size-asian="10.5pt" style:font-style-asian="normal" style:font-weight-asian="normal"/>
    </style:style>
    <style:style style:name="T239" style:family="text">
      <style:text-properties fo:color="#000000" style:font-name="Roboto1" fo:font-size="12pt" officeooo:rsid="00d56740" style:font-name-asian="Helvetica Neue"/>
    </style:style>
    <style:style style:name="T240" style:family="text">
      <style:text-properties fo:color="#000000" style:font-name="Roboto1" fo:font-size="12pt" officeooo:rsid="00de89c6" style:font-name-asian="Helvetica Neue"/>
    </style:style>
    <style:style style:name="T241" style:family="text">
      <style:text-properties fo:color="#000000" style:font-name="arial" fo:font-size="10.5pt" fo:font-style="normal" fo:font-weight="normal" officeooo:rsid="00d27195" style:font-name-asian="Helvetica Neue" style:font-size-asian="10.5pt" style:font-style-asian="normal" style:font-weight-asian="normal"/>
    </style:style>
    <style:style style:name="T242" style:family="text">
      <style:text-properties fo:color="#000000" style:font-name="Noto Serif" fo:font-size="12pt" fo:font-style="normal" officeooo:rsid="00d56740" style:font-name-asian="Helvetica Neue" style:font-size-asian="10.5pt" style:font-style-asian="normal" style:font-weight-asian="normal" style:font-style-complex="normal"/>
    </style:style>
    <style:style style:name="T243" style:family="text">
      <style:text-properties fo:color="#000000" style:font-name="Lora" fo:font-size="15pt"/>
    </style:style>
    <style:style style:name="T244" style:family="text">
      <style:text-properties fo:color="#000000" style:font-name="Lora" fo:font-size="15pt" fo:font-style="italic"/>
    </style:style>
    <style:style style:name="T245" style:family="text">
      <style:text-properties fo:color="#000000" style:font-name="Lora" fo:font-size="15pt" officeooo:rsid="01026f98"/>
    </style:style>
    <style:style style:name="T246" style:family="text">
      <style:text-properties fo:color="#000000" style:font-name="Lora" fo:font-size="15pt" officeooo:rsid="0103d2bd"/>
    </style:style>
    <style:style style:name="T247" style:family="text">
      <style:text-properties fo:color="#000000" style:font-name="Lora" fo:font-size="15pt" officeooo:rsid="0104938b"/>
    </style:style>
    <style:style style:name="T248" style:family="text">
      <style:text-properties fo:color="#ff0000" style:text-line-through-style="none" style:text-line-through-type="none" fo:font-size="10pt" style:text-underline-style="none" style:text-blinking="false" style:font-size-asian="10pt" style:font-weight-asian="bold" style:font-size-complex="10pt"/>
    </style:style>
    <style:style style:name="T249" style:family="text">
      <style:text-properties officeooo:rsid="00cd38eb" style:font-size-asian="10pt" style:font-style-asian="normal" style:font-weight-asian="normal" style:font-size-complex="10pt"/>
    </style:style>
    <style:style style:name="T250" style:family="text">
      <style:text-properties style:font-name="PingFang SC" fo:font-size="14pt" fo:font-style="normal" fo:font-weight="normal"/>
    </style:style>
    <style:style style:name="T251" style:family="text">
      <style:text-properties style:font-name-asian="PingFang SC" style:font-size-asian="14pt"/>
    </style:style>
    <style:style style:name="T252" style:family="text">
      <style:text-properties officeooo:rsid="0140d9d8" style:font-name-asian="PingFang SC" style:font-size-asian="14pt"/>
    </style:style>
    <style:style style:name="T253" style:family="text">
      <style:text-properties officeooo:rsid="0146c4c7" style:font-name-asian="PingFang SC" style:font-size-asian="14pt"/>
    </style:style>
    <style:style style:name="T254" style:family="text">
      <style:text-properties officeooo:rsid="01428349"/>
    </style:style>
    <style:style style:name="T255" style:family="text">
      <style:text-properties officeooo:rsid="014625f9"/>
    </style:style>
    <style:style style:name="T256" style:family="text">
      <style:text-properties officeooo:rsid="0146c4c7"/>
    </style:style>
    <style:style style:name="T257" style:family="text">
      <style:text-properties officeooo:rsid="01493aca"/>
    </style:style>
    <style:style style:name="T258" style:family="text">
      <style:text-properties officeooo:rsid="014a880a"/>
    </style:style>
    <style:style style:name="T259" style:family="text">
      <style:text-properties fo:font-size="14pt" officeooo:rsid="014a880a" style:font-size-asian="14pt" style:font-size-complex="14pt"/>
    </style:style>
    <style:style style:name="T260" style:family="text">
      <style:text-properties fo:font-size="14pt" officeooo:rsid="014b2bcb" style:font-size-asian="14pt" style:font-size-complex="14pt"/>
    </style:style>
    <style:style style:name="T261" style:family="text">
      <style:text-properties fo:font-size="14pt" officeooo:rsid="01556fa5" style:font-size-asian="14pt" style:font-size-complex="14pt"/>
    </style:style>
    <style:style style:name="T262" style:family="text">
      <style:text-properties fo:font-size="14pt" officeooo:rsid="014a880a" style:font-name-asian="Helvetica Neue" style:font-size-asian="12pt" style:font-style-asian="normal" style:font-weight-asian="normal" style:font-size-complex="14pt"/>
    </style:style>
    <style:style style:name="T263" style:family="text">
      <style:text-properties fo:font-size="14pt" style:font-name-asian="Helvetica Neue" style:font-size-asian="10.5pt" style:font-style-asian="normal" style:font-weight-asian="normal" style:font-size-complex="14pt"/>
    </style:style>
    <style:style style:name="T264" style:family="text">
      <style:text-properties fo:font-size="14pt" officeooo:rsid="014a880a" style:font-name-asian="Helvetica Neue" style:font-size-asian="10.5pt" style:font-style-asian="normal" style:font-weight-asian="normal" style:font-size-complex="14pt"/>
    </style:style>
    <style:style style:name="T265" style:family="text">
      <style:text-properties style:font-name="Helvetica Neue" fo:font-size="12pt" fo:font-style="normal" fo:font-weight="normal" officeooo:rsid="014a880a" style:font-size-asian="14pt" style:font-size-complex="14pt"/>
    </style:style>
    <style:style style:name="T266" style:family="text">
      <style:text-properties style:font-name="Helvetica Neue" fo:font-size="10.5pt" fo:font-style="normal" fo:font-weight="normal"/>
    </style:style>
    <style:style style:name="T267" style:family="text">
      <style:text-properties style:font-name="Helvetica Neue" fo:font-size="10.5pt" fo:font-style="normal" fo:font-weight="normal" officeooo:rsid="014a880a" style:font-name-asian="apple-system1" style:font-size-asian="14pt" style:font-style-asian="normal" style:font-weight-asian="normal" style:font-size-complex="14pt"/>
    </style:style>
    <style:style style:name="T268" style:family="text">
      <style:text-properties style:font-name-asian="Helvetica Neue" style:font-size-asian="10.5pt" style:font-style-asian="normal" style:font-weight-asian="normal"/>
    </style:style>
    <style:style style:name="T269" style:family="text">
      <style:text-properties officeooo:rsid="0157a50e"/>
    </style:style>
    <style:style style:name="T270" style:family="text">
      <style:text-properties officeooo:rsid="0158bb38"/>
    </style:style>
    <style:style style:name="T271" style:family="text">
      <style:text-properties officeooo:rsid="015af451"/>
    </style:style>
    <style:style style:name="T272" style:family="text">
      <style:text-properties officeooo:rsid="01403564"/>
    </style:style>
    <style:style style:name="T273" style:family="text">
      <style:text-properties style:font-name="Noto Serif" fo:font-size="12pt" fo:font-style="normal" officeooo:rsid="00d56740" style:font-name-asian="Helvetica Neue" style:font-size-asian="10.5pt" style:font-style-asian="normal" style:font-weight-asian="normal" style:font-style-complex="normal"/>
    </style:style>
    <style:style style:name="T274" style:family="text">
      <style:text-properties style:font-name="Noto Serif" fo:font-size="12pt" officeooo:rsid="00d56740" style:font-name-asian="Helvetica Neue" style:font-size-asian="10.5pt" style:font-style-asian="normal" style:font-weight-asian="normal" style:font-style-complex="normal"/>
    </style:style>
    <style:style style:name="T275" style:family="text">
      <style:text-properties style:font-name="Noto Serif" fo:font-size="9pt" fo:font-style="normal" officeooo:rsid="00d56740" style:font-name-asian="Helvetica Neue" style:font-size-asian="10.5pt" style:font-style-asian="normal" style:font-weight-asian="normal" style:font-style-complex="normal"/>
    </style:style>
    <style:style style:name="T276" style:family="text">
      <style:text-properties fo:color="#262626" style:font-name="Roboto1" fo:font-size="12pt" fo:font-style="normal" style:font-name-asian="Helvetica Neue" style:font-size-asian="10.5pt" style:font-style-asian="normal" style:font-weight-asian="normal" style:font-style-complex="normal"/>
    </style:style>
    <style:style style:name="T277" style:family="text">
      <style:text-properties fo:color="#262626" style:font-name="Roboto1" fo:font-size="12pt" fo:font-style="normal" officeooo:rsid="00e97653" style:font-name-asian="Helvetica Neue" style:font-size-asian="10.5pt" style:font-style-asian="normal" style:font-weight-asian="normal" style:font-style-complex="normal"/>
    </style:style>
    <style:style style:name="T278" style:family="text">
      <style:text-properties fo:color="#262626" style:font-name="Open Sans" fo:font-size="13.5pt" fo:font-style="normal" style:font-name-asian="Helvetica Neue" style:font-size-asian="10.5pt" style:font-style-asian="normal" style:font-weight-asian="normal" style:font-style-complex="normal"/>
    </style:style>
    <style:style style:name="T279" style:family="text">
      <style:text-properties fo:color="#262626" style:font-name="Open Sans" fo:font-size="13.5pt" fo:font-style="normal" officeooo:rsid="00e97653" style:font-name-asian="Helvetica Neue" style:font-size-asian="10.5pt" style:font-style-asian="normal" style:font-weight-asian="normal" style:font-style-complex="normal"/>
    </style:style>
    <style:style style:name="T280" style:family="text">
      <style:text-properties fo:color="#262626" style:font-name="Open Sans" fo:font-size="13.5pt" style:font-name-asian="Helvetica Neue" style:font-size-asian="10.5pt" style:font-style-asian="normal" style:font-weight-asian="normal" style:font-style-complex="normal"/>
    </style:style>
    <style:style style:name="T281" style:family="text">
      <style:text-properties fo:color="#262626" style:font-name="Open Sans" fo:font-size="13.5pt" officeooo:rsid="00e97653" style:font-name-asian="Helvetica Neue" style:font-size-asian="10.5pt" style:font-style-asian="normal" style:font-weight-asian="normal" style:font-style-complex="normal"/>
    </style:style>
    <style:style style:name="T282" style:family="text">
      <style:text-properties fo:color="#262626" style:font-name="Open Sans" fo:font-size="9.75pt" fo:font-style="normal" officeooo:rsid="00e97653" style:font-name-asian="Helvetica Neue" style:font-size-asian="10.5pt" style:font-style-asian="normal" style:font-weight-asian="normal" style:font-style-complex="normal"/>
    </style:style>
    <style:style style:name="T283" style:family="text">
      <style:text-properties loext:padding="0in" loext:border="none"/>
    </style:style>
    <style:style style:name="T284" style:family="text">
      <style:text-properties officeooo:rsid="00edbbb5"/>
    </style:style>
    <style:style style:name="T285" style:family="text">
      <style:text-properties fo:color="#505050" style:font-name="Helvetica" fo:font-size="13.5pt"/>
    </style:style>
    <style:style style:name="T286" style:family="text">
      <style:text-properties fo:color="#005789" style:text-line-through-style="none" style:text-line-through-type="none" style:font-name="Helvetica" fo:font-size="13.5pt" style:text-underline-style="none" style:text-blinking="false" fo:background-color="#ffffff" loext:char-shading-value="0" loext:padding-left="0in" loext:padding-right="0in" loext:padding-top="0in" loext:padding-bottom="0.0193in" loext:border-left="none" loext:border-right="none" loext:border-top="none" loext:border-bottom="1.5pt solid #ebebeb"/>
    </style:style>
    <style:style style:name="T287" style:family="text">
      <style:text-properties officeooo:rsid="00eed287"/>
    </style:style>
    <style:style style:name="T288" style:family="text">
      <style:text-properties officeooo:rsid="00eedde7"/>
    </style:style>
    <style:style style:name="T289" style:family="text">
      <style:text-properties officeooo:rsid="00ef995e"/>
    </style:style>
    <style:style style:name="T290" style:family="text">
      <style:text-properties officeooo:rsid="00eff99e"/>
    </style:style>
    <style:style style:name="T291" style:family="text">
      <style:text-properties fo:color="#333132"/>
    </style:style>
    <style:style style:name="T292" style:family="text">
      <style:text-properties fo:color="#333132" style:font-name="Proxima Nova Subset" fo:font-size="12pt"/>
    </style:style>
    <style:style style:name="T293" style:family="text">
      <style:text-properties fo:color="#333132" style:font-name="Proxima Nova Subset" fo:font-size="12pt" fo:font-style="italic"/>
    </style:style>
    <style:style style:name="T294" style:family="text">
      <style:text-properties fo:color="#333132" style:font-name="Proxima Nova Subset" fo:font-size="9pt"/>
    </style:style>
    <style:style style:name="T295" style:family="text">
      <style:text-properties style:font-name="Proxima Nova Subset" fo:font-size="12pt"/>
    </style:style>
    <style:style style:name="T296" style:family="text">
      <style:text-properties style:font-name="Proxima Nova Subset" fo:font-size="12pt" officeooo:rsid="01134adb"/>
    </style:style>
    <style:style style:name="T297" style:family="text">
      <style:text-properties fo:color="#ba0c2f" style:text-line-through-style="none" style:text-line-through-type="none" style:font-name="Proxima Nova Subset" fo:font-size="12pt" style:text-underline-style="none" style:text-blinking="false" fo:background-color="#ffffff" loext:char-shading-value="0"/>
    </style:style>
    <style:style style:name="T298" style:family="text">
      <style:text-properties officeooo:rsid="00fe468a"/>
    </style:style>
    <style:style style:name="T299" style:family="text">
      <style:text-properties fo:color="#00aeef" style:text-line-through-style="none" style:text-line-through-type="none" style:font-name="Lora" fo:font-size="9pt" style:text-underline-style="none" style:text-blinking="false" fo:background-color="transparent" loext:char-shading-value="0"/>
    </style:style>
    <style:style style:name="T300" style:family="text">
      <style:text-properties officeooo:rsid="0105b2e1"/>
    </style:style>
    <style:style style:name="T301" style:family="text">
      <style:text-properties style:font-name="Effra" fo:font-size="12pt" loext:padding="0in" loext:border="none"/>
    </style:style>
    <style:style style:name="T302" style:family="text">
      <style:text-properties style:font-name="Effra" fo:font-size="12pt" fo:font-style="italic" loext:padding="0in" loext:border="none"/>
    </style:style>
    <style:style style:name="T303" style:family="text">
      <style:text-properties fo:color="#00857c" style:text-line-through-style="none" style:text-line-through-type="none" style:font-name="Effra" fo:font-size="12pt" style:text-underline-style="none" style:text-blinking="false" loext:padding="0in" loext:border="none"/>
    </style:style>
    <style:style style:name="T304" style:family="text">
      <style:text-properties fo:color="#00857c" style:text-line-through-style="none" style:text-line-through-type="none" style:font-name="Effra" fo:font-size="12pt" style:text-underline-style="none" officeooo:rsid="010d315a" style:text-blinking="false" loext:padding="0in" loext:border="none"/>
    </style:style>
    <style:style style:name="T305" style:family="text">
      <style:text-properties officeooo:rsid="0109e9de"/>
    </style:style>
    <style:style style:name="T306" style:family="text">
      <style:text-properties officeooo:rsid="010a3c07"/>
    </style:style>
    <style:style style:name="T307" style:family="text">
      <style:text-properties officeooo:rsid="010bb3c8"/>
    </style:style>
    <style:style style:name="T308" style:family="text">
      <style:text-properties fo:color="#1a1a1a"/>
    </style:style>
    <style:style style:name="T309" style:family="text">
      <style:text-properties fo:color="#1a1a1a" style:font-name="Effra" fo:font-size="12pt"/>
    </style:style>
    <style:style style:name="T310" style:family="text">
      <style:text-properties fo:color="#1a1a1a" style:font-name="Effra" fo:font-size="12pt" fo:font-style="italic" loext:padding="0in" loext:border="none"/>
    </style:style>
    <style:style style:name="T311" style:family="text">
      <style:text-properties fo:color="#1a1a1a" style:font-name="Effra" fo:font-size="12pt" officeooo:rsid="010d315a"/>
    </style:style>
    <style:style style:name="T312" style:family="text">
      <style:text-properties fo:color="#1a1a1a" style:font-name="Effra" fo:font-size="12pt" officeooo:rsid="01103744"/>
    </style:style>
    <style:style style:name="T313" style:family="text">
      <style:text-properties officeooo:rsid="011a70a4"/>
    </style:style>
    <style:style style:name="T314" style:family="text">
      <style:text-properties officeooo:rsid="003a1d97"/>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text:p>
      <text:p text:style-name="P1">1 讀書：</text:p>
      <text:p text:style-name="P1">But many systems fail because their designers protect the wrong things, or protect the right things but in the wrong way.（兩種錯誤：保護了錯誤的東西，or 用錯誤的方式保護東西）</text:p>
      <text:p text:style-name="P2">Getting protection right thus depends on several different types of process. You have to figure out what needs protecting, and how to do it.（確保安全的步驟是：</text:p>
      <text:p text:style-name="P2">step<text:span text:style-name="T1">1：</text:span>確定要保護的是什麼；</text:p>
      <text:p text:style-name="P2">step<text:span text:style-name="T1">2：用什麼方式保護；</text:span></text:p>
      <text:p text:style-name="P2">）</text:p>
      <text:p text:style-name="P2">Good security engineering requires four things to come together. There’s policy: what you’re supposed to achieve. There’s mechanism: the ciphers, access controls, hardware tamper-resistance and other machinery that you assemble in order to implement the policy. There’s assurance: the amount of reliance you can place on each particular mechanism. Finally, there’s incentive: the motive that the people guarding and maintaining the system have to do their job properly, and also the motive that the attackers have to try to defeat your policy. All of these interact；</text:p>
      <text:p text:style-name="P3">（目標是保護策略：服務策略的方式有：密碼管控，硬體改動管控，其他的機械管控；</text:p>
      <text:p text:style-name="P3">）</text:p>
      <text:p text:style-name="P1"/>
      <text:p text:style-name="P4"><text:span text:style-name="T2">什麼是安全的</text:span>protocols？</text:p>
      <text:p text:style-name="P4">A typical security system consists of a number of principals such as people, companies, computers and magnetic card readers, which communicate using a variety of channels including phones, email, radio, infrared, and by carrying data on physical devices such as bank cards and transport tickets. The security protocols are the rules that govern these communications. They are typically designed so that the system will survive malicious acts such as people telling lies on the phone, hostile governments jamming radio, or forgers altering the data on train tickets. Protection against all possible attacks is often too expensive, so protocols are typically designed under certain assumptions about the threats. For example, the logon protocol that consists of a user entering a password into a machine assumes that she can enter it into the right machine. In the old days of hard-wired terminals in the workplace, this was reasonable; now that people log on to websites over the Internet, it is much less so. Evaluating a protocol thus involves answering two questions: first, is the threat model realistic? Second, does the protocol deal with it?</text:p>
      <text:p text:style-name="P5">（在錯綜複雜的通訊中，protocol的安全性顯得尤為重要，之前制定protocol的時候，只考慮了足夠完善，但是在實際的使用中，需要考慮到安全性，是否能抵擋主攻擊？</text:p>
      <text:p text:style-name="P5">測試安全性的時候，需要設計攻擊模型，這個就像是測試一樣，所以攻擊模型也是網絡安全的必修課；</text:p>
      <text:p text:style-name="P5">）</text:p>
      <text:p text:style-name="P5">At the technical end of things, protocols can be much more complex. The world’s bank card payment system has dozens of protocols specifying how customers interact with cash machines and retail terminals, how a cash machine or terminal talks to the bank that operates it, how the bank communicates with the network operator, how money gets settled between banks, how encryption keys are set up between the various cards and machines, and what sort of alarm messages may be transmitted (such as instructions to capture a card). All these protocols have to work together in a large and complex system.</text:p>
      <text:p text:style-name="P6">（</text:p>
      <text:p text:style-name="P6">銀行是非常需要安全性的地方，所以這本書的作者，之前是在銀行工作的；</text:p>
      <text:p text:style-name="P6">）</text:p>
      <text:p text:style-name="P6">Passwords and PINs are still the foundation on which much of computer security rests, as they are the main mechanism used to authenticate humans to machines.</text:p>
      <text:p text:style-name="P7">（</text:p>
      <text:p text:style-name="P7">雙重嚴重：密碼<text:span text:style-name="T3">+手機驗證碼；</text:span></text:p>
      <text:p text:style-name="P7">）</text:p>
      <text:p text:style-name="P7"><text:soft-page-break/>讀書的重點不在於學到很多的知識，而在與和作者以其面對問題（情感問題，人生問題，社會問題，技術問題等等），面對問題的時候，能夠開啟我們的思考，打開我們的思路，甚至我們可能因此而找到一個新的研究方向，這樣我們就成長了；</text:p>
      <text:p text:style-name="P7"/>
      <text:p text:style-name="P8">6/7</text:p>
      <text:p text:style-name="P8">1 数字化运营；</text:p>
      <text:p text:style-name="P8">（</text:p>
      <text:p text:style-name="P8">如何做到把用戶的操作數據（感受數據，需求數據，優化數據等）存儲起來，進行分析；</text:p>
      <text:p text:style-name="P8">比如當下，我就可以在自己的軟體中把所有的操作數據，都記錄下來，然後存儲到資料庫中，之後進行分析；</text:p>
      <text:p text:style-name="P8">）</text:p>
      <text:p text:style-name="P8"/>
      <text:p text:style-name="P9">（</text:p>
      <text:p text:style-name="P9">系統設計分析：</text:p>
      <text:p text:style-name="P9"><text:span text:style-name="T5">數據抓取系統</text:span>：</text:p>
      <text:p text:style-name="P10">抓取所需要的數據，這裡需要進行數據結構的設計，比如運營中所有的數據，可以進行分類，分類之後設置成數據type，這樣就可以抓取數據了；</text:p>
      <text:p text:style-name="P10">數據分類：比如操作某個軟體的數據搜集的話，就需要把使用了哪個功能以及使用次數進行統計；</text:p>
      <text:p text:style-name="P9"><text:span text:style-name="T5">數據關聯系統</text:span>：</text:p>
      <text:p text:style-name="P10">把數據進行關聯：比如設計數據關係，通過關係把數據關聯起來；</text:p>
      <text:p text:style-name="P9"><text:span text:style-name="T5">數據存儲系統</text:span>：<text:span text:style-name="T7">比如使用資料庫存儲；</text:span></text:p>
      <text:p text:style-name="P9"><text:span text:style-name="T5">數據加密系統</text:span>：<text:span text:style-name="T7">用戶看到的數據的id等，或者設計到用戶的隱私信息的，都需要通過加密的方式進行展示；</text:span></text:p>
      <text:p text:style-name="P9"><text:span text:style-name="T5">數據分析</text:span>：<text:span text:style-name="T7">用戶想要看的數據，大概率是圖表，需要進行分析製作；</text:span></text:p>
      <text:p text:style-name="P9"/>
      <text:p text:style-name="P9">）</text:p>
      <text:p text:style-name="P8"/>
      <text:p text:style-name="P8"/>
      <text:p text:style-name="P8">（</text:p>
      <text:p text:style-name="P8">數據加密的作用，是通過使用一樣的雜湊做法，匹配雜湊值，以此得到原始的數據是什麼，而不是有一套反向解密的算法（如果有的話，加密就沒有意義了）；</text:p>
      <text:p text:style-name="P8">）</text:p>
      <text:p text:style-name="P8"/>
      <text:p text:style-name="P11">6/8</text:p>
      <text:p text:style-name="P11">1 數據可視化網站：</text:p>
      <text:p text:style-name="P11"><text:a xlink:type="simple" xlink:href="https://echarts.apache.org/examples/zh/index.html#chart-type-scatter" text:style-name="Internet_20_link" text:visited-style-name="Visited_20_Internet_20_Link">https://echarts.apache.org/examples/zh/index.html#chart-type-scatter</text:a></text:p>
      <text:p text:style-name="P11">（數據可視化，是一個數據分析的應用層面的產品）；</text:p>
      <text:p text:style-name="P11"/>
      <text:p text:style-name="P12">2 Django url path</text:p>
      <text:p text:style-name="P12"><text:a xlink:type="simple" xlink:href="http://blog.e-happy.com.tw/django2-0-以-path-函式設定-urlpatterns/" text:style-name="Internet_20_link" text:visited-style-name="Visited_20_Internet_20_Link">http://blog.e-happy.com.tw/django2-0-%E4%BB%A5-path-%E5%87%BD%E5%BC%8F%E8%A8%AD%E5%AE%9A-urlpatterns/</text:a></text:p>
      <text:p text:style-name="P12">根據格式進行view中的調用；</text:p>
      <text:p text:style-name="P12"/>
      <text:p text:style-name="P13">path()</text:p>
      <text:p text:style-name="P13"><text:a xlink:type="simple" xlink:href="https://docs.djangoproject.com/en/4.0/ref/urls/" text:style-name="Internet_20_link" text:visited-style-name="Visited_20_Internet_20_Link">https://docs.djangoproject.com/en/4.0/ref/urls/</text:a></text:p>
      <text:p text:style-name="P13"/>
      <text:p text:style-name="P150"><text:span text:style-name="T92">from</text:span> <text:span text:style-name="T93">django.urls</text:span> <text:span text:style-name="T92">import</text:span> include, path</text:p>
      <text:p text:style-name="P153"/>
      <text:p text:style-name="P151">urlpatterns <text:span text:style-name="T94">=</text:span> [</text:p>
      <text:p text:style-name="P152"><text:soft-page-break/><text:s text:c="4"/><text:span text:style-name="T16">path(</text:span><text:span text:style-name="T96">'index/'</text:span><text:span text:style-name="T16">, views</text:span><text:span text:style-name="T95">.</text:span><text:span text:style-name="T16">index, name</text:span><text:span text:style-name="T95">=</text:span><text:span text:style-name="T96">'main-view'</text:span><text:span text:style-name="T16">),</text:span></text:p>
      <text:p text:style-name="P152"><text:s text:c="4"/><text:span text:style-name="T16">path(</text:span><text:span text:style-name="T96">'bio/&lt;username&gt;/'</text:span><text:span text:style-name="T16">, views</text:span><text:span text:style-name="T95">.</text:span><text:span text:style-name="T16">bio, name</text:span><text:span text:style-name="T95">=</text:span><text:span text:style-name="T96">'bio'</text:span><text:span text:style-name="T16">),</text:span></text:p>
      <text:p text:style-name="P152"><text:s text:c="4"/><text:span text:style-name="T16">path(</text:span><text:span text:style-name="T96">'articles/&lt;slug:title&gt;/'</text:span><text:span text:style-name="T16">, views</text:span><text:span text:style-name="T95">.</text:span><text:span text:style-name="T16">article, name</text:span><text:span text:style-name="T95">=</text:span><text:span text:style-name="T96">'article-detail'</text:span><text:span text:style-name="T16">),</text:span></text:p>
      <text:p text:style-name="P152"><text:s text:c="4"/><text:span text:style-name="T16">path(</text:span><text:span text:style-name="T96">'articles/&lt;slug:title&gt;/&lt;int:section&gt;/'</text:span><text:span text:style-name="T16">, views</text:span><text:span text:style-name="T95">.</text:span><text:span text:style-name="T16">section, name</text:span><text:span text:style-name="T95">=</text:span><text:span text:style-name="T96">'article-section'</text:span><text:span text:style-name="T16">),</text:span></text:p>
      <text:p text:style-name="P152"><text:s text:c="4"/><text:span text:style-name="T16">path(</text:span><text:span text:style-name="T96">'blog/'</text:span><text:span text:style-name="T16">, include(</text:span><text:span text:style-name="T96">'blog.urls'</text:span><text:span text:style-name="T16">)),</text:span></text:p>
      <text:p text:style-name="P152"><text:s text:c="4"/><text:span text:style-name="T95">...</text:span></text:p>
      <text:p text:style-name="P151">]</text:p>
      <text:p text:style-name="P13">可以通過這個來傳遞參數；</text:p>
      <text:p text:style-name="P13"/>
      <text:h text:style-name="P65" text:outline-level="2"><text:span text:style-name="T18">Path converters</text:span><text:a xlink:type="simple" xlink:href="https://docs.djangoproject.com/en/4.0/topics/http/urls/#path-converters" text:style-name="Internet_20_link" text:visited-style-name="Visited_20_Internet_20_Link"><text:span text:style-name="T21">¶</text:span></text:a></text:h>
      <text:p text:style-name="P67">The following path converters are available by default:</text:p>
      <text:list xml:id="list112070638" text:style-name="L1">
        <text:list-item>
          <text:p text:style-name="P249"><text:span text:style-name="Source_20_Text"><text:span text:style-name="T20">str</text:span></text:span><text:span text:style-name="T17"> - Matches any non-empty string, excluding the path separator, </text:span><text:span text:style-name="Source_20_Text"><text:span text:style-name="T20">'/'</text:span></text:span><text:span text:style-name="T17">. This is the default if a converter isn’t included in the expression.</text:span></text:p>
        </text:list-item>
        <text:list-item>
          <text:p text:style-name="P249"><text:span text:style-name="Source_20_Text"><text:span text:style-name="T20">int</text:span></text:span><text:span text:style-name="T17"> - Matches zero or any positive integer. Returns an </text:span><text:span text:style-name="Source_20_Text"><text:span text:style-name="T20">int</text:span></text:span><text:span text:style-name="T17">.</text:span></text:p>
        </text:list-item>
        <text:list-item>
          <text:p text:style-name="P249"><text:span text:style-name="Source_20_Text"><text:span text:style-name="T20">slug</text:span></text:span><text:span text:style-name="T17"> - Matches any slug string consisting of ASCII letters or numbers, plus the hyphen and underscore characters. For example, </text:span><text:span text:style-name="Source_20_Text"><text:span text:style-name="T20">building-your-1st-django-site</text:span></text:span><text:span text:style-name="T17">.</text:span></text:p>
        </text:list-item>
        <text:list-item>
          <text:p text:style-name="P249"><text:span text:style-name="Source_20_Text"><text:span text:style-name="T20">uuid</text:span></text:span><text:span text:style-name="T17"> - Matches a formatted UUID. To prevent multiple URLs from mapping to the same page, dashes must be included and letters must be lowercase. For example, </text:span><text:span text:style-name="Source_20_Text"><text:span text:style-name="T20">075194d3-6885-417e-a8a8-6c931e272f00</text:span></text:span><text:span text:style-name="T17">. Returns a </text:span><text:a xlink:type="simple" xlink:href="https://docs.python.org/3/library/uuid.html#uuid.UUID" text:style-name="Internet_20_link" text:visited-style-name="Visited_20_Internet_20_Link"><text:span text:style-name="Source_20_Text"><text:span text:style-name="T19">UUID</text:span></text:span></text:a><text:span text:style-name="T17"> instance.</text:span></text:p>
        </text:list-item>
        <text:list-item>
          <text:p text:style-name="P249"><text:span text:style-name="Source_20_Text"><text:span text:style-name="T20">path</text:span></text:span><text:span text:style-name="T17"> - Matches any non-empty string, including the path separator, </text:span><text:span text:style-name="Source_20_Text"><text:span text:style-name="T20">'/'</text:span></text:span><text:span text:style-name="T17">. This allows you to match against a complete URL path rather than a segment of a URL path as with </text:span><text:span text:style-name="Source_20_Text"><text:span text:style-name="T20">str</text:span></text:span><text:span text:style-name="T17">.</text:span></text:p>
        </text:list-item>
      </text:list>
      <text:p text:style-name="P13"/>
      <text:p text:style-name="P13">這裡可以看到帶參數的時候<text:span text:style-name="T97">，view中的func怎麼寫：</text:span></text:p>
      <text:p text:style-name="P13"><text:a xlink:type="simple" xlink:href="http://blog.e-happy.com.tw/django2-0-以-path-函式設定-urlpatterns/" text:style-name="Internet_20_link" text:visited-style-name="Visited_20_Internet_20_Link">http://blog.e-happy.com.tw/django2-0-%E4%BB%A5-path-%E5%87%BD%E5%BC%8F%E8%A8%AD%E5%AE%9A-urlpatterns/</text:a></text:p>
      <text:p text:style-name="P13"/>
      <text:p text:style-name="P16">這裡可以看到request</text:p>
      <text:p text:style-name="P16"><text:a xlink:type="simple" xlink:href="https://docs.djangoproject.com/en/4.0/ref/request-response/#django.http.HttpRequest" text:style-name="Internet_20_link" text:visited-style-name="Visited_20_Internet_20_Link">https://docs.djangoproject.com/en/4.0/ref/request-response/#django.http.HttpRequest</text:a></text:p>
      <text:p text:style-name="P16"/>
      <text:p text:style-name="P13"/>
      <text:p text:style-name="P13"/>
      <text:p text:style-name="P15">Django 處理請求的方式：</text:p>
      <text:p text:style-name="P15"><text:soft-page-break/><text:a xlink:type="simple" xlink:href="https://docs.djangoproject.com/en/4.0/topics/http/urls/#how-django-processes-a-request" text:style-name="Internet_20_link" text:visited-style-name="Visited_20_Internet_20_Link">https://docs.djangoproject.com/en/4.0/topics/http/urls/#how-django-processes-a-request</text:a></text:p>
      <text:p text:style-name="P15"/>
      <text:p text:style-name="P154"><text:span text:style-name="T17">Django runs through each URL pattern, in order, and stops at the first one that matches the requested URL, matching against </text:span><text:a xlink:type="simple" xlink:href="https://docs.djangoproject.com/en/4.0/ref/request-response/#django.http.HttpRequest.path_info" text:style-name="Internet_20_link" text:visited-style-name="Visited_20_Internet_20_Link"><text:span text:style-name="Source_20_Text"><text:span text:style-name="T19">path_info</text:span></text:span></text:a><text:span text:style-name="T17">.</text:span></text:p>
      <text:p text:style-name="P16">（這是為什麼，同一個route下面，雖然使用了不同的view函數，但是只會調用第一個；）</text:p>
      <text:p text:style-name="P16"/>
      <text:p text:style-name="P17">6/9</text:p>
      <text:p text:style-name="P17">1 文章</text:p>
      <text:p text:style-name="P17">Django框架中，template調用view中的函數</text:p>
      <text:p text:style-name="P17"><text:tab/>前因是在寫html的時候，需要訪問第三方的資料庫，這個時候，直接使用html進行訪問會出現cross的bug，為了使用no-cross的模式，就只能使用js的fetch接口，但是發現，使用fetch結果之後，是沒有報錯了，但是也沒有收到回傳信息；無奈之下<text:span text:style-name="T107">，就開始挖掘標題中的框架功能了；</text:span></text:p>
      <text:p text:style-name="P17"><text:tab/>所以就尋求使用template調用 view中的函數，view中是後台的函數，可以直接使用python 的request接口實現訪問第三方的url；</text:p>
      <text:p text:style-name="P17"/>
      <text:p text:style-name="P17">我看了一些論壇和視頻，最後通過摸索找到了可行的方法：</text:p>
      <text:p text:style-name="P17">第一部：設定local的url路徑：</text:p>
      <text:p text:style-name="P17">首先很重要的是了解url<text:span text:style-name="T107">s</text:span>.py中的path()接口的意義：請看官方文檔；</text:p>
      <text:p text:style-name="P14"><text:a xlink:type="simple" xlink:href="https://docs.djangoproject.com/en/4.0/ref/urls/" text:style-name="Internet_20_link" text:visited-style-name="Visited_20_Internet_20_Link">https://docs.djangoproject.com/en/4.0/ref/urls/</text:a></text:p>
      <text:p text:style-name="P17">這裡關鍵的參數是：route，route如果帶參數的話，那摩需要注意參數的格式，會影響到調用哪個view中的函數；</text:p>
      <text:p text:style-name="P17">當然，為了能夠靈活使用的話，肯定是要帶參數的，以最常用的str來帶入（如果要傳list，也可以先轉成str，再帶入）；</text:p>
      <text:p text:style-name="P17">比如我需要查詢一個數據庫的數據：</text:p>
      <text:p text:style-name="P17"/>
      <text:p text:style-name="P20"><text:span text:style-name="T98">path</text:span>(<text:span text:style-name="T100">'link_db/&lt;str:dbName&gt;'</text:span>, <text:span text:style-name="T101">views</text:span>.<text:span text:style-name="T98">link_db</text:span>, <text:span text:style-name="T102">name</text:span>=<text:span text:style-name="T100">'link_db'</text:span>),</text:p>
      <text:p text:style-name="P17"/>
      <text:p text:style-name="P17">加一條這個path，如果沒有link_db的話，要先在template底下，新建一個link_db的文件夾；</text:p>
      <text:p text:style-name="P17"/>
      <text:p text:style-name="P17">第二部：</text:p>
      <text:p text:style-name="P17">在views.<text:span text:style-name="T108">py</text:span>中實現接口：</text:p>
      <text:p text:style-name="P20"><text:span text:style-name="T103">def</text:span> <text:span text:style-name="T98">link_db</text:span>(<text:span text:style-name="T102">request</text:span>, <text:span text:style-name="T102">dbName</text:span>):</text:p>
      <text:p text:style-name="P22">"""View function for home page of site."""</text:p>
      <text:p text:style-name="P19"><text:span text:style-name="T104">if</text:span> <text:span text:style-name="T102">dbName</text:span> == <text:span text:style-name="T100">'test'</text:span>:</text:p>
      <text:p text:style-name="P19"><text:span text:style-name="T102">dbManager</text:span>.<text:span text:style-name="T98">Set_Server</text:span>(<text:span text:style-name="T100">'test'</text:span>)</text:p>
      <text:p text:style-name="P19"><text:span text:style-name="T104">else</text:span>:</text:p>
      <text:p text:style-name="P19"><text:span text:style-name="T102">dbManager</text:span>.<text:span text:style-name="T98">Set_Server</text:span>(<text:span text:style-name="T100">'real'</text:span>)</text:p>
      <text:p text:style-name="P23"># print('dbManager.shedsMapToPaths:', dbManager.shedsMapToPaths)</text:p>
      <text:p text:style-name="P19"><text:span text:style-name="T102">dbManager</text:span>.<text:span text:style-name="T98">getAllShedWithPaths</text:span>()</text:p>
      <text:p text:style-name="P23"># print('dbManager.shedsMapToPaths:', dbManager.shedsMapToPaths)</text:p>
      <text:p text:style-name="P19"><text:span text:style-name="T98">print</text:span>(<text:span text:style-name="T100">'get all sheds'</text:span>)</text:p>
      <text:p text:style-name="P19"><text:span text:style-name="T102">context</text:span> = {</text:p>
      <text:p text:style-name="P19"><text:span text:style-name="T100">'shedsMapToPaths'</text:span>: <text:span text:style-name="T101">json</text:span>.<text:span text:style-name="T98">dumps</text:span>(<text:span text:style-name="T102">dbManager</text:span>.<text:span text:style-name="T102">shedsMapToPaths</text:span>),</text:p>
      <text:p text:style-name="P19">}</text:p>
      <text:p text:style-name="P23"># print(context)</text:p>
      <text:p text:style-name="P23"># Render the HTML template index.html with the data in the context variable</text:p>
      <text:p text:style-name="P19"><text:span text:style-name="T104">return</text:span> <text:span text:style-name="T98">render</text:span>(<text:span text:style-name="T102">request</text:span>, <text:span text:style-name="T100">'link_db/link_db.html'</text:span>, <text:span text:style-name="T102">context</text:span>=<text:span text:style-name="T102">context</text:span>)</text:p>
      <text:p text:style-name="P17"><text:soft-page-break/></text:p>
      <text:p text:style-name="P17">第三步：</text:p>
      <text:p text:style-name="P17">在template的html中發送請求：</text:p>
      <text:p text:style-name="P17">兩種做法：</text:p>
      <text:p text:style-name="P17">第一種：form格式<text:span text:style-name="T105">：</text:span></text:p>
      <text:p text:style-name="P20"><text:span text:style-name="T106">&lt;</text:span><text:span text:style-name="T103">form</text:span> <text:span text:style-name="T102">action</text:span>=<text:span text:style-name="T100">"/gpxManage/link_db/test"</text:span> <text:span text:style-name="T102">method</text:span>=<text:span text:style-name="T100">"post"</text:span><text:span text:style-name="T106">&gt;</text:span></text:p>
      <text:p text:style-name="P19">{% csrf_token %}</text:p>
      <text:p text:style-name="P19"><text:span text:style-name="T106">&lt;</text:span><text:span text:style-name="T103">button</text:span> <text:span text:style-name="T102">type</text:span>=<text:span text:style-name="T100">"submit"</text:span> <text:span text:style-name="T102">name</text:span>=<text:span text:style-name="T100">'linkTestDB'</text:span> <text:span text:style-name="T102">id</text:span>=<text:span text:style-name="T100">"button_linkTestDB"</text:span><text:span text:style-name="T106">&gt;</text:span> <text:span text:style-name="T106">&lt;/</text:span><text:span text:style-name="T103">button</text:span><text:span text:style-name="T106">&gt;</text:span></text:p>
      <text:p text:style-name="P19"><text:span text:style-name="T106">&lt;/</text:span><text:span text:style-name="T103">form</text:span><text:span text:style-name="T106">&gt;</text:span></text:p>
      <text:p text:style-name="P17">其中我的<text:span text:style-name="T105">‘gpxManage’是當前的html所在的tmplate的目錄：</text:span></text:p>
      <text:p text:style-name="P28">（這個是重點，目錄搞錯了，就是route參數錯誤，就不會調用到想要調用的函數，</text:p>
      <text:p text:style-name="P28">如果實在不知道目錄是怎麼楊的，可以在html中打印一下目錄參數：</text:p>
      <text:p text:style-name="P28">console.log(“{% url {‘link_db’}%}”);</text:p>
      <text:p text:style-name="P28">）</text:p>
      <text:p text:style-name="P17">我的目錄圖是下面這樣的<text:span text:style-name="T105">：</text:span></text:p>
      <text:p text:style-name="P17">圖片</text:p>
      <text:p text:style-name="P18">用post的話<text:span text:style-name="T105">，就需要加入</text:span><text:span text:style-name="T99">{% csrf_token %}</text:span><text:span text:style-name="T109">，g</text:span>et的話<text:span text:style-name="T105">，不用；</text:span></text:p>
      <text:p text:style-name="P18">form格式的話<text:span text:style-name="T105">，需要使用一個submit，一般使用一個submit的按鈕進行發送；</text:span></text:p>
      <text:p text:style-name="P17">第二種<text:span text:style-name="T105">：js的request格式：</text:span></text:p>
      <text:p text:style-name="P17">由於js格式<text:span text:style-name="T105">，我的源碼中使用在調用其他的功能，我就貼一下，三個原始碼：</text:span></text:p>
      <text:p text:style-name="P25">urls.py中：</text:p>
      <text:p text:style-name="P21"><text:span text:style-name="T102">urlpatterns</text:span> = [</text:p>
      <text:p text:style-name="P19"><text:span text:style-name="T98">path</text:span>(<text:span text:style-name="T100">''</text:span>, <text:span text:style-name="T101">views</text:span>.<text:span text:style-name="T98">index</text:span>, <text:span text:style-name="T102">name</text:span>=<text:span text:style-name="T100">'index'</text:span>),</text:p>
      <text:p text:style-name="P19"><text:span text:style-name="T98">path</text:span>(<text:span text:style-name="T100">'link_db/&lt;str:dbName&gt;'</text:span>, <text:span text:style-name="T101">views</text:span>.<text:span text:style-name="T98">link_db</text:span>, <text:span text:style-name="T102">name</text:span>=<text:span text:style-name="T100">'link_db'</text:span>),</text:p>
      <text:p text:style-name="P23">###paths filter by , </text:p>
      <text:p text:style-name="P19"><text:span text:style-name="T98">path</text:span>(<text:span text:style-name="T100">'link_db/delete_shed/&lt;str:shedId&gt;'</text:span>, <text:span text:style-name="T101">views</text:span>.<text:span text:style-name="T98">delete_shed</text:span>, <text:span text:style-name="T102">name</text:span>=<text:span text:style-name="T100">'delete_shed'</text:span>),</text:p>
      <text:p text:style-name="P25">這次案例使用delete_shed這個接口：</text:p>
      <text:p text:style-name="P25">views.py中：</text:p>
      <text:p text:style-name="P21"><text:span text:style-name="T103">def</text:span> <text:span text:style-name="T98">delete_shed</text:span>(<text:span text:style-name="T102">request</text:span>, <text:span text:style-name="T102">shedId</text:span>):</text:p>
      <text:p text:style-name="P23"># filter paths</text:p>
      <text:p text:style-name="P19"><text:span text:style-name="T98">print</text:span>(<text:span text:style-name="T100">'shedId:'</text:span>, <text:span text:style-name="T102">shedId</text:span>)</text:p>
      <text:p text:style-name="P19"><text:span text:style-name="T104">if</text:span> <text:span text:style-name="T102">dbManager</text:span>.<text:span text:style-name="T98">removeShed</text:span>(<text:span text:style-name="T102">shedId</text:span>):</text:p>
      <text:p text:style-name="P19"><text:span text:style-name="T98">print</text:span>(<text:span text:style-name="T100">'delete success'</text:span>)</text:p>
      <text:p text:style-name="P26">pass</text:p>
      <text:p text:style-name="P23"># todo : return the response</text:p>
      <text:p text:style-name="P19"><text:span text:style-name="T102">context</text:span> = {</text:p>
      <text:p text:style-name="P19"><text:span text:style-name="T100">'shedsMapToPaths'</text:span>: <text:span text:style-name="T101">json</text:span>.<text:span text:style-name="T98">dumps</text:span>(<text:span text:style-name="T102">dbManager</text:span>.<text:span text:style-name="T102">shedsMapToPaths</text:span>),</text:p>
      <text:p text:style-name="P19">}</text:p>
      <text:p text:style-name="P19"><text:span text:style-name="T104">return</text:span> <text:span text:style-name="T98">render</text:span>(<text:span text:style-name="T102">request</text:span>, <text:span text:style-name="T100">'link_db/link_db.html'</text:span>, <text:span text:style-name="T102">context</text:span>=<text:span text:style-name="T102">context</text:span>)</text:p>
      <text:p text:style-name="P25"/>
      <text:p text:style-name="P25">然後html的路徑是：</text:p>
      <text:p text:style-name="P25">圖片</text:p>
      <text:p text:style-name="P25">js調用的源碼是：</text:p>
      <text:p text:style-name="P21"><text:span text:style-name="T102">console</text:span>.<text:span text:style-name="T98">log</text:span>(<text:span text:style-name="T100">'delete shed in server'</text:span>)</text:p>
      <text:p text:style-name="P19"><text:span text:style-name="T103">function</text:span> <text:span text:style-name="T98">reqListener</text:span>() {</text:p>
      <text:p text:style-name="P23"><text:soft-page-break/>// console.log(this.responseText);</text:p>
      <text:p text:style-name="P19">}</text:p>
      <text:p text:style-name="P27"/>
      <text:p text:style-name="P23">//todo send requests</text:p>
      <text:p text:style-name="P19"><text:span text:style-name="T103">var</text:span> <text:span text:style-name="T102">oReq</text:span> = <text:span text:style-name="T103">new</text:span> <text:span text:style-name="T101">XMLHttpRequest</text:span>();</text:p>
      <text:p text:style-name="P19"><text:span text:style-name="T102">oReq</text:span>.<text:span text:style-name="T98">addEventListener</text:span>(<text:span text:style-name="T100">"load"</text:span>, <text:span text:style-name="T98">reqListener</text:span>);</text:p>
      <text:p text:style-name="P19"><text:span text:style-name="T102">oReq</text:span>.<text:span text:style-name="T98">open</text:span>(<text:span text:style-name="T100">"GET"</text:span>, <text:span text:style-name="T100">'delete_shed'</text:span>+<text:span text:style-name="T100">'/'</text:span>+<text:span text:style-name="T102">shedId</text:span>);</text:p>
      <text:p text:style-name="P19"><text:span text:style-name="T102">oReq</text:span>.<text:span text:style-name="T98">send</text:span>();</text:p>
      <text:p text:style-name="P25"/>
      <text:p text:style-name="P25">因為這個path的參數和上一個link_db的參數都是&lt;str:xxx&gt;，所以必須要加一個目錄，才能被訪問到，所以我新建了一個空的dir : delete_shed，如圖，是一個空的目錄；</text:p>
      <text:p text:style-name="P25">圖片</text:p>
      <text:p text:style-name="P25"/>
      <text:p text:style-name="P25">總結：</text:p>
      <text:p text:style-name="P25">我在stack和youtube上面都看到過相關的解答，但是都在實操的時候，遇到bug；所以就寫了這個傻瓜式操作的文章，希望大家不用像我一樣，被卡好幾天；</text:p>
      <text:p text:style-name="P25"/>
      <text:p text:style-name="P25"/>
      <text:p text:style-name="P25"/>
      <text:p text:style-name="P29">6/14</text:p>
      <text:p text:style-name="P29">1 乾貨再好，抵得過一雙黑絲嗎？</text:p>
      <text:p text:style-name="P29">（</text:p>
      <text:p text:style-name="P29">把知識娛樂化，是現在的潮流</text:p>
      <text:p text:style-name="P29">）</text:p>
      <text:p text:style-name="P29"/>
      <text:p text:style-name="P30">2 dJango </text:p>
      <text:p text:style-name="P30">template 和 view 溝通的新做法：<text:line-break/>主要是view中的函數可以直接返回，作為http的response：</text:p>
      <text:p text:style-name="P244"><text:span text:style-name="T314">view中：</text:span></text:p>
      <text:p text:style-name="P23"># return render(request, 'link_db/link_db.html', context=context)</text:p>
      <text:p text:style-name="P19"><text:span text:style-name="T104">return</text:span> <text:span text:style-name="T101">JsonResponse</text:span>({<text:span text:style-name="T100">'pathname'</text:span>: <text:span text:style-name="T102">pathName</text:span>, <text:span text:style-name="T100">'polygon'</text:span>: <text:span text:style-name="T101">json</text:span>.<text:span text:style-name="T98">dumps</text:span>(<text:span text:style-name="T102">originGpxManager</text:span>.<text:span text:style-name="T98">GetPolygon</text:span>(<text:span text:style-name="T102">pathName</text:span>))}) </text:p>
      <text:p text:style-name="P30"/>
      <text:p text:style-name="P30">template中：</text:p>
      <text:p text:style-name="P24">//send to servers</text:p>
      <text:p text:style-name="P19"><text:span text:style-name="T103">function</text:span> <text:span text:style-name="T98">reqListener</text:span>() {</text:p>
      <text:p text:style-name="P19"><text:span text:style-name="T102">console</text:span>.<text:span text:style-name="T98">log</text:span>(<text:span text:style-name="T103">typeof</text:span>(<text:span text:style-name="T103">this</text:span>.<text:span text:style-name="T102">responseText</text:span>),<text:span text:style-name="T103">typeof</text:span>(<text:span text:style-name="T103">this</text:span>.<text:span text:style-name="T102">response</text:span>));</text:p>
      <text:p text:style-name="P19"><text:span text:style-name="T102">console</text:span>.<text:span text:style-name="T98">log</text:span>(<text:span text:style-name="T103">this</text:span>)</text:p>
      <text:p text:style-name="P27"/>
      <text:p text:style-name="P19"><text:span text:style-name="T103">var</text:span> <text:span text:style-name="T102">response</text:span> = <text:span text:style-name="T102">JSON</text:span>.<text:span text:style-name="T98">parse</text:span>(<text:span text:style-name="T103">this</text:span>.<text:span text:style-name="T102">responseText</text:span>);</text:p>
      <text:p text:style-name="P19"><text:span text:style-name="T102">console</text:span>.<text:span text:style-name="T98">log</text:span>(<text:span text:style-name="T102">response</text:span>);</text:p>
      <text:p text:style-name="P27"/>
      <text:p text:style-name="P19"><text:span text:style-name="T103">var</text:span> <text:span text:style-name="T102">pathName</text:span> = <text:span text:style-name="T98">decodeURI</text:span>(<text:span text:style-name="T102">response</text:span>[<text:span text:style-name="T100">'pathname'</text:span>]);</text:p>
      <text:p text:style-name="P19"><text:span text:style-name="T103">var</text:span> <text:span text:style-name="T102">polygon</text:span> = <text:span text:style-name="T102">response</text:span>[<text:span text:style-name="T100">'polygon'</text:span>];</text:p>
      <text:p text:style-name="P19"><text:span text:style-name="T102">console</text:span>.<text:span text:style-name="T98">log</text:span>(<text:span text:style-name="T100">'pathName'</text:span>, <text:span text:style-name="T102">pathName</text:span>);</text:p>
      <text:p text:style-name="P27"/>
      <text:p text:style-name="P23"><text:soft-page-break/>//add polygon to gpxmanager</text:p>
      <text:p text:style-name="P19"><text:span text:style-name="T102">pathManger</text:span>.<text:span text:style-name="T98">AddOriginPolygon</text:span>(<text:span text:style-name="T102">pathName</text:span>, <text:span text:style-name="T102">polygon</text:span>);</text:p>
      <text:p text:style-name="P19">}</text:p>
      <text:p text:style-name="P27"/>
      <text:p text:style-name="P19"><text:span text:style-name="T103">var</text:span> <text:span text:style-name="T102">oReq</text:span> = <text:span text:style-name="T103">new</text:span> <text:span text:style-name="T101">XMLHttpRequest</text:span>();</text:p>
      <text:p text:style-name="P19"><text:span text:style-name="T102">oReq</text:span>.<text:span text:style-name="T98">addEventListener</text:span>(<text:span text:style-name="T100">"load"</text:span>, <text:span text:style-name="T98">reqListener</text:span>);</text:p>
      <text:p text:style-name="P19"><text:span text:style-name="T102">oReq</text:span>.<text:span text:style-name="T98">open</text:span>(<text:span text:style-name="T100">"GET"</text:span>, <text:span text:style-name="T100">'decodePathLine_toPolygon'</text:span> + <text:span text:style-name="T100">'/'</text:span>+<text:span text:style-name="T102">pathname</text:span>+<text:span text:style-name="T100">'/'</text:span> + <text:span text:style-name="T102">str_paths</text:span>);</text:p>
      <text:p text:style-name="P19"><text:span text:style-name="T102">oReq</text:span>.<text:span text:style-name="T98">send</text:span>();</text:p>
      <text:p text:style-name="P30"/>
      <text:p text:style-name="P30">這樣可以不用更新html<text:span text:style-name="T110">，直接使用回傳的信息進行接下來的操作；</text:span></text:p>
      <text:p text:style-name="P17"/>
      <text:p text:style-name="P17"/>
      <text:p text:style-name="P31">6/15</text:p>
      <text:p text:style-name="P31">1 讀論文</text:p>
      <text:p text:style-name="P31"><text:a xlink:type="simple" xlink:href="https://elifesciences.org/articles/68653" text:style-name="Internet_20_link" text:visited-style-name="Visited_20_Internet_20_Link">https://elifesciences.org/articles/68653</text:a></text:p>
      <text:p text:style-name="P32">（</text:p>
      <text:p text:style-name="P32">elife的信息</text:p>
      <text:p text:style-name="P32"><text:a xlink:type="simple" xlink:href="https://zh.wikipedia.org/zh-tw/ELife" text:style-name="Internet_20_link" text:visited-style-name="Visited_20_Internet_20_Link">https://zh.wikipedia.org/zh-tw/ELife</text:a></text:p>
      <text:p text:style-name="P32">）</text:p>
      <text:p text:style-name="P47">Group-living animals that rely on stable foraging or migratory routes can develop behavioural traditions to pass route information down to inexperienced individuals.</text:p>
      <text:p text:style-name="P34">鴿子是團體生活的動物；有固定的覓食和遷徙軌跡的；</text:p>
      <text:p text:style-name="P34">可以把遷徙的路徑傳遞給沒有經驗的鴿子；</text:p>
      <text:p text:style-name="P32">（</text:p>
      <text:p text:style-name="P32">真的嗎？</text:p>
      <text:p text:style-name="P32">）</text:p>
      <text:p text:style-name="P33">Striking a balance between exploitation of social information and exploration for better alternatives is essential to prevent the spread of maladaptive traditions.</text:p>
      <text:p text:style-name="P36">在社會信息的開發和勘探更好的選擇中<text:span text:style-name="T130">，</text:span>取得平衡，是防止不良習慣的基礎；</text:p>
      <text:p text:style-name="P35">（</text:p>
      <text:p text:style-name="P35">這裡是指鴿子嗎？</text:p>
      <text:p text:style-name="P35">）</text:p>
      <text:p text:style-name="P35">We investigated this balance during cumulative route development in the homing pigeon <text:span text:style-name="T127">Columba livia</text:span>.</text:p>
      <text:p text:style-name="P35">通過累積野鴿的路徑的發展來研究<text:span text:style-name="T130">，這個平衡點；</text:span></text:p>
      <text:p text:style-name="P35">We quantified information transfer within pairs of birds in a transmission-chain experiment and determined how birds with different levels of experience contributed to the exploration–exploitation trade-off. </text:p>
      <text:p text:style-name="P35">通過多對鴿子的傳播鏈任務實驗，來進行信息量化的<text:span text:style-name="T131">，並弄清楚：不同經驗層次的鴿子是如何在‘開發社會信息-勘探更好的信息’中做出權衡的；</text:span></text:p>
      <text:p text:style-name="P37">（</text:p>
      <text:p text:style-name="P37">也就是說，鴿子的route信息會有兩個渠道，一個是鴿子們之間共享的傳統信息，也叫社會信息，還有一個是自己探索出來的信息，它們會在這兩個中間進行權衡，來選擇自己的route信息；</text:p>
      <text:p text:style-name="P37">實驗對象是：使用不同的經驗層次的鴿子；</text:p>
      <text:p text:style-name="P37">方式是<text:span text:style-name="T132">：完成一個任務鏈實驗；</text:span></text:p>
      <text:p text:style-name="P37">）</text:p>
      <text:p text:style-name="P37"><text:soft-page-break/>Newly introduced naïve individuals were initially more likely to initiate exploration than experienced birds, but the pair soon settled into a pattern of alternating leadership with both birds contributing equally.</text:p>
      <text:p text:style-name="P38">（</text:p>
      <text:p text:style-name="P38">新來的鴿子，相比有經驗的鴿子，一開始都是使用社會信息，但是很快，就會開始進入，共同勘探新信息的階段了；</text:p>
      <text:p text:style-name="P38">）</text:p>
      <text:p text:style-name="P38">Experimental pairs showed an oscillating pattern of exploration over generations that might facilitate the discovery of more efficient routes.</text:p>
      <text:p text:style-name="P39">實驗顯示：不同代的對鴿們的社會信息，對於促進更有效的路徑來說，顯示出的模式是震盪模式；</text:p>
      <text:p text:style-name="P39">（</text:p>
      <text:p text:style-name="P39">問題：這個震盪是指：有的促進多，有的促進少；還是指：有的促進，有的倒退？</text:p>
      <text:p text:style-name="P39">）</text:p>
      <text:p text:style-name="P39">Our results introduce a new perspective on the roles of leadership and information pooling in the context of collective learning.</text:p>
      <text:p text:style-name="P40">在集體學習中的，領導角色和信息匯集這一塊，我們的成果提供了一個新的觀點；</text:p>
      <text:p text:style-name="P40">（</text:p>
      <text:p text:style-name="P40">鴿子們的最佳路徑是一個集體學習的成果，成對飛行的話，就會有領導角色，並匯總兩個鴿子信息的情況；</text:p>
      <text:p text:style-name="P40">所以這也是因着實驗對象是對鴿的緣故；</text:p>
      <text:p text:style-name="P40">問題：</text:p>
      <text:p text:style-name="P40">但是賽鴿不是是單個飛行的嗎？只會依賴自己已有的社會經驗和這次的探索經驗來飛行，不會有所謂的領導角色和信息匯總的問題；</text:p>
      <text:p text:style-name="P40">對鴿的信息匯總會遇到的有兩種情況：假設兩個鴿子的社會信息一樣了，那麼就是A鴿子作為領導者時，匯總自己的探索信息，和匯總B鴿子的探索信息；會不會權重不一樣？</text:p>
      <text:p text:style-name="P48">領導者的最終信息= 社會信息*權重+領導者的探索信息*權重+跟隨者的探索信息*權重；</text:p>
      <text:p text:style-name="P40">如果是一個鴿子的話：那麼就是研究，</text:p>
      <text:p text:style-name="P48">最終信息 = 社會信息*權重+探索信息*權重；</text:p>
      <text:p text:style-name="P40">這個公式是什麼；</text:p>
      <text:p text:style-name="P40">這篇論文的研究的重點，應該是第一個公式是什麼；</text:p>
      <text:p text:style-name="P40">）</text:p>
      <text:p text:style-name="P40">The coordinated motion of groups is a widespread phenomenon observed in multiple taxa.</text:p>
      <text:p text:style-name="P61"><text:span text:style-name="T23">taxa</text:span><text:span text:style-name="T24">：分類單元，</text:span><text:span text:style-name="T52">又稱分類單位或分類群</text:span><text:bookmark text:name="cite_ref-植物学名词_2-0"/><text:a xlink:type="simple" xlink:href="https://zh.wikipedia.org/zh-tw/分類單元#cite_note-植物学名词-2" text:style-name="Internet_20_link" text:visited-style-name="Visited_20_Internet_20_Link"><text:span text:style-name="T60">[2]</text:span></text:a><text:span text:style-name="T52">，也可簡稱作類元</text:span><text:bookmark text:name="cite_ref-同号文,_1995_3-0"/><text:a xlink:type="simple" xlink:href="https://zh.wikipedia.org/zh-tw/分類單元#cite_note-同号文,_1995-3" text:style-name="Internet_20_link" text:visited-style-name="Visited_20_Internet_20_Link"><text:span text:style-name="T60">[3]</text:span></text:a><text:span text:style-name="T52">或類群</text:span><text:span text:style-name="T53">；</text:span></text:p>
      <text:p text:style-name="P39"><text:a xlink:type="simple" xlink:href="https://zh.wikipedia.org/zh-tw/分類單元" text:style-name="Internet_20_link" text:visited-style-name="Visited_20_Internet_20_Link">https://zh.wikipedia.org/zh-tw/%E5%88%86%E9%A1%9E%E5%96%AE%E5%85%83</text:a></text:p>
      <text:p text:style-name="P39"/>
      <text:p text:style-name="P39"><text:span text:style-name="T133">是</text:span><text:a xlink:type="simple" xlink:href="https://zh.wikipedia.org/wiki/生物分类学" text:style-name="Internet_20_link" text:visited-style-name="Visited_20_Internet_20_Link"><text:span text:style-name="T146">生物分類學</text:span></text:a><text:span text:style-name="T133">上的基本概念，指一群擁有共同特徵的生物的集合體</text:span><text:bookmark text:name="cite_ref-古生物学名词_6-0"/><text:a xlink:type="simple" xlink:href="https://zh.wikipedia.org/zh-tw/分類單元#cite_note-古生物学名词-6" text:style-name="Internet_20_link" text:visited-style-name="Visited_20_Internet_20_Link">[5]</text:a><text:bookmark text:name="cite_ref-植物学名词_2-1"/><text:a xlink:type="simple" xlink:href="https://zh.wikipedia.org/zh-tw/分類單元#cite_note-植物学名词-2" text:style-name="Internet_20_link" text:visited-style-name="Visited_20_Internet_20_Link">[2]</text:a><text:span text:style-name="T133">，為分類學工作中的客觀操作單位</text:span><text:bookmark text:name="cite_ref-昆虫学名词_1-1"/><text:a xlink:type="simple" xlink:href="https://zh.wikipedia.org/zh-tw/分類單元#cite_note-昆虫学名词-1" text:style-name="Internet_20_link" text:visited-style-name="Visited_20_Internet_20_Link"><text:span text:style-name="T143">[1]</text:span></text:a><text:span text:style-name="T133">。</text:span></text:p>
      <text:p text:style-name="P155"><text:span text:style-name="T134">單系分類單元</text:span><text:span text:style-name="T133">（英文：</text:span><text:span text:style-name="T135">monophyletic taxon</text:span><text:span text:style-name="T133">），由</text:span><text:a xlink:type="simple" xlink:href="https://zh.wikipedia.org/wiki/最近共同祖先" text:style-name="Internet_20_link" text:visited-style-name="Visited_20_Internet_20_Link"><text:span text:style-name="T147">共同祖先</text:span></text:a><text:span text:style-name="T133">及其所有後代組成的分類單元</text:span><text:bookmark text:name="cite_ref-微生物学名词_10-0"/><text:a xlink:type="simple" xlink:href="https://zh.wikipedia.org/zh-tw/分類單元#cite_note-微生物学名词-10" text:style-name="Internet_20_link" text:visited-style-name="Visited_20_Internet_20_Link"><text:span text:style-name="T144">[9]</text:span></text:a><text:span text:style-name="T133">。</text:span></text:p>
      <text:list xml:id="list1558632538" text:style-name="L2">
        <text:list-item>
          <text:p text:style-name="P250"><text:span text:style-name="T54">多系分類單元</text:span><text:span text:style-name="T52">（英文：</text:span><text:span text:style-name="T55">polyphyletic taxon</text:span><text:span text:style-name="T52">），又稱復系分類單元，由來自不止一個祖先的後代組成的分類單元</text:span><text:bookmark text:name="cite_ref-微生物学名词_10-1"/><text:a xlink:type="simple" xlink:href="https://zh.wikipedia.org/zh-tw/分類單元#cite_note-微生物学名词-10" text:style-name="Internet_20_link" text:visited-style-name="Visited_20_Internet_20_Link"><text:span text:style-name="T61">[9]</text:span></text:a><text:span text:style-name="T52">。</text:span></text:p>
        </text:list-item>
        <text:list-item>
          <text:p text:style-name="P250"><text:span text:style-name="T54">偏系分類單元</text:span><text:span text:style-name="T52">（英文：</text:span><text:span text:style-name="T55">paraphyletic taxon</text:span><text:span text:style-name="T52">），又稱並系分類單元，由來自同一個祖先的部分後代組成的分類單元</text:span><text:bookmark text:name="cite_ref-微生物学名词_10-2"/><text:a xlink:type="simple" xlink:href="https://zh.wikipedia.org/zh-tw/分類單元#cite_note-微生物学名词-10" text:style-name="Internet_20_link" text:visited-style-name="Visited_20_Internet_20_Link"><text:span text:style-name="T61">[9]</text:span></text:a><text:span text:style-name="T52">。</text:span></text:p>
        </text:list-item>
      </text:list>
      <text:p text:style-name="P49"/>
      <text:p text:style-name="P39"/>
      <text:p text:style-name="P39">The coordinated motion of groups is a widespread phenomenon observed in multiple taxa (<text:a xlink:type="simple" xlink:href="https://elifesciences.org/articles/68653#bib66" text:style-name="Internet_20_link" text:visited-style-name="Visited_20_Internet_20_Link"><text:span text:style-name="T8">Vicsek and Zafeiris, 2012</text:span></text:a>). Among other adaptive advantages, <text:soft-page-break/>such as increased energetic efficiency and decreased odds of predation (<text:a xlink:type="simple" xlink:href="https://elifesciences.org/articles/68653#bib37" text:style-name="Internet_20_link" text:visited-style-name="Visited_20_Internet_20_Link"><text:span text:style-name="T8">Krause and Ruxton, 2002</text:span></text:a>), collective motion also allows group members to increase their sensory and cognitive capacity (<text:a xlink:type="simple" xlink:href="https://elifesciences.org/articles/68653#bib1" text:style-name="Internet_20_link" text:visited-style-name="Visited_20_Internet_20_Link"><text:span text:style-name="T8">Berdahl et al., 2013</text:span></text:a>; <text:a xlink:type="simple" xlink:href="https://elifesciences.org/articles/68653#bib26" text:style-name="Internet_20_link" text:visited-style-name="Visited_20_Internet_20_Link"><text:span text:style-name="T8">Gelblum et al., 2020</text:span></text:a>) and to acquire valuable social information for navigation (<text:a xlink:type="simple" xlink:href="https://elifesciences.org/articles/68653#bib12" text:style-name="Internet_20_link" text:visited-style-name="Visited_20_Internet_20_Link"><text:span text:style-name="T8">Couzin, 2009</text:span></text:a>; <text:a xlink:type="simple" xlink:href="https://elifesciences.org/articles/68653#bib13" text:style-name="Internet_20_link" text:visited-style-name="Visited_20_Internet_20_Link"><text:span text:style-name="T8">Couzin et al., 2011</text:span></text:a>). </text:p>
      <text:p text:style-name="P41">協同運動在很多族群中都很常見，協同運動的適應優勢很多，比如：提升能量效率，減少捕食的損耗，集體運動還可以提升團體成員的感知和識別能力<text:span text:style-name="T148">，</text:span><text:span text:style-name="T128">和為了導航而獲得有效的社交信息；</text:span></text:p>
      <text:p text:style-name="P42">（</text:p>
      <text:p text:style-name="P42">鴿子訓練的時候，是一種協同運動 or 集體運動嗎？</text:p>
      <text:p text:style-name="P42">）</text:p>
      <text:p text:style-name="P42"/>
      <text:p text:style-name="P42">Not only can later generations build on the success of earlier ones, but the introduction of new members, even those with no prior knowledge, adds diversity that can enhance the group’s behavioural solutions (<text:a xlink:type="simple" xlink:href="https://elifesciences.org/articles/68653#bib43" text:style-name="Internet_20_link" text:visited-style-name="Visited_20_Internet_20_Link"><text:span text:style-name="T8">Mehlhorn et al., 2015</text:span></text:a>).</text:p>
      <text:p text:style-name="P43">（</text:p>
      <text:p text:style-name="P43">所以，新的鴿子的加入，有利於強壯團體的行為嗎?</text:p>
      <text:p text:style-name="P44">從兩個角度看：</text:p>
      <text:p text:style-name="P44">角度1：新的同種的鴿子，or 新的不同種類的鴿子；</text:p>
      <text:p text:style-name="P43">角度<text:span text:style-name="T149">2：飛行習慣不一樣的鴿子，比如不同團隊的鴿子，相互促進，是否可以提升？</text:span></text:p>
      <text:p text:style-name="P43">話說<text:span text:style-name="T150">，冠軍鴿子，他們的後代之所以這麼重要，是否也和它們的社會信息有關係；</text:span></text:p>
      <text:p text:style-name="P43">）</text:p>
      <text:p text:style-name="P41"/>
      <text:p text:style-name="P41">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8">Fu and Gray, 2006</text:span></text:a>).</text:p>
      <text:p text:style-name="P45">（</text:p>
      <text:p text:style-name="P45">不論是團體還是單個的鴿子，飛行的時候，導航都有兩個因素決定：</text:p>
      <text:p text:style-name="P45">既有的飛行經驗 + 這次飛行的信息 = 更好的路線；</text:p>
      <text:p text:style-name="P45">）</text:p>
      <text:p text:style-name="P45">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8">Fu and Gray, 2006</text:span></text:a>).</text:p>
      <text:p text:style-name="P46">（</text:p>
      <text:p text:style-name="P46">團隊飛行中的導航因素的公式很難制定，是因為這個leader是不固定的，比如這裡的，這個團隊，就會出現，如果兩個導航的意見出現衝突的時候，大家會更願意聽大隻的意見；</text:p>
      <text:p text:style-name="P46">）</text:p>
      <text:p text:style-name="P46">Experiments with paired birds show that route information can be passed from experienced birds to naïve individuals through social learning (<text:a xlink:type="simple" xlink:href="https://elifesciences.org/articles/68653#bib48" text:style-name="Internet_20_link" text:visited-style-name="Visited_20_Internet_20_Link"><text:span text:style-name="T8">Pettit et al., 2013a</text:span></text:a>) and can be modified through information pooling when individuals with different idiosyncratic routes share information to reach a compromise between their routes (<text:a xlink:type="simple" xlink:href="https://elifesciences.org/articles/68653#bib3" text:style-name="Internet_20_link" text:visited-style-name="Visited_20_Internet_20_Link"><text:span text:style-name="T8">Biro et al., 2006</text:span></text:a>). Although learning generally improves route <text:soft-page-break/>efficiency, both social learning and information pooling tend to reach a plateau beyond which further improvement in efficiency is not seen. </text:p>
      <text:p text:style-name="P46">（</text:p>
      <text:p text:style-name="P46">實驗中發現：新的鴿子可以直接獲得原有的經驗，飛行經驗也可以通過融合其他的線路的鴿子的經驗，進一步提升；</text:p>
      <text:p text:style-name="P46">問題：如果這麼說，是不是，飛的越多次，飛行經驗越多，就能提升的更多？融合的不同路線的鴿子越多，飛行經驗也就越多，提升的也更多？</text:p>
      <text:p text:style-name="P46">）</text:p>
      <text:p text:style-name="P46">However, for birds flying together, the introduction of a naïve individual in place of an experienced one effectively leads to the resumption of exploratory behaviour and further route improvement (<text:a xlink:type="simple" xlink:href="https://elifesciences.org/articles/68653#bib56" text:style-name="Internet_20_link" text:visited-style-name="Visited_20_Internet_20_Link"><text:span text:style-name="T8">Sasaki and Biro, 2017</text:span></text:a>).</text:p>
      <text:p text:style-name="P46">（</text:p>
      <text:p text:style-name="P46">介紹新鴿子的缺點是：恢復久的飛行經驗會成為重點，而不是提升路線的效率；</text:p>
      <text:p text:style-name="P46">這個是自然的<text:span text:style-name="T151">，這部分只是為了驗證，社會信息是可以當作飛行經驗進行傳遞的；</text:span></text:p>
      <text:p text:style-name="P46">）</text:p>
      <text:p text:style-name="P176">Yet, it remains unclear to what extent a bird’s prior experience influences the balance between exploration and exploitation and how birds with potentially different route preferences jointly shape a route.</text:p>
      <text:p text:style-name="P225">鴿子既有的經驗對於<text:span text:style-name="T152">，平衡，社會經驗的分享和探索新經驗，的影響還不知道；</text:span></text:p>
      <text:p text:style-name="P225">鴿子對於不同路徑的喜好，是否會成為形成路徑的因素<text:span text:style-name="T152">，也是不知道；</text:span></text:p>
      <text:p text:style-name="P231">（</text:p>
      <text:p text:style-name="P225">鴿子可能對路徑有鴿子的喜好<text:span text:style-name="T152">？</text:span></text:p>
      <text:p text:style-name="P232">）</text:p>
      <text:p text:style-name="P177">Indeed, the mechanisms underlying how different individual preferences are combined into a collective outcome is one of the key foci in studies of collective animal behaviour. </text:p>
      <text:p text:style-name="P226"><text:span text:style-name="T25">不同鴿子的喜好的整合機制才是重點；</text:span><text:line-break/></text:p>
      <text:p text:style-name="P226"><text:span text:style-name="T22">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31">Freeman et al., 2011</text:span></text:a><text:span text:style-name="T22">), their typical flight speed (</text:span><text:a xlink:type="simple" xlink:href="https://elifesciences.org/articles/68653#bib50" text:style-name="Internet_20_link" text:visited-style-name="Visited_20_Internet_20_Link"><text:span text:style-name="T31">Pettit et al., 2015</text:span></text:a><text:span text:style-name="T22">), their personality (</text:span><text:a xlink:type="simple" xlink:href="https://elifesciences.org/articles/68653#bib57" text:style-name="Internet_20_link" text:visited-style-name="Visited_20_Internet_20_Link"><text:span text:style-name="T31">Sasaki et al., 2018</text:span></text:a><text:span text:style-name="T22">), as well as their level of experience (</text:span><text:a xlink:type="simple" xlink:href="https://elifesciences.org/articles/68653#bib20" text:style-name="Internet_20_link" text:visited-style-name="Visited_20_Internet_20_Link"><text:span text:style-name="T31">Flack et al., 2012</text:span></text:a><text:span text:style-name="T22">). </text:span></text:p>
      <text:p text:style-name="P156">（</text:p>
      <text:p text:style-name="P156">鴿子的領導者是決定因素：</text:p>
      <text:p text:style-name="P156">路線，飛行速度，個性，經驗值，</text:p>
      <text:p text:style-name="P156">）</text:p>
      <text:p text:style-name="P156">Moreover, equally experienced birds are known to come to a compromise by averaging their idiosyncratic routes so long as the pair’s route remains within a threshold distance from each bird’s favoured one – a low level of conflict.</text:p>
      <text:p text:style-name="P156"><text:soft-page-break/>路線衝突較小的時候，也會跟隨；</text:p>
      <text:p text:style-name="P156">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8">Nagy et al., 2010</text:span></text:a>; <text:a xlink:type="simple" xlink:href="https://elifesciences.org/articles/68653#bib49" text:style-name="Internet_20_link" text:visited-style-name="Visited_20_Internet_20_Link"><text:span text:style-name="T8">Pettit et al., 2013b</text:span></text:a>).</text:p>
      <text:p text:style-name="P156">飛在前面的對於方向的影響力更大；</text:p>
      <text:p text:style-name="P156"/>
      <text:p text:style-name="P156">Leader–follower interactions of this sort can be accurately captured using information-theoretic measures that quantify causal relations in terms of predictive information (<text:a xlink:type="simple" xlink:href="https://elifesciences.org/articles/68653#bib7" text:style-name="Internet_20_link" text:visited-style-name="Visited_20_Internet_20_Link"><text:span text:style-name="T8">Butail et al., 2016</text:span></text:a>; <text:a xlink:type="simple" xlink:href="https://elifesciences.org/articles/68653#bib34" text:style-name="Internet_20_link" text:visited-style-name="Visited_20_Internet_20_Link"><text:span text:style-name="T8">Kim et al., 2018</text:span></text:a>; <text:a xlink:type="simple" xlink:href="https://elifesciences.org/articles/68653#bib16" text:style-name="Internet_20_link" text:visited-style-name="Visited_20_Internet_20_Link"><text:span text:style-name="T8">Crosato et al., 2018</text:span></text:a>; <text:a xlink:type="simple" xlink:href="https://elifesciences.org/articles/68653#bib55" text:style-name="Internet_20_link" text:visited-style-name="Visited_20_Internet_20_Link"><text:span text:style-name="T8">Ray et al., 2019</text:span></text:a>; <text:a xlink:type="simple" xlink:href="https://elifesciences.org/articles/68653#bib64" text:style-name="Internet_20_link" text:visited-style-name="Visited_20_Internet_20_Link"><text:span text:style-name="T8">Valentini et al., 2020</text:span></text:a>).</text:p>
      <text:p text:style-name="P159">主從關係的內在聯繫，可以通過捕捉，動作中的因果關係，來進行測量；</text:p>
      <text:p text:style-name="P157">This aspect of transfer entropy encompasses traditional methods to quantify collective movement that are based on modelling an individual’s behaviour as a combination of three motional tendencies (<text:a xlink:type="simple" xlink:href="https://elifesciences.org/articles/68653#bib10" text:style-name="Internet_20_link" text:visited-style-name="Visited_20_Internet_20_Link"><text:span text:style-name="T8">Couzin et al., 2002</text:span></text:a>) – alignment of direction to nearby group members, attraction towards sufficiently distant members, and repulsion from sufficiently close members – that allow an individual to maintain proximity to the group. </text:p>
      <text:p text:style-name="P160">三種行為趨勢：</text:p>
      <text:p text:style-name="P160">附近夥伴的同一方向力；保持適當距離的同伴的吸引力；太近了的夥伴的排斥力；</text:p>
      <text:p text:style-name="P160">這三個力<text:span text:style-name="T153">，讓個體可以不離隊；</text:span></text:p>
      <text:p text:style-name="P160"><text:span text:style-name="T139">Transfer entropy</text:span><text:span text:style-name="T137"> is a </text:span><text:a xlink:type="simple" xlink:href="https://en.wikipedia.org/wiki/Non-parametric_statistics" text:style-name="Internet_20_link" text:visited-style-name="Visited_20_Internet_20_Link"><text:span text:style-name="T145">non-parametric statistic</text:span></text:a><text:span text:style-name="T137"> measuring the amount of directed (time-asymmetric) transfer of </text:span><text:a xlink:type="simple" xlink:href="https://en.wikipedia.org/wiki/Information" text:style-name="Internet_20_link" text:visited-style-name="Visited_20_Internet_20_Link"><text:span text:style-name="T145">information</text:span></text:a><text:span text:style-name="T137"> between two </text:span><text:a xlink:type="simple" xlink:href="https://en.wikipedia.org/wiki/Random_process" text:style-name="Internet_20_link" text:visited-style-name="Visited_20_Internet_20_Link"><text:span text:style-name="T145">random processes</text:span></text:a><text:span text:style-name="T137">.</text:span><text:bookmark text:name="cite_ref-1"/><text:a xlink:type="simple" xlink:href="https://en.wikipedia.org/wiki/Transfer_entropy#cite_note-1" text:style-name="Internet_20_link" text:visited-style-name="Visited_20_Internet_20_Link">[1]</text:a><text:bookmark text:name="cite_ref-Scholarpedia_2-0"/><text:a xlink:type="simple" xlink:href="https://en.wikipedia.org/wiki/Transfer_entropy#cite_note-Scholarpedia-2" text:style-name="Internet_20_link" text:visited-style-name="Visited_20_Internet_20_Link">[2]</text:a><text:bookmark text:name="cite_ref-Schindler07_3-0"/><text:a xlink:type="simple" xlink:href="https://en.wikipedia.org/wiki/Transfer_entropy#cite_note-Schindler07-3" text:style-name="Internet_20_link" text:visited-style-name="Visited_20_Internet_20_Link">[3]</text:a><text:span text:style-name="T137"> Transfer entropy from a process </text:span><text:span text:style-name="T138">X</text:span><text:span text:style-name="T137"> to another process </text:span><text:span text:style-name="T138">Y</text:span><text:span text:style-name="T137"> is the amount of uncertainty reduced in future values of </text:span><text:span text:style-name="T138">Y</text:span><text:span text:style-name="T137"> by knowing the past values of </text:span><text:span text:style-name="T138">X</text:span><text:span text:style-name="T137"> given past values of </text:span><text:span text:style-name="T138">Y</text:span><text:span text:style-name="T137">. More specifically, if </text:span><draw:frame draw:style-name="fr1" draw:name="Frame1" text:anchor-type="char" svg:width="0.0161in" draw:z-index="0"><draw:text-box fo:min-height="0.0161in"><text:p text:style-name="Text_20_body"/></draw:text-box></draw:frame><text:span text:style-name="T137"><draw:frame draw:style-name="fr2" draw:name="Image1" text:anchor-type="as-char" svg:width="0.0161in" svg:height="0.0161in" draw:z-index="1"><draw:image xlink:href="Pictures/1000086A0000001A0000001AB15B4122E513325A.svg" xlink:type="simple" xlink:show="embed" xlink:actuate="onLoad" loext:mime-type="image/svg+xml"/><draw:image xlink:href="Pictures/10000201000000010000000108093F3507420144.png" xlink:type="simple" xlink:show="embed" xlink:actuate="onLoad" loext:mime-type="image/png"/><svg:title> X_t </svg:title></draw:frame></text:span><text:span text:style-name="T137"> and </text:span><draw:frame draw:style-name="fr1" draw:name="Frame2" text:anchor-type="char" svg:width="0.0161in" draw:z-index="4"><draw:text-box fo:min-height="0.0161in"><text:p text:style-name="Text_20_body"/></draw:text-box></draw:frame><text:span text:style-name="T137"><draw:frame draw:style-name="fr2" draw:name="Image2" text:anchor-type="as-char" svg:width="0.0161in" svg:height="0.0161in" draw:z-index="2"><draw:image xlink:href="Pictures/100007E30000001A0000001A726604F1FD565E6B.svg" xlink:type="simple" xlink:show="embed" xlink:actuate="onLoad" loext:mime-type="image/svg+xml"/><draw:image xlink:href="Pictures/10000201000000010000000108093F3507420144.png" xlink:type="simple" xlink:show="embed" xlink:actuate="onLoad" loext:mime-type="image/png"/><svg:title>Y_{t}</svg:title></draw:frame></text:span><text:span text:style-name="T137"> for </text:span><draw:frame draw:style-name="fr1" draw:name="Frame3" text:anchor-type="char" svg:width="0.0161in" draw:z-index="5"><draw:text-box fo:min-height="0.0161in"><text:p text:style-name="Text_20_body"/></draw:text-box></draw:frame><text:span text:style-name="T137"><draw:frame draw:style-name="fr2" draw:name="Image3" text:anchor-type="as-char" svg:width="0.0161in" svg:height="0.0161in" draw:z-index="3"><draw:image xlink:href="Pictures/100008D00000001A0000001A3C0D2B263F659B91.svg" xlink:type="simple" xlink:show="embed" xlink:actuate="onLoad" loext:mime-type="image/svg+xml"/><draw:image xlink:href="Pictures/10000201000000010000000108093F3507420144.png" xlink:type="simple" xlink:show="embed" xlink:actuate="onLoad" loext:mime-type="image/png"/><svg:title> t\in \mathbb{N} </svg:title></draw:frame></text:span><text:span text:style-name="T137"> denote two random processes and the amount of information is measured using </text:span><text:a xlink:type="simple" xlink:href="https://en.wikipedia.org/wiki/Shannon%27s_entropy" text:style-name="Internet_20_link" text:visited-style-name="Visited_20_Internet_20_Link"><text:span text:style-name="T145">Shannon's entropy</text:span></text:a><text:span text:style-name="T137">, the transfer entropy can be written as:</text:span></text:p>
      <text:p text:style-name="P66"><draw:frame draw:style-name="fr1" draw:name="Frame4" text:anchor-type="char" svg:width="0.0161in" draw:z-index="6"><draw:text-box fo:min-height="0.0161in"><text:p text:style-name="Text_20_body"/></draw:text-box></draw:frame><text:span text:style-name="T155">傳遞熵是一種非參數統計量，用於測量兩個隨機過程之間的定向信息傳遞量。從過程</text:span><text:span text:style-name="T154">X</text:span><text:span text:style-name="T155">轉移到另一個過程</text:span><text:span text:style-name="T154">Y</text:span><text:span text:style-name="T155">的熵是通過知道過去的</text:span><text:span text:style-name="T154">X</text:span><text:span text:style-name="T155">值和過去的</text:span><text:span text:style-name="T154">Y</text:span><text:span text:style-name="T155">值而減少的未來</text:span><text:span text:style-name="T154">Y</text:span><text:span text:style-name="T155">值的不確定性量。</text:span></text:p>
      <text:p text:style-name="P66"><text:span text:style-name="T112">In this context, transfer entropy is advantageous as it can capture causal interactions due not only to alignment forces (</text:span><text:a xlink:type="simple" xlink:href="https://elifesciences.org/articles/68653#bib46" text:style-name="Internet_20_link" text:visited-style-name="Visited_20_Internet_20_Link"><text:span text:style-name="T117">Nagy et al., 2010</text:span></text:a><text:span text:style-name="T112">) but also to attraction and repulsion forces that result in temporarily unaligned states (</text:span><text:a xlink:type="simple" xlink:href="https://elifesciences.org/articles/68653#bib49" text:style-name="Internet_20_link" text:visited-style-name="Visited_20_Internet_20_Link"><text:span text:style-name="T117">Pettit et al., 2013b</text:span></text:a><text:span text:style-name="T112">).</text:span></text:p>
      <text:p text:style-name="P157">（</text:p>
      <text:p text:style-name="P157">圖1 ：是不是拐彎次數越少，說明這個鴿子的飛行路徑更優?</text:p>
      <text:p text:style-name="P157">）</text:p>
      <text:p text:style-name="P157"><text:soft-page-break/>previously showed that flight efficiency varies across treatments with experimental pairs eventually outperforming both fixed pairs of birds and solo individuals. The discovery of route innovations and, in particular, how birds with different levels of experience contribute to this task, is the key to the superior performance of experimental pairs. </text:p>
      <text:p text:style-name="P158">不斷的加入換新的鴿子的重組隊<text:span text:style-name="T156">，竟然會超過固定隊，</text:span>關鍵是要弄清楚<text:span text:style-name="T156">，不同層次的鳥，是如何為任務做貢獻的；</text:span></text:p>
      <text:p text:style-name="P162">（</text:p>
      <text:p text:style-name="P162">怎麼分辨是exploration 還是 exploitation;</text:p>
      <text:p text:style-name="P162">）</text:p>
      <text:p text:style-name="P162">However, while exploration steadily decreased for solo and fixed pairs of birds in the successive 48 releases, experimental pairs showed a markedly different pattern of exploration oscillating over generations (<text:a xlink:type="simple" xlink:href="https://elifesciences.org/articles/68653#fig4" text:style-name="Internet_20_link" text:visited-style-name="Visited_20_Internet_20_Link"><text:span text:style-name="T8">Figure 4a</text:span></text:a>, releases 13–60). </text:p>
      <text:p text:style-name="P163">(</text:p>
      <text:p text:style-name="P163">這裡的震盪，不只是代與代之間是震盪的，還有代的內部也是震盪的；</text:p>
      <text:p text:style-name="P163">)</text:p>
      <text:p text:style-name="P164">（</text:p>
      <text:p text:style-name="P164">像4b，這種圖的，是百分比圖，中間的像沙漏一樣的圖表的含義猜測：比如第一個沙漏，數據大概從0.15到0.4之間，但是中位數是比較中間的，中間那個橫條應該是指中位數（如果是平均值的話，其他沙漏中說不同）；</text:p>
      <text:p text:style-name="P164">）</text:p>
      <text:p text:style-name="P197">shrinkage cubic regression splines</text:p>
      <text:p text:style-name="P197">條樣函數<text:span text:style-name="T157">：</text:span></text:p>
      <text:p text:style-name="P164"><text:a xlink:type="simple" xlink:href="https://zh.wikipedia.org/zh-tw/样条函数" text:style-name="Internet_20_link" text:visited-style-name="Visited_20_Internet_20_Link">https://zh.wikipedia.org/zh-tw/%E6%A0%B7%E6%9D%A1%E5%87%BD%E6%95%B0</text:a></text:p>
      <text:p text:style-name="P164">p值的含義<text:span text:style-name="T158">：</text:span></text:p>
      <text:p text:style-name="P164"><text:a xlink:type="simple" xlink:href="https://researcher20.com/2009/11/16/p值的迷思：顯著與非常顯著/" text:style-name="Internet_20_link" text:visited-style-name="Visited_20_Internet_20_Link">https://researcher20.com/2009/11/16/p%E5%80%BC%E7%9A%84%E8%BF%B7%E6%80%9D%EF%BC%9A%E9%A1%AF%E8%91%97%E8%88%87%E9%9D%9E%E5%B8%B8%E9%A1%AF%E8%91%97/</text:a></text:p>
      <text:p text:style-name="P164">總的來說<text:span text:style-name="T158">，就是指錯誤幾率，所以是越小越好；</text:span></text:p>
      <text:p text:style-name="P164">The superior homing performance of experimental pairs is suggested to be rooted in their ability to select novel portions of a route introduced by the naïve individual that are more efficient while discarding inefficient ones (<text:a xlink:type="simple" xlink:href="https://elifesciences.org/articles/68653#bib56" text:style-name="Internet_20_link" text:visited-style-name="Visited_20_Internet_20_Link"><text:span text:style-name="T8">Sasaki and Biro, 2017</text:span></text:a>). </text:p>
      <text:p text:style-name="P164"><text:soft-page-break/>實驗鴿子的優秀表現說明<text:span text:style-name="T159">：菜鳥鴿子對於路線往好的方向變革是更有效率的；</text:span></text:p>
      <text:p text:style-name="P164">The third hypothesis (<text:span text:style-name="T127">H</text:span><text:span text:style-name="T6">3</text:span>) entails the experienced bird contributing only its past route information and relying instead on the naïve individual for the discovery of route innovations. If this hypothesis holds, we expect the naïve bird to disproportionally lead phases of exploration.</text:p>
      <text:p text:style-name="P165">H3假說：</text:p>
      <text:p text:style-name="P165">老手鴿子主要負責舊的線路，而把新的線路的革新探索，依託給菜鳥鴿子；</text:p>
      <text:p text:style-name="P165">如果這個假說成立的話，我們可以預測到：菜鳥鴿子會不規則的帶領探索的階段<text:span text:style-name="T160">（可能是革新，也可能是指舊的線路）</text:span>；</text:p>
      <text:p text:style-name="P165">（這個論文，有的地方用exploration是指革新探索，有的地方又是指舊的經驗；）</text:p>
      <text:p text:style-name="P164">Under this hypothesis, which is an extension of <text:span text:style-name="T127">H</text:span><text:span text:style-name="T4">3</text:span>, we expect to observe not only increasing homing efficiency over generations but also an asymmetric pattern of leadership in which the naïve individual leads periods of exploration and the experienced one leads periods of exploitation.</text:p>
      <text:p text:style-name="P164">在h<text:span text:style-name="T160">3成立的情況下，應該會出現：菜鳥鴿子在帶領舊線路上面和老手鴿子在帶領革新線線路上面的比例，應該是不對稱的；</text:span></text:p>
      <text:p text:style-name="P166">（</text:p>
      <text:p text:style-name="P166">lead time = lead exploration time + lead exploitation time;</text:p>
      <text:p text:style-name="P166">所以如果lead time 相同的話，照理來說是 老手鴿子的exploration time比較多，相對的 exploitation time比較少；</text:p>
      <text:p text:style-name="P166">）</text:p>
      <text:p text:style-name="P166">We found instead no significant difference between the contributions of the experienced bird and those of the naïve one both overall and within generations (<text:a xlink:type="simple" xlink:href="https://elifesciences.org/articles/68653#fig4" text:style-name="Internet_20_link" text:visited-style-name="Visited_20_Internet_20_Link"><text:span text:style-name="T8">Figure 4b</text:span></text:a>, <text:a xlink:type="simple" xlink:href="https://elifesciences.org/articles/68653#app1table1" text:style-name="Internet_20_link" text:visited-style-name="Visited_20_Internet_20_Link"><text:span text:style-name="T8">Appendix 1—table 1</text:span></text:a>). The sole exception is represented by generation 3 during which the naïve bird contributed more than the experienced one to exploitation (Wilcoxon signed-rank test, p=0.035, <text:span text:style-name="T127">V</text:span> = 1871). In agreement with our expectations for <text:span text:style-name="T127">H</text:span><text:span text:style-name="T4">4</text:span>, experienced and naïve birds led the pair with approximately the same frequency in both exploration and exploitation, suggesting that deviations from established routes were not caused only by the naïve bird (see also <text:a xlink:type="simple" xlink:href="https://elifesciences.org/articles/68653#app1fig4" text:style-name="Internet_20_link" text:visited-style-name="Visited_20_Internet_20_Link"><text:span text:style-name="T8">Appendix 1—figure 4</text:span></text:a>, inset). </text:p>
      <text:p text:style-name="P166">這說明<text:span text:style-name="T161">，h3並不準確，反而印證了H4是準確：兩者共同分擔exploation和exploitation的責任；</text:span></text:p>
      <text:p text:style-name="P166">說明舊的線路的改革，並不只是有菜鳥鴿進行的<text:span text:style-name="T161">；</text:span></text:p>
      <text:p text:style-name="P166">However, when transitions are considered over the 12 releases composing each generation (<text:a xlink:type="simple" xlink:href="https://elifesciences.org/articles/68653#fig4" text:style-name="Internet_20_link" text:visited-style-name="Visited_20_Internet_20_Link"><text:span text:style-name="T8">Figure 4c</text:span></text:a>), the naïve individual was more likely to initiate phases of exploration during the first release (p&lt;0.01, <text:span text:style-name="T127">n</text:span> = 44, <text:a xlink:type="simple" xlink:href="https://elifesciences.org/articles/68653#app1table3" text:style-name="Internet_20_link" text:visited-style-name="Visited_20_Internet_20_Link"><text:span text:style-name="T8">Appendix 1—table 3</text:span></text:a>) doing so 70.5% of the time compared to 29.5% for the experienced bird. After the first release, transitions that initiate phases of exploration were <text:soft-page-break/>about as likely to be initiated by either of the two birds independently of their level of experience.</text:p>
      <text:p text:style-name="P166">菜鳥鴿子在第一次放飛的時候會承擔<text:span text:style-name="T162">70%左右的exploration的責任，之後的11次放飛，它們的責任比例，和他們的經驗幾乎無關；</text:span></text:p>
      <text:p text:style-name="P227"><text:span text:style-name="T26">a number of different factors have been shown to play a role in it. 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32">Freeman et al., 2011</text:span></text:a><text:span text:style-name="T26">), their typical flight speed (</text:span><text:a xlink:type="simple" xlink:href="https://elifesciences.org/articles/68653#bib50" text:style-name="Internet_20_link" text:visited-style-name="Visited_20_Internet_20_Link"><text:span text:style-name="T32">Pettit et al., 2015</text:span></text:a><text:span text:style-name="T26">)</text:span><text:span text:style-name="T22">, their typical flight speed (</text:span><text:a xlink:type="simple" xlink:href="https://elifesciences.org/articles/68653#bib50" text:style-name="Internet_20_link" text:visited-style-name="Visited_20_Internet_20_Link"><text:span text:style-name="T31">Pettit et al., 2015</text:span></text:a><text:span text:style-name="T22">), their personality (</text:span><text:a xlink:type="simple" xlink:href="https://elifesciences.org/articles/68653#bib57" text:style-name="Internet_20_link" text:visited-style-name="Visited_20_Internet_20_Link"><text:span text:style-name="T31">Sasaki et al., 2018</text:span></text:a><text:span text:style-name="T22">), as well as their level of experience (</text:span><text:a xlink:type="simple" xlink:href="https://elifesciences.org/articles/68653#bib20" text:style-name="Internet_20_link" text:visited-style-name="Visited_20_Internet_20_Link"><text:span text:style-name="T31">Flack et al., 2012</text:span></text:a><text:span text:style-name="T22">). </text:span></text:p>
      <text:p text:style-name="P167">只有參與到了lead中，才能確保這個鴿子的路線,個性<text:span text:style-name="T163">，經驗層次</text:span>有自己的保真度；</text:p>
      <text:p text:style-name="P167">Moreover, equally experienced birds are known to come to a compromise by averaging their idiosyncratic routes so long as the pair’s route remains within a threshold distance from each bird’s favoured one – a low level of conflict.</text:p>
      <text:p text:style-name="P167">經驗層次相同的鴿子<text:span text:style-name="T164">，會保持路線在一個雙方都可以接受的，衝突最低的路徑；</text:span></text:p>
      <text:p text:style-name="P167"/>
      <text:p text:style-name="P167">Nonetheless, experience alone is unable to fully recover the leadership structure characteristic of larger flocks (<text:a xlink:type="simple" xlink:href="https://elifesciences.org/articles/68653#bib67" text:style-name="Internet_20_link" text:visited-style-name="Visited_20_Internet_20_Link"><text:span text:style-name="T10">Watts et al., 2016</text:span></text:a>).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10">Nagy et al., 2010</text:span></text:a>; <text:a xlink:type="simple" xlink:href="https://elifesciences.org/articles/68653#bib49" text:style-name="Internet_20_link" text:visited-style-name="Visited_20_Internet_20_Link"><text:span text:style-name="T10">Pettit et al., 2013b</text:span></text:a>). Even so, the moment-to-moment relationship between leadership and level of experience remains unclear.</text:p>
      <text:p text:style-name="Text_20_body"><text:line-break/>lead的決定<text:span text:style-name="T165">，不只是由經驗層次，還有前後的位置關係，但是決定lead的因素，其實還不清楚；</text:span></text:p>
      <text:p text:style-name="Text_20_body">實驗方式<text:span text:style-name="T166">：</text:span></text:p>
      <text:p text:style-name="P71"><text:span text:style-name="T22">Pairs of birds composed of an </text:span><text:span text:style-name="T111">experienced</text:span><text:span text:style-name="T49"> </text:span><text:span text:style-name="T22">and a </text:span><text:span text:style-name="T111">naïve</text:span><text:span text:style-name="T49"> </text:span><text:span text:style-name="T22">bird were released together from the same site and allowed to fly back to the home loft. Pairs were created and released over five successive generations of a transmission chain, each generation lasting 12 consecutive releases of the same pair, according to the following procedure: initially, at generation 1, a naïve bird was released alone 12 times, allowing it to develop its own idiosyncratic route to the home loft. This bird, now experienced, was then paired with a new (naïve) bird at generation 2, and together they performed another 12 flights. This process was then repeated in the next generation with a new pair of birds composed of the former naïve bird and of a new naïve one. Data were gathered for a total of 10 independent transmission chains, each lasting five generations (see </text:span><text:a xlink:type="simple" xlink:href="https://elifesciences.org/articles/68653#bib56" text:style-name="Internet_20_link" text:visited-style-name="Visited_20_Internet_20_Link">Sasaki and </text:a><text:a xlink:type="simple" xlink:href="https://elifesciences.org/articles/68653#bib56" text:style-name="Internet_20_link" text:visited-style-name="Visited_20_Internet_20_Link">Biro, 2017</text:a><text:span text:style-name="T49"> </text:span><text:span text:style-name="T22">for details). Birds flying at an average linear distance greater than 250 m from each other were not considered as pairs and were thus excluded from the analysis, leaving 343 flights with a mean ± SD flight duration of 8.65 ± 1.33 min. Additionally, in two control conditions, nine solo birds and six pairs </text:span><text:soft-page-break/><text:span text:style-name="T22">(all initially naïve) were released from the same site for a total of 60 releases (the equivalent of 5 × 12 releases for the transmission chains).</text:span></text:p>
      <text:p text:style-name="P68">第一代：初始化，鴿子A獨自飛行12次，有了自己的最佳路徑；</text:p>
      <text:p text:style-name="P68">第二代：有經驗的鴿子A，鴿子B加入，飛行12次；</text:p>
      <text:p text:style-name="P68">第三代：有經驗的鴿子B，鴿子C加入，飛行12次；</text:p>
      <text:p text:style-name="Text_20_body">迭代<text:span text:style-name="T166">；</text:span></text:p>
      <text:p text:style-name="P228">10個獨立的任務鏈，持續到第五代；</text:p>
      <text:p text:style-name="P228">鴿子之間的直線距離超過250m的話，不會被認為一組<text:span text:style-name="T167">，因此，會被排除在數據分析之外，剩下的是343次飛行</text:span>；</text:p>
      <text:p text:style-name="P228">另外<text:span text:style-name="T167">，有9只單鴿和6對固定鴿子，也進行了同樣的60 = 5*12次的飛行；</text:span></text:p>
      <text:p text:style-name="P62"><text:span text:style-name="T22">We encoded the pattern of rotations of each flight using a binary symbolic representation where symbols 0 and 1 represent, respectively, a </text:span><text:span text:style-name="T111">clockwise</text:span><text:span text:style-name="T49"> </text:span><text:span text:style-name="T22">and a </text:span><text:span text:style-name="T111">counterclockwise</text:span><text:span text:style-name="T49"> </text:span><text:span text:style-name="T22">rotation (point 2). The direction of rotation was computed as the cross-product </text:span><text:bookmark text:name="MathJax-Element-1-Frame"/><text:bookmark text:name="inf1"/><text:bookmark text:name="MathJax-Span-2"/><text:bookmark text:name="MathJax-Span-3"/><text:bookmark text:name="MathJax-Span-4"/><text:bookmark text:name="MathJax-Span-5"/><text:bookmark text:name="MathJax-Span-6"/><text:bookmark text:name="MathJax-Span-7"/><text:bookmark text:name="MathJax-Span-8"/><text:bookmark text:name="MathJax-Span-9"/><text:span text:style-name="T38">x</text:span><text:bookmark text:name="MathJax-Span-10"/><text:bookmark text:name="MathJax-Span-11"/><text:span text:style-name="T44">1</text:span><text:bookmark text:name="MathJax-Span-12"/><text:span text:style-name="T36">−</text:span><text:bookmark text:name="MathJax-Span-13"/><text:span text:style-name="T44">1</text:span><text:bookmark text:name="MathJax-Span-14"/><text:bookmark text:name="MathJax-Span-15"/><text:span text:style-name="T38">x</text:span><text:bookmark text:name="MathJax-Span-16"/><text:bookmark text:name="MathJax-Span-17"/><text:span text:style-name="T44">1</text:span><text:bookmark text:name="MathJax-Span-18"/><text:span text:style-name="T36">−→−−−</text:span><text:bookmark text:name="MathJax-Span-19"/><text:span text:style-name="T42">×</text:span><text:bookmark text:name="MathJax-Span-20"/><text:bookmark text:name="MathJax-Span-21"/><text:bookmark text:name="MathJax-Span-22"/><text:bookmark text:name="MathJax-Span-23"/><text:span text:style-name="T38">x</text:span><text:bookmark text:name="MathJax-Span-24"/><text:bookmark text:name="MathJax-Span-25"/><text:span text:style-name="T44">1</text:span><text:bookmark text:name="MathJax-Span-26"/><text:bookmark text:name="MathJax-Span-27"/><text:span text:style-name="T38">x</text:span><text:bookmark text:name="MathJax-Span-28"/><text:bookmark text:name="MathJax-Span-29"/><text:span text:style-name="T44">1</text:span><text:bookmark text:name="MathJax-Span-30"/><text:span text:style-name="T44">+</text:span><text:bookmark text:name="MathJax-Span-31"/><text:span text:style-name="T44">1</text:span><text:bookmark text:name="MathJax-Span-32"/><text:span text:style-name="T36">−→−−−</text:span><text:span text:style-name="T49"> </text:span><text:span text:style-name="T22">between the motion vector at time </text:span><text:span text:style-name="T111">i</text:span><text:span text:style-name="T49"> </text:span><text:span text:style-name="T22">and that at time </text:span><text:span text:style-name="T111">i</text:span><text:span text:style-name="T49"> </text:span><text:span text:style-name="T22">+ 1. The rotation is clockwise when the product is negative and counterclockwise when it is positive.</text:span></text:p>
      <text:p text:style-name="P228">方向順時針是正的<text:span text:style-name="T168">，逆時針是負的，是按照矢量進行計算的；</text:span></text:p>
      <text:p text:style-name="P228"><text:span text:style-name="T22">We also measured the distance </text:span><text:span text:style-name="T111">d</text:span><text:span text:style-name="T116">EN</text:span><text:span text:style-name="T22">(</text:span><text:span text:style-name="T111">i</text:span><text:span text:style-name="T22">) of the experienced bird from the naïve one projected over the current direction of motion of the pair (cf. </text:span><text:a xlink:type="simple" xlink:href="https://elifesciences.org/articles/68653#bib46" text:style-name="Internet_20_link" text:visited-style-name="Visited_20_Internet_20_Link"><text:span text:style-name="T31">Nagy et al., 2010</text:span></text:a><text:span text:style-name="T49"> </text:span><text:span text:style-name="T22">and Supplementary material). Using this distance, we then determined the relative position of birds over time: when </text:span><text:span text:style-name="T111">d</text:span><text:span text:style-name="T116">EN</text:span><text:span text:style-name="T49"> </text:span><text:span text:style-name="T22">&gt; 0, the experienced bird was flying ahead of the naïve bird; when </text:span><text:span text:style-name="T111">d</text:span><text:span text:style-name="T116">EN</text:span><text:span text:style-name="T49"> </text:span><text:span text:style-name="T22">&lt; 0, it was flying behind.</text:span></text:p>
      <text:p text:style-name="P228"><text:span text:style-name="T22">老練的鴿子和新手鴿子的距離可以判斷誰在前，誰在後面</text:span><text:span text:style-name="T27">；</text:span></text:p>
      <text:p text:style-name="P228"><text:span text:style-name="T29">Previo</text:span><text:span text:style-name="T27">us tests using the same GPS loggers showed that these devices have a sufficient level of accuracy with a small normally distributed spatial error (SD of 0.05 m) affecting the tracking accuracy of the direction of motion and a relatively larger error (median of 1.69 m) affecting that of the relative position (</text:span><text:a xlink:type="simple" xlink:href="https://elifesciences.org/articles/68653#bib49" text:style-name="Internet_20_link" text:visited-style-name="Visited_20_Internet_20_Link"><text:span text:style-name="T33">Pettit et al., 2013b</text:span></text:a><text:span text:style-name="T27">). In our experiments, experienced and naïve birds flew at an average distance from each other of 8.74 m with a standard deviation of 38.54 m.</text:span></text:p>
      <text:p text:style-name="P228"><text:span text:style-name="T27">誤差</text:span><text:span text:style-name="T28">：SD是指SD卡嗎？位置誤差平均雜1.69m；</text:span></text:p>
      <text:p text:style-name="P228"><text:span text:style-name="T28">實驗鴿子</text:span><text:span text:style-name="T29">（老練鴿子+新手鴿子）的平均距離在8.74m，標準差是38.54m；</text:span></text:p>
      <text:p text:style-name="P233">（</text:p>
      <text:p text:style-name="P230">標準差定義：</text:p>
      <text:p text:style-name="P230"><text:a xlink:type="simple" xlink:href="https://zh.wikipedia.org/zh-tw/標準差" text:style-name="Internet_20_link" text:visited-style-name="Visited_20_Internet_20_Link">https://zh.wikipedia.org/zh-tw/%E6%A8%99%E6%BA%96%E5%B7%AE</text:a></text:p>
      <text:p text:style-name="P230"/>
      <text:p text:style-name="P229"><text:soft-page-break/>設<text:span text:style-name="T176">dataAverage = data的平均值；</text:span></text:p>
      <text:p text:style-name="P234">for I in range(len(data))</text:p>
      <text:p text:style-name="P234">{ sum = data[i]-dataAverage;}</text:p>
      <text:p text:style-name="P229">標準差 <text:span text:style-name="T176">= sum/len(data);</text:span></text:p>
      <text:p text:style-name="P229">標準差越小<text:span text:style-name="T177">，說明數據的分散程度越低；</text:span></text:p>
      <text:p text:style-name="P178">）</text:p>
      <text:p text:style-name="P178">information-theoretic</text:p>
      <text:p text:style-name="P169"><text:a xlink:type="simple" xlink:href="https://zh.wikipedia.org/zh-tw/信息论" text:style-name="Internet_20_link" text:visited-style-name="Visited_20_Internet_20_Link"><text:span text:style-name="T175">https://zh.wikipedia.org/zh-tw/%E4%BF%A1%E6%81%AF%E8%AE%BA</text:span></text:a></text:p>
      <text:p text:style-name="P169"><text:span text:style-name="T133">資訊理論（英語：</text:span><text:span text:style-name="T136">information theory</text:span><text:span text:style-name="T133">）是</text:span><text:a xlink:type="simple" xlink:href="https://zh.wikipedia.org/wiki/应用数学" text:style-name="Internet_20_link" text:visited-style-name="Visited_20_Internet_20_Link"><text:span text:style-name="T146">應用數學</text:span></text:a><text:span text:style-name="T133">、</text:span><text:a xlink:type="simple" xlink:href="https://zh.wikipedia.org/wiki/電子學" text:style-name="Internet_20_link" text:visited-style-name="Visited_20_Internet_20_Link"><text:span text:style-name="T146">電子學</text:span></text:a><text:span text:style-name="T133">和</text:span><text:a xlink:type="simple" xlink:href="https://zh.wikipedia.org/wiki/计算机科学" text:style-name="Internet_20_link" text:visited-style-name="Visited_20_Internet_20_Link"><text:span text:style-name="T146">電腦科學</text:span></text:a><text:span text:style-name="T133">的一個分支，涉及</text:span><text:a xlink:type="simple" xlink:href="https://zh.wikipedia.org/wiki/信息" text:style-name="Internet_20_link" text:visited-style-name="Visited_20_Internet_20_Link"><text:span text:style-name="T146">訊息</text:span></text:a><text:span text:style-name="T133">的量化、儲存和通訊等。</text:span></text:p>
      <text:p text:style-name="P169"><text:a xlink:type="simple" xlink:href="https://zh.wikipedia.org/wiki/熵_(信息论)" text:style-name="Internet_20_link" text:visited-style-name="Visited_20_Internet_20_Link"><text:span text:style-name="T146">熵</text:span></text:a><text:span text:style-name="T133">是訊息的一個關鍵度量，通常用一條訊息中需要儲存或傳輸一個</text:span><text:a xlink:type="simple" xlink:href="https://zh.wikipedia.org/w/index.php?title=符号率&amp;action=edit&amp;redlink=1" text:style-name="Internet_20_link" text:visited-style-name="Visited_20_Internet_20_Link"><text:span text:style-name="T178">符號</text:span></text:a><text:span text:style-name="T133">的平均位元數來表示。熵衡量了預測</text:span><text:a xlink:type="simple" xlink:href="https://zh.wikipedia.org/wiki/随机变量" text:style-name="Internet_20_link" text:visited-style-name="Visited_20_Internet_20_Link"><text:span text:style-name="T146">隨機變數</text:span></text:a><text:span text:style-name="T133">的值時涉及到的不確定度的量。例如，指定</text:span><text:a xlink:type="simple" xlink:href="https://zh.wikipedia.org/wiki/擲硬幣" text:style-name="Internet_20_link" text:visited-style-name="Visited_20_Internet_20_Link"><text:span text:style-name="T146">擲硬幣</text:span></text:a><text:span text:style-name="T133">的結果（兩個等可能的結果）比指定擲骰子的結果（六個等可能的結果）所提供的訊息量更少（熵更少）。</text:span></text:p>
      <text:p text:style-name="P228"><text:span text:style-name="T57">資訊理論將</text:span><text:span text:style-name="T59">訊息的遞移</text:span><text:span text:style-name="T57">作為一種統計現象來考慮，給出了</text:span><text:span text:style-name="T59">估算通訊頻道容量</text:span><text:span text:style-name="T57">的方法。訊息傳輸和訊息壓縮是資訊理論研究中的兩大領域。這兩個方面又由</text:span><text:a xlink:type="simple" xlink:href="https://zh.wikipedia.org/wiki/有噪信道编码定理" text:style-name="Internet_20_link" text:visited-style-name="Visited_20_Internet_20_Link"><text:span text:style-name="T63">頻道編碼定理</text:span></text:a><text:span text:style-name="T57">、</text:span><text:a xlink:type="simple" xlink:href="https://zh.wikipedia.org/w/index.php?title=信源－信道隔离定理&amp;action=edit&amp;redlink=1" text:style-name="Internet_20_link" text:visited-style-name="Visited_20_Internet_20_Link"><text:span text:style-name="T64">信源－頻道隔離定理</text:span></text:a><text:span text:style-name="T57">相互聯絡。</text:span></text:p>
      <text:p text:style-name="P228"><text:span text:style-name="T57">資訊理論的基本內容的應用包括</text:span><text:a xlink:type="simple" xlink:href="https://zh.wikipedia.org/wiki/无损数据压缩" text:style-name="Internet_20_link" text:visited-style-name="Visited_20_Internet_20_Link"><text:span text:style-name="T63">無失真資料壓縮</text:span></text:a><text:span text:style-name="T57">（如</text:span><text:a xlink:type="simple" xlink:href="https://zh.wikipedia.org/wiki/ZIP格式" text:style-name="Internet_20_link" text:visited-style-name="Visited_20_Internet_20_Link"><text:span text:style-name="T62">ZIP</text:span></text:a><text:a xlink:type="simple" xlink:href="https://zh.wikipedia.org/wiki/ZIP格式" text:style-name="Internet_20_link" text:visited-style-name="Visited_20_Internet_20_Link"><text:span text:style-name="T63">檔案</text:span></text:a><text:span text:style-name="T57">）、</text:span><text:a xlink:type="simple" xlink:href="https://zh.wikipedia.org/wiki/有损数据压缩" text:style-name="Internet_20_link" text:visited-style-name="Visited_20_Internet_20_Link"><text:span text:style-name="T63">有損資料壓縮</text:span></text:a><text:span text:style-name="T57">（如</text:span><text:a xlink:type="simple" xlink:href="https://zh.wikipedia.org/wiki/MP3" text:style-name="Internet_20_link" text:visited-style-name="Visited_20_Internet_20_Link"><text:span text:style-name="T62">MP3</text:span></text:a><text:span text:style-name="T57">和</text:span><text:a xlink:type="simple" xlink:href="https://zh.wikipedia.org/wiki/JPEG" text:style-name="Internet_20_link" text:visited-style-name="Visited_20_Internet_20_Link"><text:span text:style-name="T62">JPEG</text:span></text:a><text:span text:style-name="T57">）、</text:span><text:a xlink:type="simple" xlink:href="https://zh.wikipedia.org/wiki/信道容量" text:style-name="Internet_20_link" text:visited-style-name="Visited_20_Internet_20_Link"><text:span text:style-name="T63">頻道編碼</text:span></text:a><text:span text:style-name="T57">（如</text:span><text:a xlink:type="simple" xlink:href="https://zh.wikipedia.org/wiki/数字用户线路" text:style-name="Internet_20_link" text:visited-style-name="Visited_20_Internet_20_Link"><text:span text:style-name="T63">數位使用者線路</text:span></text:a><text:span text:style-name="T57">（</text:span><text:span text:style-name="T56">DSL</text:span><text:span text:style-name="T57">））。這個領域處在</text:span><text:a xlink:type="simple" xlink:href="https://zh.wikipedia.org/wiki/数学" text:style-name="Internet_20_link" text:visited-style-name="Visited_20_Internet_20_Link"><text:span text:style-name="T63">數學</text:span></text:a><text:span text:style-name="T57">、</text:span><text:a xlink:type="simple" xlink:href="https://zh.wikipedia.org/wiki/统计学" text:style-name="Internet_20_link" text:visited-style-name="Visited_20_Internet_20_Link"><text:span text:style-name="T63">統計學</text:span></text:a><text:span text:style-name="T57">、</text:span><text:a xlink:type="simple" xlink:href="https://zh.wikipedia.org/wiki/计算机科学" text:style-name="Internet_20_link" text:visited-style-name="Visited_20_Internet_20_Link"><text:span text:style-name="T63">電腦科學</text:span></text:a><text:span text:style-name="T57">、</text:span><text:a xlink:type="simple" xlink:href="https://zh.wikipedia.org/wiki/物理学" text:style-name="Internet_20_link" text:visited-style-name="Visited_20_Internet_20_Link"><text:span text:style-name="T63">物理學</text:span></text:a><text:span text:style-name="T57">、</text:span><text:a xlink:type="simple" xlink:href="https://zh.wikipedia.org/wiki/神经科学" text:style-name="Internet_20_link" text:visited-style-name="Visited_20_Internet_20_Link"><text:span text:style-name="T63">神經科學</text:span></text:a><text:span text:style-name="T57">和</text:span><text:a xlink:type="simple" xlink:href="https://zh.wikipedia.org/wiki/電機工程學" text:style-name="Internet_20_link" text:visited-style-name="Visited_20_Internet_20_Link"><text:span text:style-name="T63">電機工程學</text:span></text:a><text:span text:style-name="T57">的交叉點上。資訊理論對</text:span><text:a xlink:type="simple" xlink:href="https://zh.wikipedia.org/wiki/航海家計畫" text:style-name="Internet_20_link" text:visited-style-name="Visited_20_Internet_20_Link"><text:span text:style-name="T63">航海家</text:span></text:a><text:span text:style-name="T57">深空探測任務的成敗、</text:span><text:a xlink:type="simple" xlink:href="https://zh.wikipedia.org/wiki/光盘" text:style-name="Internet_20_link" text:visited-style-name="Visited_20_Internet_20_Link"><text:span text:style-name="T63">光碟</text:span></text:a><text:span text:style-name="T57">的發明、</text:span><text:a xlink:type="simple" xlink:href="https://zh.wikipedia.org/wiki/手机" text:style-name="Internet_20_link" text:visited-style-name="Visited_20_Internet_20_Link"><text:span text:style-name="T63">手機</text:span></text:a><text:span text:style-name="T57">的可行性、</text:span><text:a xlink:type="simple" xlink:href="https://zh.wikipedia.org/wiki/互联网" text:style-name="Internet_20_link" text:visited-style-name="Visited_20_Internet_20_Link"><text:span text:style-name="T63">網際網路</text:span></text:a><text:span text:style-name="T57">的發展、</text:span><text:a xlink:type="simple" xlink:href="https://zh.wikipedia.org/wiki/语言学" text:style-name="Internet_20_link" text:visited-style-name="Visited_20_Internet_20_Link"><text:span text:style-name="T63">語言學</text:span></text:a><text:span text:style-name="T57">和人類感知的研究、對</text:span><text:a xlink:type="simple" xlink:href="https://zh.wikipedia.org/wiki/黑洞" text:style-name="Internet_20_link" text:visited-style-name="Visited_20_Internet_20_Link"><text:span text:style-name="T63">黑洞</text:span></text:a><text:span text:style-name="T57">的了解，以及許多其他領域都影響深遠。資訊理論的重要子領域有</text:span><text:a xlink:type="simple" xlink:href="https://zh.wikipedia.org/wiki/数据压缩" text:style-name="Internet_20_link" text:visited-style-name="Visited_20_Internet_20_Link"><text:span text:style-name="T63">信源編碼</text:span></text:a><text:span text:style-name="T57">、</text:span><text:a xlink:type="simple" xlink:href="https://zh.wikipedia.org/wiki/前向錯誤更正" text:style-name="Internet_20_link" text:visited-style-name="Visited_20_Internet_20_Link"><text:span text:style-name="T63">頻道編碼</text:span></text:a><text:span text:style-name="T57">、</text:span><text:a xlink:type="simple" xlink:href="https://zh.wikipedia.org/wiki/柯氏复杂性" text:style-name="Internet_20_link" text:visited-style-name="Visited_20_Internet_20_Link"><text:span text:style-name="T63">演算法複雜性理論</text:span></text:a><text:span text:style-name="T57">、</text:span><text:a xlink:type="simple" xlink:href="https://zh.wikipedia.org/wiki/算法信息论" text:style-name="Internet_20_link" text:visited-style-name="Visited_20_Internet_20_Link"><text:span text:style-name="T63">演算法資訊理論</text:span></text:a><text:span text:style-name="T57">、</text:span><text:a xlink:type="simple" xlink:href="https://zh.wikipedia.org/wiki/資訊理論安全性" text:style-name="Internet_20_link" text:visited-style-name="Visited_20_Internet_20_Link"><text:span text:style-name="T63">資訊理論安全性</text:span></text:a><text:span text:style-name="T57">和</text:span><text:a xlink:type="simple" xlink:href="https://zh.wikipedia.org/w/index.php?title=信息度量&amp;action=edit&amp;redlink=1" text:style-name="Internet_20_link" text:visited-style-name="Visited_20_Internet_20_Link"><text:span text:style-name="T64">訊息度量</text:span></text:a><text:span text:style-name="T57">等。</text:span></text:p>
      <text:p text:style-name="P62"><text:span text:style-name="T30">We quantified the amount of information transferred between birds using information-theoretic measures (</text:span><text:a xlink:type="simple" xlink:href="https://elifesciences.org/articles/68653#bib15" text:style-name="Internet_20_link" text:visited-style-name="Visited_20_Internet_20_Link"><text:span text:style-name="T34">Cover and Thomas, 2005</text:span></text:a><text:span text:style-name="T30">; </text:span><text:a xlink:type="simple" xlink:href="https://elifesciences.org/articles/68653#bib51" text:style-name="Internet_20_link" text:visited-style-name="Visited_20_Internet_20_Link"><text:span text:style-name="T34">Pilkiewicz et al., 2020</text:span></text:a><text:span text:style-name="T30">) estimated from the series of rotations of the experienced, </text:span><text:bookmark text:name="MathJax-Element-2-Frame"/><text:bookmark text:name="inf2"/><text:bookmark text:name="MathJax-Span-34"/><text:bookmark text:name="MathJax-Span-35"/><text:bookmark text:name="MathJax-Span-36"/><text:bookmark text:name="MathJax-Span-37"/><text:bookmark text:name="MathJax-Span-38"/><text:span text:style-name="T39">E</text:span><text:bookmark text:name="MathJax-Span-39"/><text:span text:style-name="T43">=</text:span><text:bookmark text:name="MathJax-Span-40"/><text:span text:style-name="T43">(</text:span><text:bookmark text:name="MathJax-Span-41"/><text:bookmark text:name="MathJax-Span-42"/><text:span text:style-name="T39">e</text:span><text:bookmark text:name="MathJax-Span-43"/><text:span text:style-name="T40">i</text:span><text:bookmark text:name="MathJax-Span-44"/><text:span text:style-name="T43">,</text:span><text:bookmark text:name="MathJax-Span-45"/><text:span text:style-name="T39">i</text:span><text:bookmark text:name="MathJax-Span-46"/><text:span text:style-name="T37">≥</text:span><text:bookmark text:name="MathJax-Span-47"/><text:span text:style-name="T43">1</text:span><text:bookmark text:name="MathJax-Span-48"/><text:span text:style-name="T43">)</text:span><text:span text:style-name="T30">, and of the naïve, </text:span><text:bookmark text:name="MathJax-Element-3-Frame"/><text:bookmark text:name="inf3"/><text:bookmark text:name="MathJax-Span-50"/><text:bookmark text:name="MathJax-Span-51"/><text:bookmark text:name="MathJax-Span-52"/><text:bookmark text:name="MathJax-Span-53"/><text:bookmark text:name="MathJax-Span-54"/><text:span text:style-name="T39">N</text:span><text:bookmark text:name="MathJax-Span-55"/><text:span text:style-name="T43">=</text:span><text:bookmark text:name="MathJax-Span-56"/><text:span text:style-name="T43">(</text:span><text:bookmark text:name="MathJax-Span-57"/><text:bookmark text:name="MathJax-Span-58"/><text:span text:style-name="T39">n</text:span><text:bookmark text:name="MathJax-Span-59"/><text:span text:style-name="T40">i</text:span><text:bookmark text:name="MathJax-Span-60"/><text:span text:style-name="T43">,</text:span><text:bookmark text:name="MathJax-Span-61"/><text:span text:style-name="T39">i</text:span><text:bookmark text:name="MathJax-Span-62"/><text:span text:style-name="T37">≥</text:span><text:bookmark text:name="MathJax-Span-63"/><text:span text:style-name="T43">1</text:span><text:bookmark text:name="MathJax-Span-64"/><text:span text:style-name="T43">)</text:span><text:span text:style-name="T30">, birds (</text:span><text:a xlink:type="simple" xlink:href="https://elifesciences.org/articles/68653#fig1" text:style-name="Internet_20_link" text:visited-style-name="Visited_20_Internet_20_Link"><text:span text:style-name="T34">Figure 1</text:span></text:a><text:span text:style-name="T30">, point 3). </text:span></text:p>
      <text:p text:style-name="P228"><text:span text:style-name="T57">提取老練鴿子的轉向序列</text:span><text:span text:style-name="T58">，估算後，使用資訊理論，得出測量方式；</text:span></text:p>
      <text:p text:style-name="P179">marginal entropy </text:p>
      <text:p text:style-name="P171"><text:span text:style-name="T141">互</text:span><text:span text:style-name="T142">資熵：兩個資訊的交集，就是</text:span><text:span text:style-name="T141">互</text:span><text:span text:style-name="T142">資熵（多餘了的）；</text:span></text:p>
      <text:p text:style-name="P180"> This is equal to bit if the flight of the naïve bird is maximally uncertain (i.e., clockwise and counterclockwise rotations are equally likely) and to bits if the flight is fully deterministic (i.e., rotations are either all clockwise or all counterclockwise).</text:p>
      <text:p text:style-name="P181">（</text:p>
      <text:p text:style-name="P172"><text:soft-page-break/><text:span text:style-name="T142">如果順時針和逆時針是一半一半的話</text:span><text:span text:style-name="T141">，那摩熵就是1/2；</text:span></text:p>
      <text:p text:style-name="P182">如果都是順時針，或者都是逆時針，那摩熵就是1 or 0；</text:p>
      <text:p text:style-name="P182">）</text:p>
      <text:p text:style-name="P172"><text:span text:style-name="T181">Temporal autocorrelation (also called serial correlation) </text:span><text:span text:style-name="T187">refers to the relationship between successive values (i.e. lags) of the same variable</text:span><text:span text:style-name="T181">. </text:span></text:p>
      <text:p text:style-name="P201">自我相關，也叫序列相關，是一個訊號於其自身在不同時間點的互相關。非正式地來說，它就是兩次觀察之間的相似度對它們之間的時間差的函數。它是找出重複模式，或識別隱含在訊號諧波頻率中消失的基頻的數學工具。</text:p>
      <text:p text:style-name="P200"><text:span text:style-name="T125">As a result of temporal autocorrelation (</text:span><text:a xlink:type="simple" xlink:href="https://elifesciences.org/articles/68653#bib44" text:style-name="Internet_20_link" text:visited-style-name="Visited_20_Internet_20_Link"><text:span text:style-name="T123">Mitchell et al., 2019</text:span></text:a><text:span text:style-name="T125">), part of this information might be contained in the recent history of rotations of the naïve bird, </text:span><text:bookmark text:name="MathJax-Element-5-Frame"/><text:bookmark text:name="inf5"/><text:bookmark text:name="MathJax-Span-107"/><text:bookmark text:name="MathJax-Span-108"/><text:bookmark text:name="MathJax-Span-109"/><text:bookmark text:name="MathJax-Span-110"/><text:bookmark text:name="MathJax-Span-111"/><text:bookmark text:name="MathJax-Span-112"/><text:span text:style-name="T119">n</text:span><text:bookmark text:name="MathJax-Span-113"/><text:bookmark text:name="MathJax-Span-114"/><text:span text:style-name="T121">(</text:span><text:bookmark text:name="MathJax-Span-115"/><text:span text:style-name="T120">k</text:span><text:bookmark text:name="MathJax-Span-116"/><text:span text:style-name="T121">)</text:span><text:bookmark text:name="MathJax-Span-117"/><text:bookmark text:name="MathJax-Span-118"/><text:span text:style-name="T120">i</text:span><text:bookmark text:name="MathJax-Span-119"/><text:span text:style-name="T122">=</text:span><text:bookmark text:name="MathJax-Span-120"/><text:bookmark text:name="MathJax-Span-121"/><text:span text:style-name="T122">{</text:span><text:bookmark text:name="MathJax-Span-122"/><text:bookmark text:name="MathJax-Span-123"/><text:bookmark text:name="MathJax-Span-124"/><text:span text:style-name="T119">n</text:span><text:bookmark text:name="MathJax-Span-125"/><text:bookmark text:name="MathJax-Span-126"/><text:span text:style-name="T120">i</text:span><text:bookmark text:name="MathJax-Span-127"/><text:span text:style-name="T124">−</text:span><text:bookmark text:name="MathJax-Span-128"/><text:span text:style-name="T120">k</text:span><text:bookmark text:name="MathJax-Span-129"/><text:span text:style-name="T121">+</text:span><text:bookmark text:name="MathJax-Span-130"/><text:span text:style-name="T121">1</text:span><text:bookmark text:name="MathJax-Span-131"/><text:span text:style-name="T122">,</text:span><text:bookmark text:name="MathJax-Span-132"/><text:span text:style-name="T122">.</text:span><text:bookmark text:name="MathJax-Span-133"/><text:span text:style-name="T122">.</text:span><text:bookmark text:name="MathJax-Span-134"/><text:span text:style-name="T122">.</text:span><text:bookmark text:name="MathJax-Span-135"/><text:span text:style-name="T122">,</text:span><text:bookmark text:name="MathJax-Span-136"/><text:bookmark text:name="MathJax-Span-137"/><text:span text:style-name="T119">n</text:span><text:bookmark text:name="MathJax-Span-138"/><text:bookmark text:name="MathJax-Span-139"/><text:span text:style-name="T120">i</text:span><text:bookmark text:name="MathJax-Span-140"/><text:span text:style-name="T124">−</text:span><text:bookmark text:name="MathJax-Span-141"/><text:span text:style-name="T121">1</text:span><text:bookmark text:name="MathJax-Span-142"/><text:span text:style-name="T122">,</text:span><text:bookmark text:name="MathJax-Span-143"/><text:bookmark text:name="MathJax-Span-144"/><text:span text:style-name="T119">n</text:span><text:bookmark text:name="MathJax-Span-145"/><text:bookmark text:name="MathJax-Span-146"/><text:span text:style-name="T120">i</text:span><text:bookmark text:name="MathJax-Span-147"/><text:span text:style-name="T122">}</text:span><text:span text:style-name="T125"> for history length </text:span><text:span text:style-name="T126">k</text:span><text:span text:style-name="T125"> (</text:span><text:a xlink:type="simple" xlink:href="https://elifesciences.org/articles/68653#fig1" text:style-name="Internet_20_link" text:visited-style-name="Visited_20_Internet_20_Link"><text:span text:style-name="T123">Figure 1</text:span></text:a><text:span text:style-name="T125">, point 4, dark green entries in the naïve time series). The remaining predictive information, which is not explained by the past behaviour of the naïve bird, is quantified by the marginal entropy,</text:span></text:p>
      <text:section text:style-name="Sect1" text:name="equ1">
        <text:p text:style-name="P74"><text:bookmark text:name="MathJax-Element-6-Frame"/><text:bookmark text:name="MathJax-Span-148"/><text:bookmark text:name="MathJax-Span-149"/><text:bookmark text:name="MathJax-Span-150"/><text:bookmark text:name="MathJax-Span-151"/><text:span text:style-name="T169">H</text:span><text:bookmark text:name="MathJax-Span-152"/><text:span text:style-name="T172">(</text:span><text:bookmark text:name="MathJax-Span-153"/><text:bookmark text:name="MathJax-Span-154"/><text:span text:style-name="T169">N</text:span><text:bookmark text:name="MathJax-Span-155"/><text:bookmark text:name="MathJax-Span-156"/><text:span text:style-name="T170">i</text:span><text:bookmark text:name="MathJax-Span-157"/><text:span text:style-name="T173">+</text:span><text:bookmark text:name="MathJax-Span-158"/><text:span text:style-name="T173">1</text:span><text:bookmark text:name="MathJax-Span-159"/><text:bookmark text:name="MathJax-Span-160"/><text:span text:style-name="T172">|</text:span><text:bookmark text:name="MathJax-Span-161"/><text:bookmark text:name="MathJax-Span-162"/><text:span text:style-name="T169">N</text:span><text:bookmark text:name="MathJax-Span-163"/><text:bookmark text:name="MathJax-Span-164"/><text:span text:style-name="T173">(</text:span><text:bookmark text:name="MathJax-Span-165"/><text:span text:style-name="T170">k</text:span><text:bookmark text:name="MathJax-Span-166"/><text:span text:style-name="T173">)</text:span><text:bookmark text:name="MathJax-Span-167"/><text:span text:style-name="T172">)</text:span><text:bookmark text:name="MathJax-Span-168"/><text:span text:style-name="T172">=</text:span><text:bookmark text:name="MathJax-Span-169"/>−<text:bookmark text:name="MathJax-Span-170"/><text:bookmark text:name="MathJax-Span-171"/>∑<text:bookmark text:name="MathJax-Span-172"/><text:bookmark text:name="MathJax-Span-173"/><text:bookmark text:name="MathJax-Span-174"/><text:span text:style-name="T170">n</text:span><text:bookmark text:name="MathJax-Span-175"/><text:bookmark text:name="MathJax-Span-176"/><text:bookmark text:name="MathJax-Span-177"/><text:span text:style-name="T171">i</text:span><text:bookmark text:name="MathJax-Span-178"/><text:bookmark text:name="MathJax-Span-179"/><text:span text:style-name="T174">(</text:span><text:bookmark text:name="MathJax-Span-180"/><text:span text:style-name="T171">k</text:span><text:bookmark text:name="MathJax-Span-181"/><text:span text:style-name="T174">)</text:span><text:bookmark text:name="MathJax-Span-182"/><text:span text:style-name="T174">,</text:span><text:bookmark text:name="MathJax-Span-183"/><text:bookmark text:name="MathJax-Span-184"/><text:span text:style-name="T171">n</text:span><text:bookmark text:name="MathJax-Span-185"/><text:bookmark text:name="MathJax-Span-186"/><text:span text:style-name="T171">i</text:span><text:bookmark text:name="MathJax-Span-187"/><text:span text:style-name="T174">+</text:span><text:bookmark text:name="MathJax-Span-188"/><text:span text:style-name="T174">1</text:span><text:bookmark text:name="MathJax-Span-189"/><text:bookmark text:name="MathJax-Span-190"/><text:span text:style-name="T169">p</text:span><text:bookmark text:name="MathJax-Span-191"/><text:span text:style-name="T172">(</text:span><text:bookmark text:name="MathJax-Span-192"/><text:bookmark text:name="MathJax-Span-193"/><text:span text:style-name="T169">n</text:span><text:bookmark text:name="MathJax-Span-194"/><text:bookmark text:name="MathJax-Span-195"/><text:span text:style-name="T173">(</text:span><text:bookmark text:name="MathJax-Span-196"/><text:span text:style-name="T170">k</text:span><text:bookmark text:name="MathJax-Span-197"/><text:span text:style-name="T173">)</text:span><text:bookmark text:name="MathJax-Span-198"/><text:bookmark text:name="MathJax-Span-199"/><text:span text:style-name="T170">i</text:span><text:bookmark text:name="MathJax-Span-200"/><text:span text:style-name="T172">,</text:span><text:bookmark text:name="MathJax-Span-201"/><text:bookmark text:name="MathJax-Span-202"/><text:span text:style-name="T169">n</text:span><text:bookmark text:name="MathJax-Span-203"/><text:bookmark text:name="MathJax-Span-204"/><text:span text:style-name="T170">i</text:span><text:bookmark text:name="MathJax-Span-205"/><text:span text:style-name="T173">+</text:span><text:bookmark text:name="MathJax-Span-206"/><text:span text:style-name="T173">1</text:span><text:bookmark text:name="MathJax-Span-207"/><text:span text:style-name="T172">)</text:span><text:bookmark text:name="MathJax-Span-208"/><text:bookmark text:name="MathJax-Span-209"/><text:bookmark text:name="MathJax-Span-210"/><text:bookmark text:name="MathJax-Span-211"/><text:bookmark text:name="MathJax-Span-212"/><text:bookmark text:name="MathJax-Span-213"/><text:span text:style-name="T172">l</text:span><text:bookmark text:name="MathJax-Span-214"/><text:span text:style-name="T172">o</text:span><text:bookmark text:name="MathJax-Span-215"/><text:span text:style-name="T172">g</text:span><text:bookmark text:name="MathJax-Span-216"/><text:bookmark text:name="MathJax-Span-217"/><text:span text:style-name="T173">2</text:span><text:bookmark text:name="MathJax-Span-218"/><text:bookmark text:name="MathJax-Span-219"/><text:bookmark text:name="MathJax-Span-220"/><text:span text:style-name="T170">p</text:span><text:bookmark text:name="MathJax-Span-221"/><text:span text:style-name="T173">(</text:span><text:bookmark text:name="MathJax-Span-222"/><text:bookmark text:name="MathJax-Span-223"/><text:span text:style-name="T170">n</text:span><text:bookmark text:name="MathJax-Span-224"/><text:bookmark text:name="MathJax-Span-225"/><text:span text:style-name="T174">(</text:span><text:bookmark text:name="MathJax-Span-226"/><text:span text:style-name="T171">k</text:span><text:bookmark text:name="MathJax-Span-227"/><text:span text:style-name="T174">)</text:span><text:bookmark text:name="MathJax-Span-228"/><text:bookmark text:name="MathJax-Span-229"/><text:span text:style-name="T171">i</text:span><text:bookmark text:name="MathJax-Span-230"/><text:span text:style-name="T173">,</text:span><text:bookmark text:name="MathJax-Span-231"/><text:bookmark text:name="MathJax-Span-232"/><text:span text:style-name="T170">n</text:span><text:bookmark text:name="MathJax-Span-233"/><text:bookmark text:name="MathJax-Span-234"/><text:span text:style-name="T171">i</text:span><text:bookmark text:name="MathJax-Span-235"/><text:span text:style-name="T174">+</text:span><text:bookmark text:name="MathJax-Span-236"/><text:span text:style-name="T174">1</text:span><text:bookmark text:name="MathJax-Span-237"/><text:span text:style-name="T173">)</text:span><text:bookmark text:name="MathJax-Span-238"/><text:bookmark text:name="MathJax-Span-239"/><text:span text:style-name="T170">p</text:span><text:bookmark text:name="MathJax-Span-240"/><text:span text:style-name="T173">(</text:span><text:bookmark text:name="MathJax-Span-241"/><text:bookmark text:name="MathJax-Span-242"/><text:span text:style-name="T170">n</text:span><text:bookmark text:name="MathJax-Span-243"/><text:bookmark text:name="MathJax-Span-244"/><text:span text:style-name="T174">(</text:span><text:bookmark text:name="MathJax-Span-245"/><text:span text:style-name="T171">k</text:span><text:bookmark text:name="MathJax-Span-246"/><text:span text:style-name="T174">)</text:span><text:bookmark text:name="MathJax-Span-247"/><text:bookmark text:name="MathJax-Span-248"/><text:span text:style-name="T171">i</text:span><text:bookmark text:name="MathJax-Span-249"/><text:span text:style-name="T173">)</text:span><text:bookmark text:name="MathJax-Span-250"/><text:span text:style-name="T172">,</text:span></text:p>
      </text:section>
      <text:p text:style-name="P76"><text:span text:style-name="T22">of its future rotations, </text:span><text:bookmark text:name="MathJax-Element-7-Frame"/><text:bookmark text:name="inf6"/><text:bookmark text:name="MathJax-Span-252"/><text:bookmark text:name="MathJax-Span-253"/><text:bookmark text:name="MathJax-Span-254"/><text:bookmark text:name="MathJax-Span-255"/><text:bookmark text:name="MathJax-Span-256"/><text:bookmark text:name="MathJax-Span-257"/><text:span text:style-name="T38">N</text:span><text:bookmark text:name="MathJax-Span-258"/><text:bookmark text:name="MathJax-Span-259"/><text:span text:style-name="T41">i</text:span><text:bookmark text:name="MathJax-Span-260"/><text:span text:style-name="T44">+</text:span><text:bookmark text:name="MathJax-Span-261"/><text:span text:style-name="T44">1</text:span><text:span text:style-name="T22">, conditioned on the outcome of the past rotations, (</text:span><text:a xlink:type="simple" xlink:href="https://elifesciences.org/articles/68653#fig1" text:style-name="Internet_20_link" text:visited-style-name="Visited_20_Internet_20_Link"><text:span text:style-name="T35">Figure 1</text:span></text:a><text:span text:style-name="T22">, Venn diagram, overlap of the white and light purple areas).</text:span></text:p>
      <text:p text:style-name="P200"><text:span text:style-name="T180">作為連續的自我相關函數，對於新手鴿子的下一步的預測有兩個訊息可以參考</text:span><text:span text:style-name="T182"> = 久的自己的rotation訊息 + 與老手鴿子的互資熵；</text:span></text:p>
      <text:h text:style-name="P237" text:outline-level="3">Measuring exploration and exploitation</text:h>
      <text:p text:style-name="P201">For each point in a focal trajectory, we determined the point-to-point distance to a baseline trajectory as the minimum distance from the focal point to its closest point in the baseline trajectory.</text:p>
      <text:p text:style-name="P201">特定的軌跡中的點到，基準軌跡的點的距離，的計算公式是：基準軌跡中與這個點的距離最短的點，它們之間的距離；（把點到軌跡的距離，計算成，點到點的距離，因為軌跡不是規律的圖形，所以如果計算距離的話，不好計算，需要統一公式才可以）；</text:p>
      <text:p text:style-name="P173"><text:span text:style-name="T140">Using this measure, pairwise analysis of successive routes from the last three flights of the experienced bird during training (generation 1) showed that, once established, the bird largely remained within a point-to-point distance of 300 m from its idiosyncratic route (</text:span><text:a xlink:type="simple" xlink:href="https://elifesciences.org/articles/68653#app1fig3" text:style-name="Internet_20_link" text:visited-style-name="Visited_20_Internet_20_Link"><text:span text:style-name="T9">Appendix 1—figure 3a</text:span></text:a><text:span text:style-name="T140">). Therefore, we used 300 m as a threshold to group points from a focal route into flight segments differentiated between those exploring new solutions and those exploiting known ones.</text:span></text:p>
      <text:p text:style-name="P173"><text:span text:style-name="T180">相鄰的三次的放飛中，有經驗的鴿子，與自己的特性路線的距離，大部分在</text:span><text:span text:style-name="T183">300m以內；所以把300m作為臨界點；</text:span></text:p>
      <text:p text:style-name="P202">（</text:p>
      <text:p text:style-name="P202"><text:soft-page-break/>小於300m的話是exploiting known ones ， 大與300m的話是exploring new solution;</text:p>
      <text:p text:style-name="P202">）</text:p>
      <text:p text:style-name="P202">We then compared the trajectories of consecutive flights for the same subjects to label each segment in the experimental and control datasets. For each focal trajectory that we aimed to label, we considered the trajectory of the previous release as a baseline trajectory for the comparison. In the case of paired birds (i.e., both experimental and fixed-pairs control), we considered the trajectory of the pair defined by the mean position of the two birds over time. </text:p>
      <text:p text:style-name="P203">(</text:p>
      <text:p text:style-name="P174"><text:span text:style-name="T183">通過</text:span><text:span text:style-name="T180">300m的臨界點，就可以基於baseline畫出一個區域圖，和之前話nfz的圖形是一樣的，通過每個點，模擬兩個點，來粗略的畫出，預測區域圖；如果超過這個預測區域圖的話，可以認為是exploration new solution；</text:span></text:p>
      <text:p text:style-name="P204">)</text:p>
      <text:p text:style-name="P174"><text:span text:style-name="T180"> </text:span><text:span text:style-name="T186">For the first release of each generation in the experimental group, we used as baseline trajectory the last release of the previous generation because in this case there was no previous flight of the same pair to compare with.</text:span></text:p>
      <text:p text:style-name="P174"><text:span text:style-name="T180">第一次放飛的話</text:span><text:span text:style-name="T184">，會把上一代的最後一次的放飛，作為基準線；</text:span></text:p>
      <text:p text:style-name="P205">Because the introduction of a naïve bird at each generation was likely to affect the baseline model of exploitation in a more pronounced manner than that of solo and fixed pairs of birds, this model might have been susceptible to differences between the experimental design of transmission chain experiments with respect to those of the two controls. </text:p>
      <text:p text:style-name="P206">對於exploitation模型來說，有兩個重要的變動因素：</text:p>
      <text:p text:style-name="P175"><text:span text:style-name="T184">因素</text:span><text:span text:style-name="T185">1：</text:span><text:span text:style-name="T184">新加入的鴿子的影響比較大</text:span><text:span text:style-name="T185">（相比於固定的鴿子組合）；</text:span></text:p>
      <text:p text:style-name="P206">因素2：不同的transmission chain的實驗；</text:p>
      <text:p text:style-name="P205"/>
      <text:p text:style-name="P201"/>
      <text:p text:style-name="P161">6/16</text:p>
      <text:p text:style-name="P161">1 </text:p>
      <text:p text:style-name="P161">做事情：很多的事情都是做到60分就好了；</text:p>
      <text:p text:style-name="P161">吃飯的事情：做到80分；</text:p>
      <text:p text:style-name="P161">真正賺錢的是：做到90分的事情；</text:p>
      <text:p text:style-name="P161">但是做到90分，需要有天賦，需要真正的喜歡；</text:p>
      <text:p text:style-name="P161">所以要把每天的4個小時的休息時間，花在，真正喜歡，擅長，且可複利的事情上面；</text:p>
      <text:p text:style-name="P161"><text:soft-page-break/></text:p>
      <text:p text:style-name="P168">2 英語學習：</text:p>
      <text:p text:style-name="P168">Flight trajectories of birds were sampled at a frequency of 5 Hz using GPS loggers, converted from the geographic coordinate system to the metric system, and projected over the two-dimensional plane (see <text:a xlink:type="simple" xlink:href="https://elifesciences.org/articles/68653#bib56" text:style-name="Internet_20_link" text:visited-style-name="Visited_20_Internet_20_Link"><text:span text:style-name="T8">Sasaki and Biro, 2017</text:span></text:a>). <text:span text:style-name="T12">Each trajectory consisted of a time-ordered series of positions in space</text:span>, (<text:span text:style-name="T127">x</text:span><text:span text:style-name="T6">i</text:span>: (<text:span text:style-name="T127">x</text:span><text:span text:style-name="T4">1</text:span>, <text:span text:style-name="T127">x</text:span><text:span text:style-name="T4">2</text:span>)<text:span text:style-name="T6">i</text:span>, <text:span text:style-name="T127">i</text:span> ≥ 1), see <text:a xlink:type="simple" xlink:href="https://elifesciences.org/articles/68653#fig1" text:style-name="Internet_20_link" text:visited-style-name="Visited_20_Internet_20_Link"><text:span text:style-name="T8">Figure 1</text:span></text:a> (point 1). </text:p>
      <text:p text:style-name="P168"/>
      <text:p text:style-name="P170">3 研發的流程：</text:p>
      <text:p text:style-name="P170">相關的論文作為理論基礎，其他的實驗方法，作為產品的設計的儲備<text:span text:style-name="T179">（也可以作為測試的方案）</text:span>；</text:p>
      <text:p text:style-name="P170">設計好相關的產品的原型後，進行開發；</text:p>
      <text:p text:style-name="P170"/>
      <text:p text:style-name="P183">6/20</text:p>
      <text:p text:style-name="P183">1 讀論文復盤：</text:p>
      <text:p text:style-name="P183">重點讀 abstract 和 interduction 和result（<text:span text:style-name="T188">conclusion</text:span>）的方式，還是一樣的；</text:p>
      <text:p text:style-name="P183">讀abstr<text:span text:style-name="T189">act 和 interduction 是‘啃骨頭’的過程；</text:span></text:p>
      <text:p text:style-name="P183">讀 <text:span text:style-name="T189">result(conclusion)是一個“收斂”的過程</text:span><text:span text:style-name="T190">；</text:span></text:p>
      <text:p text:style-name="P183">難點1：專題中的新的專業詞彙和思考角度；</text:p>
      <text:p text:style-name="P183">這次遇到了全新的課題<text:span text:style-name="T191">：</text:span>研究群體生物的遷徙<text:span text:style-name="T192">；</text:span>這時候，通過摘要和介紹，可以吸收到很多新的專業詞彙，這些詞彙都不是看個翻譯就能理解的，而是需要專門去查和消化之後<text:span text:style-name="T193">，</text:span>才知道是什麼意思；</text:p>
      <text:p text:style-name="P183">短短的<text:span text:style-name="T195">abstract，我讀了1個多小時，看完後的感覺是：一頭霧水；</text:span></text:p>
      <text:p text:style-name="P196">直到看到interduction才漸漸有了一點理解；</text:p>
      <text:p text:style-name="P183">漸入佳境<text:span text:style-name="T194">：</text:span>這個過程是一個一開始很難，後面比較輕鬆的過程；專業詞彙，和思考角度切入進去之後，後續就比較好讀了；</text:p>
      <text:p text:style-name="P183">難點2：統計方式和計算公式；</text:p>
      <text:p text:style-name="P183">對於一個全新課題的統計方式，作為外行，我是無法想象的<text:span text:style-name="T196">；</text:span>這時候，要理解這個統計方式，就需要仔細的讀論文中有關這個統計方式的所有的內容，並不斷的去思考，為什麼選擇個統計方式？（我是完全沒有所謂的統計方式的預設的）；理解為什麼要這麼做實驗，為什麼要使用這樣的統計方式之後，後續的公式和結果等，都好理解了；</text:p>
      <text:p text:style-name="P183">難點3：讀到的成果，轉化為應用；</text:p>
      <text:p text:style-name="P183">讀到了論文的內容之後，如何使用在實際場景中呢？不只是論文的結果，論文的方法，也是一個很重要的模型，可以在應用中使用；</text:p>
      <text:p text:style-name="P184">2 製作論文ppt復盤：</text:p>
      <text:p text:style-name="P184"><text:soft-page-break/>結構 = 論文講解+應用設計；</text:p>
      <text:p text:style-name="P184">論文講解，可以按照論文的結構，參照着進行展示；這樣就省去自己設計思路的時間，這次的聽眾預設是完全沒看過論文，或者對於論文一無所知的情況；所以需要對於一些論文中不會解釋的專業詞彙，進行解釋；還有，把相關的內容串聯起來，比如論文實驗方法有好幾個，為什麼要用這個方法，這個方法真的有用嗎？我是通過反覆的琢磨，才弄清楚這個方法真的可以用；比如這次使用交流熵的方式，統計一對鳥的飛行之間的相互影響；對我來說，一開始，是無法想象這樣的統計方式的；但是在製作ppt的時候，就必須攻克這個問題，首先，這個交流熵是一個研究群體生物基本方式，其次，這個機制還可以囊括傳統的機制；</text:p>
      <text:p text:style-name="P184">應用設計<text:span text:style-name="T197">：提出簡單的設計想法，側重點是討論，看看有什麼可以應用的地方；</text:span></text:p>
      <text:p text:style-name="P184"/>
      <text:p text:style-name="P185">6/21</text:p>
      <text:p text:style-name="P186">1 論文第一次開會<text:span text:style-name="T199">，需要研究的幾個重點：</text:span></text:p>
      <text:p text:style-name="P187">對鴿250的limit是怎麼來的？<text:span text:style-name="T202">（論文未說明，另一篇也沒提）</text:span><text:span text:style-name="T205">(250m群體飛行影響,也查一下是否公式中有體現)</text:span></text:p>
      <text:p text:style-name="P195">(</text:p>
      <text:p text:style-name="P195">距離越遠，相似度越低，所以，選擇的臨界點是250m；</text:p>
      <text:p text:style-name="P195">)</text:p>
      <text:p text:style-name="P188">革新的量，不一定是更有效率，如何判斷是更好的route呢？<text:span text:style-name="T198">（固化的路徑不一定不好，怎麼判斷波動的路徑是比較好的？）</text:span><text:span text:style-name="T202">（解決）</text:span></text:p>
      <text:p text:style-name="P188">Figure2 的含義？</text:p>
      <text:p text:style-name="P193">（</text:p>
      <text:p text:style-name="P198">Panel (a) shows the net predictive power of the two birds over generations; it measures the excess predictive information within the pair and highlights which of the two birds is more informative (purple for the experienced bird, green for the naïve bird). The red line corresponds to a linear fit over generations using the Theil–Sen estimator. </text:p>
      <text:p text:style-name="P198">a圖說明的是兩個鴿子總體的信息量，總體信息量在慢慢提升，紫色代表的是E；</text:p>
      <text:p text:style-name="P193">During the first two generations of paired flights (<text:a xlink:type="simple" xlink:href="https://elifesciences.org/articles/68653#fig2" text:style-name="Internet_20_link" text:visited-style-name="Visited_20_Internet_20_Link"><text:span text:style-name="T8">Figure 2a</text:span></text:a>, paired analysis), when there was a large margin to improve the efficiency of the pair’s trajectory, the naïve bird was more informative than the experienced one, evidenced by a stronger influence of the former over the latter. </text:p>
      <text:p text:style-name="P198">a圖中，前面2代的時候，路徑可以大幅度改良，所以n的信息量比較大；</text:p>
      <text:p text:style-name="P193">At generation 4, there was a balance between the two birds, whereas the experienced bird eventually became the better source of predictive information in the last generation. A linear fit over generations of the paired comparison (<text:a xlink:type="simple" xlink:href="https://elifesciences.org/articles/68653#fig2" text:style-name="Internet_20_link" text:visited-style-name="Visited_20_Internet_20_Link"><text:span text:style-name="T8">Figure 2a</text:span></text:a>, red line) showed an increasing influence of the experienced bird over the naïve one (Theil–Sen estimator, slope 0.534, p&lt;0.001).</text:p>
      <text:p text:style-name="P199"><text:soft-page-break/>4代之後，E的影響漸漸變大，兩者對於革新的貢獻慢慢平衡了；</text:p>
      <text:p text:style-name="P198">Panel (b) shows the predictive power of naïve and experienced birds separately from each other as a function of generations. The predictive power of a bird with respect to the other is measured in terms of the percentage reduction in uncertainty, and it has been computed on the basis of transfer entropy as detailed in Materials and methods.</text:p>
      <text:p text:style-name="P198">b圖：分開看各自的信息量：前面2代，E的比較多，後面2代，n的比較多；</text:p>
      <text:p text:style-name="P193">Additionally, a non-paired comparison of the same results revealed that, although the behaviour of the naïve bird resulted, on average, in a marginally higher predictive power than that of the experienced bird (18.7–21.4% versus 17.7–20.5%), variations in each bird’s route explained a large portion of the other bird’s behaviour (<text:a xlink:type="simple" xlink:href="https://elifesciences.org/articles/68653#fig2" text:style-name="Internet_20_link" text:visited-style-name="Visited_20_Internet_20_Link"><text:span text:style-name="T8">Figure 2b</text:span></text:a>), suggesting non-trivial leadership dynamics. </text:p>
      <text:p text:style-name="P193">）</text:p>
      <text:p text:style-name="P188"/>
      <text:p text:style-name="P189">Figure3的右側的圖中：40m的時候，為什麼信息熵差不多？</text:p>
      <text:p text:style-name="P194">（</text:p>
      <text:p text:style-name="P194">We did so by considering the amount of predictive information obtained by each bird as a function of the distance from the experienced to the naïve bird projected over their mean direction of motion (<text:a xlink:type="simple" xlink:href="https://elifesciences.org/articles/68653#fig3" text:style-name="Internet_20_link" text:visited-style-name="Visited_20_Internet_20_Link"><text:span text:style-name="T8">Figure 3b</text:span></text:a>). We found that within a distance of up to 30 m the bird flying ahead was consistently more informative than that flying in the back. </text:p>
      <text:p text:style-name="P194">30m以內的話，信息熵貢獻大；原因不明；</text:p>
      <text:p text:style-name="P194">查看另一篇論文：</text:p>
      <text:p text:style-name="P194"><text:a xlink:type="simple" xlink:href="https://royalsocietypublishing.org/doi/10.1098/rsif.2013.0529" text:style-name="Internet_20_link" text:visited-style-name="Visited_20_Internet_20_Link">https://royalsocietypublishing.org/doi/10.1098/rsif.2013.0529</text:a></text:p>
      <text:p text:style-name="P194">）</text:p>
      <text:p text:style-name="P190">Figure4中c的圖，固定鴿子的繼承比例圖有沒有？可以作為參考；<text:span text:style-name="T203">（沒有找到材料）</text:span></text:p>
      <text:p text:style-name="P191">新舊鴿子的實驗的時間效率是否有一個詳細的比例參數？</text:p>
      <text:p text:style-name="P191">We study collective decision-making and the exploration–exploitation trade-off using an experimental analysis of cumulative route development in homing pigeons conducted by <text:a xlink:type="simple" xlink:href="https://elifesciences.org/articles/68653#bib56" text:style-name="Internet_20_link" text:visited-style-name="Visited_20_Internet_20_Link"><text:span text:style-name="T8">Sasaki and Biro, 2017</text:span></text:a>. In their experiments, pairs consisting of a naïve and an experienced bird were required to successively solve the same homing task a total of 12 times. This set of paired flights, which represents a single generation of cumulative route development, allowed the naïve bird to acquire knowledge of localized visual landmarks necessary for homing. At the end of each generation, the more experienced bird was then replaced with a new naïve individual and the learning process was repeated with the newly formed pair. This transmission-chain design, where experienced individuals were repeatedly replaced with naïve ones, lasted five generations and was replicated in 10 independent transmission chains. Route efficiency was <text:soft-page-break/>measured as the ratio of the beeline distance between the release site and the home loft (i.e., the ideal optimum) and the actual distance travelled by birds. Sasaki and Biro’s (2017) s results showed that, although homing efficiency dropped considerably every time a new naïve bird was introduced, transmission-chain pairs continued to improve within and over generations, eventually outperforming both solo and fixed-pair controls (respectively, 0.92 efficiency versus 0.83 and 0.85). In contrast, the efficiency of solo and fixed pairs plateaued after they had first established their idiosyncratic routes (around the 9th–10th release for the former and the 7th–8th release for the latter).</text:p>
      <text:p text:style-name="P191"><text:a xlink:type="simple" xlink:href="https://www.nature.com/articles/ncomms15049" text:style-name="Internet_20_link" text:visited-style-name="Visited_20_Internet_20_Link">https://www.nature.com/articles/ncomms15049</text:a></text:p>
      <text:p text:style-name="P191">通過<text:span text:style-name="T200">Figure2 可以看出來，路徑的改良率更高；</text:span></text:p>
      <text:p text:style-name="P191">不像固定組，每一代一開始就很穩定<text:span text:style-name="T201">，實驗組是到偏後的飛行次數的時候路徑的效率才提升上來的；</text:span></text:p>
      <text:p text:style-name="P192">（另外一個實驗說明：效率分數達到0.92分，單鴿分數是0.83，固定對鴿是0.85分）</text:p>
      <text:p text:style-name="P207"><text:span text:style-name="T199">Sunny：</text:span>確認看看那些方式或是工具可以協助我們打造前端分析的界面，幫助客人可以實際提示成績</text:p>
      <text:p text:style-name="P207"/>
      <text:p text:style-name="P208">2 數據分析的後台數據庫有哪些？</text:p>
      <text:p text:style-name="P208">如果要設計數據分析的話，數據分析的結果的材料的存儲，需要用到什麼特別的數據庫嗎？還是說用不同的數據庫進行存儲等等？</text:p>
      <text:p text:style-name="P209">3 </text:p>
      <text:p text:style-name="P211">要不要使用matlab做數據分析<text:span text:style-name="T210">？</text:span></text:p>
      <text:p text:style-name="P209"><text:span text:style-name="T12">數據分析設計</text:span><text:span text:style-name="T204">：</text:span></text:p>
      <text:p text:style-name="P212">（</text:p>
      <text:p text:style-name="P212">我們是3，6分鐘一個點；<text:span text:style-name="T208">300～500km；</text:span></text:p>
      <text:p text:style-name="P212">實驗使用的數據是5hz<text:span text:style-name="T215">(0.2s)</text:span>；<text:span text:style-name="T208">8.</text:span><text:span text:style-name="T209">6</text:span><text:span text:style-name="T208">km；</text:span></text:p>
      <text:p text:style-name="P212">）</text:p>
      <text:p text:style-name="P213">（</text:p>
      <text:p text:style-name="P213">兩個公式：</text:p>
      <text:p text:style-name="P216">一個是基於beeline，軌跡點的route的匹配率是怎麼算的？</text:p>
      <text:p text:style-name="P217"> <text:span text:style-name="T211">Route efficiency was calculated by dividing the direct straight-line distance from the release point to home by the actual distance flown. </text:span></text:p>
      <text:p text:style-name="P217"><text:span text:style-name="T211">效率算法是:</text:span><text:span text:style-name="T212">beeline / 飛行路徑的長度；</text:span></text:p>
      <text:p text:style-name="P220">Route similarity was measured as the mean nearest-neighbour distance between a focal track and a chosen reference track. For each <text:soft-page-break/>point on the focal track, the distance to the closest point on the reference track (for example, a previous flight) was measured, and the mean of these distances was calculated. Lower mean nearest-neighbor distances therefore corresponded to greater similarities between tracks.</text:p>
      <text:p text:style-name="P218">相似度算法是<text:span text:style-name="T213">：計算所有點到參考路線的距離，然後計算平均距離，平均距離越小，相似度越高；</text:span></text:p>
      <text:p text:style-name="P223">A given pair’s route efficiency in the experimental group and in the fixed pair control group was calculated as the mean of the two birds’ efficiencies. Similarly, a given pair’s route similarity to its previous flight was calculated as the mean of the two birds’ nearest-neighbour distances to their own respective previous routes.</text:p>
      <text:p text:style-name="P219">路徑的效率和路徑的相似度<text:span text:style-name="T214">，都是按照兩個鴿子的平均值計算的；</text:span></text:p>
      <text:p text:style-name="P216">一個是兩個軌跡點的route的匹配率計算：這個可以按照之前的公式；</text:p>
      <text:p text:style-name="P213">）</text:p>
      <text:p text:style-name="P209"><text:span text:style-name="T12">功能</text:span><text:span text:style-name="T13">1：</text:span><text:span text:style-name="T12">這次飛行路徑的效率</text:span><text:span text:style-name="T204">：</text:span></text:p>
      <text:p text:style-name="P209">baseline直接設計成：從A到B的beeline就好了，即是直線的路徑；這樣就可以看出這個route和beeline比較之後的匹配率是多少；</text:p>
      <text:p text:style-name="P210"><text:span text:style-name="T12">功能</text:span><text:span text:style-name="T13">2：</text:span><text:span text:style-name="T12">本次飛行</text:span><text:span text:style-name="T13">，相較上次飛行，改良率是多少</text:span><text:span text:style-name="T204">：利用功能1，進行對比；</text:span></text:p>
      <text:p text:style-name="P210"/>
      <text:p text:style-name="P210">訓練改良<text:span text:style-name="T207">：比較有機會操作的方式是：路徑效率好的鴿，帶路徑效率差（or 新手鴿子）飛行之後，路徑效率差（or新手鴿子）的路徑效率也能達到0.9以上；</text:span></text:p>
      <text:p text:style-name="P210"/>
      <text:p text:style-name="P210"><text:span text:style-name="T12">模塊化的功能</text:span><text:span text:style-name="T13">：</text:span></text:p>
      <text:p text:style-name="P210"><text:span text:style-name="T12">優秀訓練模擬</text:span><text:span text:style-name="T204">：模擬新+舊各自飛行的實驗，讓route的效率不斷提升，看看能提升到什麼程度；</text:span></text:p>
      <text:p text:style-name="P209">基本的訓練各自的流程是什麼<text:span text:style-name="T206">？</text:span></text:p>
      <text:p text:style-name="P209"/>
      <text:p text:style-name="P214">6/23</text:p>
      <text:p text:style-name="P214">1 讀論文的時候，遇到一個單詞有多個意思的情況，導致對於意思的理解有很大偏差，這樣，就可以搜索這個單詞在論文中的出現過的意思，羅列下來之後，再看這段話中，這個單詞是什麼意思；</text:p>
      <text:p text:style-name="P50"><text:span text:style-name="T216">To quantify the transfer of route information between individuals and between generations, we calculated route similarities within the same chain and between different chains in the experimental group. Given that routes generated by solo birds are known to be idiosyncratic and to differ between individuals</text:span><text:bookmark text:name="ref-link-section-d79009961e669"/><text:a xlink:type="simple" xlink:href="https://www.nature.com/articles/ncomms15049#ref-CR18" text:style-name="Internet_20_link" text:visited-style-name="Visited_20_Internet_20_Link"><text:span text:style-name="T220">18</text:span></text:a><text:span text:style-name="T216">, if social transmission was operating </text:span><text:soft-page-break/><text:span text:style-name="T216">within chains then we expected that routes would show higher similarity within the same chain than between different chains.</text:span></text:p>
      <text:p text:style-name="P214"/>
      <text:p text:style-name="P214">這一段的意思是：</text:p>
      <text:p text:style-name="P214">chain是不同的任務鏈條，但是並非是說起點和終點不一樣了，而是開始飛的那個鳥不一樣，因為第一代的鴿子會初始化一個帶有自己特色的route，這個route會影響到後續的generation的route的特點；</text:p>
      <text:p text:style-name="P214">研究兩個東西：一個是以其飛的兩個鴿子的信息傳遞，一個是不同代的信息傳遞；</text:p>
      <text:p text:style-name="P214">可以看到同一個鏈條中的route的距離在幾十到<text:span text:style-name="T222">400左右；</text:span></text:p>
      <text:p text:style-name="P214">不同鏈條中的route的平均距離，差距在<text:span text:style-name="T223">200到600之間；</text:span></text:p>
      <text:p text:style-name="P209">原理：如果代與代之間有信息傳遞的話，就會出現，chain內的相似度，比不同chain之間的<text:span text:style-name="T224">r</text:span>oute相似度要高；</text:p>
      <text:p text:style-name="P209">結論是：代與代之間有信息傳遞；（但是下面這段可以得出結論：隨着代數的增加，chain的差異變的越來越小）</text:p>
      <text:p text:style-name="P209"><text:span text:style-name="T216">For flights separated by four generations, routes in the same chain were no longer more similar to each other than they were to routes in different chains (</text:span><text:span text:style-name="T217">W</text:span><text:span text:style-name="T216">=189, </text:span><text:span text:style-name="T217">P</text:span><text:span text:style-name="T216">=0.11). This was likely because, as generation distance increased, not only were there fewer potential comparisons to be made (reducing statistical power) but also the routes analysed necessarily included later-stage ones: as these all typically converged on the beeline, they homogenized variation across chains</text:span></text:p>
      <text:p text:style-name="P221">可以看到從第四代開始，差距已經不大了；因為代數增加之後，可探索的部分減少了，還有後面代數來說，對於路徑分析，更加靠近baseline了，所以差異變小了；</text:p>
      <text:p text:style-name="P209"><text:span text:style-name="T216">Even excluding these data, routes were significantly more similar within the same chain than between different chains for generation distances of 1 (Mann–Whitney–Wilcoxon test: </text:span><text:span text:style-name="T217">W</text:span><text:span text:style-name="T216">=2,264, </text:span><text:span text:style-name="T217">P</text:span><text:span text:style-name="T216">&lt;0.01). We used the last flight of each generation to represent birds’ routes in these comparisons, because routes were typically established by then (</text:span><text:a xlink:type="simple" xlink:href="https://www.nature.com/articles/ncomms15049#MOESM3381" text:style-name="Internet_20_link" text:visited-style-name="Visited_20_Internet_20_Link"><text:span text:style-name="T221">Supplementary Fig. 2</text:span></text:a><text:span text:style-name="T216">). The similarities were compared using Mann–Whitney–Wilcoxon tests as they were not normally distributed (</text:span><text:a xlink:type="simple" xlink:href="https://www.nature.com/articles/ncomms15049#Fig3" text:style-name="Internet_20_link" text:visited-style-name="Visited_20_Internet_20_Link"><text:span text:style-name="T221">Fig. 3</text:span></text:a><text:span text:style-name="T216">).</text:span></text:p>
      <text:p text:style-name="P221">每一代採用的route是最後一次飛行用的route；</text:p>
      <text:p text:style-name="P209"><text:span text:style-name="T216">就算是使用上一代的</text:span><text:span text:style-name="T218">E的route，與這一帶的N的route，計算similarity；也比不同chain的route的相似度要高；</text:span></text:p>
      <text:p text:style-name="P222">也就是說：比如第3代的N的route，和第2代的E的route（第一代那只）對比的similarity &gt; 與另一個chain的第3代的N的route的similarity；</text:p>
      <text:p text:style-name="P209"><text:soft-page-break/></text:p>
      <text:p text:style-name="P209">在method中可以看到：</text:p>
      <text:h text:style-name="P238" text:outline-level="3"><text:bookmark text:name="Sec7"/>Subjects and experimental protocols</text:h>
      <text:p text:style-name="P139">We used 60 homing pigeons, <text:span text:style-name="T127">Columba livia</text:span>, bred at the Oxford University Field Station, Wytham, UK (51°46′58.34″N, 1°19′02.40″W). Subjects were between 2 and 9 years of age and had participated in experiments in previous years, but had never been released from the vicinity of the current release site. All were equipped with an elastic harness ‘backpack’ carrying a plasticine dummy weight (15 g). Dummy weights were replaced by GPS loggers (see below) during all experimental releases.</text:p>
      <text:p text:style-name="P140"><text:span text:style-name="T65">All releases were conducted from the same site, Greenhill Farm (51°51′23.8″N, 1°17′03.0″W; distance to home: 8.6 km, direction to home: 197°). The experimental group consisted of 10 independent chains of ‘generations’ as follows. In the first generation of each chain, a single pigeon was released individually 12 times (a number shown by previous research to be sufficient to allow birds to develop stable routes</text:span><text:bookmark text:name="ref-link-section-d79009961e868"/><text:a xlink:type="simple" xlink:href="https://www.nature.com/articles/ncomms15049#ref-CR10" text:style-name="Internet_20_link" text:visited-style-name="Visited_20_Internet_20_Link"><text:span text:style-name="T67">10</text:span></text:a><text:span text:style-name="T66">,</text:span><text:bookmark text:name="ref-link-section-d79009961e871"/><text:a xlink:type="simple" xlink:href="https://www.nature.com/articles/ncomms15049#ref-CR18" text:style-name="Internet_20_link" text:visited-style-name="Visited_20_Internet_20_Link"><text:span text:style-name="T67">18</text:span></text:a><text:span text:style-name="T65">). </text:span></text:p>
      <text:p text:style-name="P209"/>
      <text:p text:style-name="P215">2 混合線性模型：</text:p>
      <text:p text:style-name="P215">linear mixed-effects model</text:p>
      <text:p text:style-name="P215"><text:a xlink:type="simple" xlink:href="https://www.yongxi-stat.com/混合線性模型/" text:style-name="Internet_20_link" text:visited-style-name="Visited_20_Internet_20_Link">https://www.yongxi-stat.com/%E6%B7%B7%E5%90%88%E7%B7%9A%E6%80%A7%E6%A8%A1%E5%9E%8B/</text:a></text:p>
      <text:p text:style-name="P215"><text:span text:style-name="T227">混合線性模式主要用於分析有重複測量的資料，其概念建立在基礎的</text:span><text:a xlink:type="simple" xlink:href="https://paper.qqstatistic.com/multiple-regression-analysis/" text:style-name="Internet_20_link" text:visited-style-name="Visited_20_Internet_20_Link"><text:span text:style-name="Strong_20_Emphasis"><text:span text:style-name="T248">迴歸分析</text:span></text:span></text:a><text:span text:style-name="T227">上面，使用上類似概化估計方程式(GEE)，其特點是可以同時估計固定及隨機效果，適用於個人推估，主要說明如下。</text:span></text:p>
      <text:p text:style-name="P141"><text:bookmark text:name="more-551"/>一、使用狀況：</text:p>
      <text:p text:style-name="P142"><text:span text:style-name="T225">混合線性模式</text:span><text:span text:style-name="T219">(LMM)</text:span><text:span text:style-name="T225">最主要是使用在長期追蹤研究</text:span><text:span text:style-name="T219">(Longitudinal studies)</text:span><text:span text:style-name="T225">，其變項在每次追蹤上有重複測量的狀況</text:span><text:span text:style-name="T219">(</text:span><text:span text:style-name="T225">例如：同一個病人去醫院看三次病，每一次的就醫紀錄或生物指標</text:span><text:span text:style-name="T219">)</text:span><text:span text:style-name="T225">，變項每次量測之間互相不獨立，或研究架構為鑲嵌</text:span><text:span text:style-name="T219">(</text:span><text:span text:style-name="T225">例如：同一個醫生看了很多個病人，考慮醫生之間的差異</text:span><text:span text:style-name="T219">)</text:span><text:span text:style-name="T225">的研究。</text:span></text:p>
      <text:p text:style-name="P143"><text:span text:style-name="T249">3 論文中的判斷exploration 和 exploitation 的</text:span><text:span text:style-name="T113">threshold</text:span><text:span text:style-name="T114">（臨界點）是300m；</text:span></text:p>
      <text:p text:style-name="P144">但是因為我們的誤差比較大，所以臨界點也需要相應的使用自己的參數;</text:p>
      <text:p text:style-name="P144">和他們的方法一樣，測試出適合的臨界點：</text:p>
      <text:p text:style-name="P144"><text:soft-page-break/></text:p>
      <text:p text:style-name="P145">6/24</text:p>
      <text:p text:style-name="P145">1 A1F3,a： y軸的0.001有什麼意思？</text:p>
      <text:p text:style-name="P145">相似度的臨界值，為什麼抓70.5%；</text:p>
      <text:p text:style-name="P145">相似度可以怎麼使用？</text:p>
      <text:p text:style-name="P146">2 怎麼結合時間來判斷飛行；</text:p>
      <text:p text:style-name="P146">不論是相似度計算公式，還是路徑效率公式；最終是否可以和時間進行結合？</text:p>
      <text:p text:style-name="P147">6/27</text:p>
      <text:p text:style-name="P51">2 數字化的三個步驟：</text:p>
      <text:p text:style-name="P54"><text:span text:style-name="T250">6.92 ndN:/ </text:span><text:span text:style-name="T251">今天的视频很长，但能耐心听完的伙伴一定就具有成为高阶互联网人的潜力</text:span><text:span text:style-name="T250">%%</text:span><text:span text:style-name="T251">互联网大厂 </text:span><text:span text:style-name="T250">%%</text:span><text:span text:style-name="T251">方法论 </text:span><text:span text:style-name="T250">%%</text:span><text:span text:style-name="T251">程序员 </text:span><text:span text:style-name="T250">%%</text:span><text:span text:style-name="T251">数字化 </text:span><text:span text:style-name="T250">%%</text:span><text:span text:style-name="T251">码农 </text:span><text:span text:style-name="T250">%%</text:span><text:span text:style-name="T251">科技 </text:span><text:span text:style-name="T250">%%</text:span><text:span text:style-name="T251">职场技能 </text:span><text:span text:style-name="T250">https://v.douyin.com/YXHWsbD/ </text:span><text:span text:style-name="T251">复制此链接，打开</text:span><text:span text:style-name="T250">Dou</text:span><text:span text:style-name="T251">音搜索，直接观看视频！</text:span></text:p>
      <text:p text:style-name="P55"/>
      <text:p text:style-name="P56"><text:span text:style-name="T251">原始資料（</text:span><text:span text:style-name="T252">Raw Data</text:span><text:span text:style-name="T251">） </text:span><text:span text:style-name="T253">information</text:span></text:p>
      <text:p text:style-name="P54"><text:span text:style-name="T14">信息化</text:span><text:span text:style-name="T251">：（</text:span></text:p>
      <text:p text:style-name="P55">企業內部的話：這個時間是要把管理中使用的數據，進行收集；</text:p>
      <text:p text:style-name="P52">）</text:p>
      <text:p text:style-name="P52"/>
      <text:p text:style-name="P57"><text:span text:style-name="T12">數字化</text:span><text:span text:style-name="T254">：</text:span><text:span text:style-name="T255">（Data Warehouse）</text:span><text:span text:style-name="T256">knowledge</text:span></text:p>
      <text:p text:style-name="P57">結構話數據，打破數據孤島：（</text:p>
      <text:p text:style-name="P57">原本每個部門有自己的數據，這樣形成了數據孤島，導致信息不共享；</text:p>
      <text:p text:style-name="P57">）</text:p>
      <text:p text:style-name="P57">數據倉庫<text:span text:style-name="T257">：</text:span></text:p>
      <text:p text:style-name="P57"><text:a xlink:type="simple" xlink:href="https://zh.wikipedia.org/wiki/資料倉儲" text:style-name="Internet_20_link" text:visited-style-name="Visited_20_Internet_20_Link">https://zh.wikipedia.org/wiki/%E8%B3%87%E6%96%99%E5%80%89%E5%84%B2</text:a></text:p>
      <text:p text:style-name="P57"/>
      <text:p text:style-name="P57"><text:a xlink:type="simple" xlink:href="https://www.cnblogs.com/amyzhu/p/13513425.html" text:style-name="Internet_20_link" text:visited-style-name="Visited_20_Internet_20_Link">https://www.cnblogs.com/amyzhu/p/13513425.html</text:a></text:p>
      <text:p text:style-name="P57"/>
      <text:p text:style-name="P57">四層<text:span text:style-name="T258">：</text:span></text:p>
      <text:p text:style-name="P60">第1層：ODS層，對原始數據進行清洗</text:p>
      <text:p text:style-name="P235"><text:span text:style-name="T74">ODS</text:span><text:span text:style-name="T78">：</text:span><text:span text:style-name="T74">Operation Data Store </text:span><text:span text:style-name="T78">数据准备区，也称为贴源层。数据仓库源头系统的数据表通常会原封不动的存储一份，这称为</text:span><text:span text:style-name="T74">ODS</text:span><text:span text:style-name="T78">层，是后续数据仓库加工数据的来源。</text:span></text:p>
      <text:p text:style-name="P224"><text:soft-page-break/>（</text:p>
      <text:p text:style-name="P236"><text:span text:style-name="T76">數據遷移</text:span><text:span text:style-name="T77">：</text:span></text:p>
      <text:p text:style-name="P236"><text:span text:style-name="T76">直接使用之前的表格嗎</text:span><text:span text:style-name="T75">？還是要統一存儲？合理的應該是後者，但比如我們公司的數據都是在數據庫中，那麼就可能使用原始數據庫的資料；優點是：不用轉移，也不用同步；缺點是：增加了原始資料庫的負擔；）</text:span></text:p>
      <text:p text:style-name="P63"><text:span text:style-name="T259">第2層：</text:span><text:span text:style-name="T260">DWD</text:span><text:span text:style-name="T259">層，對多個來源數據進行整合，打破數據孤島</text:span><text:span text:style-name="T261">，匯總成各個主題的數據；</text:span></text:p>
      <text:h text:style-name="P239" text:outline-level="3"><text:bookmark text:name="22数据仓库层dw"/><text:span text:style-name="T262">数据仓库层（</text:span><text:span text:style-name="T265">DW</text:span><text:span text:style-name="T262">）</text:span></text:h>
      <text:p text:style-name="P241"><text:span text:style-name="T266">DW</text:span><text:span text:style-name="T268">数据分层，由下到上为</text:span><text:span text:style-name="T266">DWD</text:span><text:span text:style-name="T268">，</text:span><text:span text:style-name="T266">DWB</text:span><text:span text:style-name="T268">，</text:span><text:span text:style-name="T266">DWS</text:span><text:span text:style-name="T268">。</text:span></text:p>
      <text:list xml:id="list2144102600" text:style-name="L3">
        <text:list-item>
          <text:p text:style-name="P251"><text:span text:style-name="T73">DWD</text:span><text:span text:style-name="T79">：</text:span><text:span text:style-name="T73">data warehouse details </text:span><text:span text:style-name="T79">细节数据层，是业务层与数据仓库的隔离层。主要对</text:span><text:span text:style-name="T73">ODS</text:span><text:span text:style-name="T79">数据层做一些</text:span><text:span text:style-name="Strong_20_Emphasis"><text:span text:style-name="T80">数据清洗和规范化</text:span></text:span><text:span text:style-name="T79">的操作。</text:span></text:p>
          <text:list>
            <text:list-item>
              <text:p text:style-name="P252">数据清洗：去除空值、脏数据、超过极限范围的</text:p>
            </text:list-item>
          </text:list>
        </text:list-item>
        <text:list-item>
          <text:p text:style-name="P251"><text:span text:style-name="T73">DWB</text:span><text:span text:style-name="T79">：</text:span><text:span text:style-name="T73">data warehouse base </text:span><text:span text:style-name="T79">数据基础层，存储的是客观数据，一般用作中间层，可以认为是大量指标的数据层。</text:span></text:p>
        </text:list-item>
      </text:list>
      <text:p text:style-name="P96"/>
      <text:p text:style-name="P99"/>
      <text:p text:style-name="P240"><text:span text:style-name="T68">第3層：</text:span><text:span text:style-name="T69">DWS</text:span><text:span text:style-name="T68">層，</text:span><text:span text:style-name="T70">各個主題的數據；</text:span><text:span text:style-name="T71">（做好標註）</text:span></text:p>
      <text:p text:style-name="P64"><text:span text:style-name="T73">DWS</text:span><text:span text:style-name="T79">：</text:span><text:span text:style-name="T73">data warehouse service </text:span><text:span text:style-name="T79">数据服务层，基于</text:span><text:span text:style-name="T73">DWB</text:span><text:span text:style-name="T79">上的基础数据，整合汇总成分析某一个主题域的服务数据层，一般是宽表。用于提供后续的业务查询，</text:span><text:span text:style-name="T73">OLAP</text:span><text:span text:style-name="T79">分析，数据分发等。</text:span></text:p>
      <text:list xml:id="list110419143317546" text:continue-numbering="true" text:style-name="L3">
        <text:list-item>
          <text:list>
            <text:list-item>
              <text:p text:style-name="P253">用户行为，轻度聚合</text:p>
            </text:list-item>
            <text:list-item>
              <text:p text:style-name="P254"><text:span text:style-name="T264">主要对</text:span><text:span text:style-name="T267">ODS/DWD</text:span><text:span text:style-name="T264">层数据做一些轻度的汇总。</text:span></text:p>
            </text:list-item>
          </text:list>
        </text:list-item>
      </text:list>
      <text:p text:style-name="P95"><text:span text:style-name="T264">（這是目前公司想要做的部分</text:span><text:span text:style-name="T263">）</text:span></text:p>
      <text:p text:style-name="P64"><text:span text:style-name="T68">第4層：</text:span><text:span text:style-name="T69">ADS</text:span><text:span text:style-name="T68">層，</text:span></text:p>
      <text:p text:style-name="P64"><text:span text:style-name="T68">對數據進行應用</text:span><text:span text:style-name="T72">；</text:span></text:p>
      <text:p text:style-name="P58"/>
      <text:p text:style-name="P58"><text:span text:style-name="T12">智能化</text:span>：data intelli<text:span text:style-name="T269">gence 基於大數據的AI技術； </text:span><text:span text:style-name="T270">（在建立好的數據倉庫的基礎上，根據標註，進行處理）</text:span></text:p>
      <text:p text:style-name="P58">對應人腦一樣，可以部分代替人進行策略；</text:p>
      <text:p text:style-name="P59">AI三要素：算力，算法，數據；</text:p>
      <text:p text:style-name="P53"/>
      <text:p text:style-name="P53">data從info<text:span text:style-name="T271">rmation到knowledge，再到wisdom的全過程；</text:span></text:p>
      <text:p text:style-name="P53"/>
      <text:p text:style-name="P53"><text:span text:style-name="T272">3</text:span>數據孤島</text:p>
      <text:p text:style-name="P148"><text:a xlink:type="simple" xlink:href="https://www.tibco.com/zh-hant/reference-center/what-is-a-data-silo" text:style-name="Internet_20_link" text:visited-style-name="Visited_20_Internet_20_Link"><text:span text:style-name="T79">https://www.tibco.com/zh-hant/reference-center/what-is-a-data-silo</text:span></text:a></text:p>
      <text:p text:style-name="P97">6/28</text:p>
      <text:p text:style-name="P97">1 fly speed</text:p>
      <text:p text:style-name="P136"><text:a xlink:type="simple" xlink:href="https://www.ecologycenter.us/breeding-areas/body-weight-speed-and-flight-mode.html" text:style-name="Internet_20_link" text:visited-style-name="Visited_20_Internet_20_Link"><text:span text:style-name="T79">https://www.ecologycenter.us/breeding-areas/body-weight-speed-and-flight-mode.html</text:span></text:a></text:p>
      <text:p text:style-name="P104">Other values used for comparative purposes are the theoretical flight speeds calculated from aerodynamic principles on the basis of body mass, wingspan and wing area (Pennycuick 1969). The main findings to emerge from all these various sources of information are that, while individual birds can vary their flight speeds according to circumstance, larger birds generally fly faster than small ones, although body and wing structure also have a major influence.</text:p>
      <text:p text:style-name="P110"><text:span text:style-name="T229">影響飛行的因素有：</text:span><text:span text:style-name="T228">身體質量指數</text:span><text:span text:style-name="T229">，翼展，翼面負載；</text:span></text:p>
      <text:p text:style-name="P104"/>
      <text:p text:style-name="P111"><text:span text:style-name="T230">身體質量指數又稱凱特萊指數，簡稱體質指數，是由一個人的質量和身高計算出的一個數值。</text:span><text:span text:style-name="T241">BMI</text:span><text:span text:style-name="T230">的定義是體重除以身高的平方，以公斤</text:span><text:span text:style-name="T241">/</text:span><text:span text:style-name="T230">平方公尺為單位表示，由質量和身高得出： </text:span><text:span text:style-name="T241">{\mbox{BMI}}={\frac {w}{h^{2}}}</text:span><text:span text:style-name="T230">，其中</text:span><text:span text:style-name="T241">w</text:span><text:span text:style-name="T230">為體重；</text:span><text:span text:style-name="T241">h</text:span><text:span text:style-name="T230">為身高。</text:span></text:p>
      <text:p text:style-name="P108"/>
      <text:p text:style-name="P114"><text:span text:style-name="T237">翼展 ：the maximum extent across the wings of an aircraft or of a bird or other flying animal, measured from tip to tip.</text:span><text:span text:style-name="T238">類似於臂展；</text:span></text:p>
      <text:p text:style-name="P105"/>
      <text:p text:style-name="P105">翼面負載是飛機重量與機翼參考面積的比值。其中飛機的重量多選擇正常起飛重量。而機翼的面積則選擇包含部分機身的機翼參考面積。翼面負載是決定飛機機動性能、爬升性能和起降性能的關鍵參數。也是設計一架固定翼飛機時，最開始需要確定的參數之一。一般來說較小的翼面負載有利於提高機動性，而較大的翼面負載則有利於高速飛行和降低阻力。</text:p>
      <text:p text:style-name="P112"><text:a xlink:type="simple" xlink:href="https://www.researchgate.net/publication/227621013_Flight_characteristics_of_birds_I_Radar_measurements_of_speeds" text:style-name="Internet_20_link" text:visited-style-name="Visited_20_Internet_20_Link"><text:span text:style-name="T239">https://www.researchgate.net/publication/227621013_Flight_characteristics_of_birds_I_Radar_measurements_of_speeds</text:span></text:a></text:p>
      <text:p text:style-name="P105"><text:soft-page-break/></text:p>
      <text:p text:style-name="P100"/>
      <text:p text:style-name="P107">1</text:p>
      <text:p text:style-name="P106">Oliver，Django框架的程式可以打包成一個可執行檔案嗎？我在網上找到的打包方案，都是命令行運行的：</text:p>
      <text:p text:style-name="P109">可以，我之前的做法提供給你參考看看。</text:p>
      <text:p text:style-name="P109">s1，先將 django 框架打包成一個執行檔。</text:p>
      <text:p text:style-name="P113"><text:span text:style-name="T240">s</text:span><text:span text:style-name="T239">2，另外寫一隻控場程式，這隻程式負責三個動作， </text:span></text:p>
      <text:p text:style-name="P109"><text:s text:c="13"/>a, 執行 django web server 執行檔</text:p>
      <text:p text:style-name="P109"><text:s text:c="13"/>b, 等待 3 秒待 django web server 啟動</text:p>
      <text:p text:style-name="P109"><text:s text:c="13"/>c, 喚起本地端的 firefox 或 chrome ，然後帶入 127.0.0.1:8000 網址進入 local web 服務。</text:p>
      <text:p text:style-name="P109">s3，再將這隻控場程式打包，讓使用者點擊這隻控場程式即可。</text:p>
      <text:p text:style-name="P109"/>
      <text:p text:style-name="P109">2</text:p>
      <text:p text:style-name="P101">個體飛行關注：路徑效率的提升；</text:p>
      <text:p text:style-name="P101">兩個個體的對比：如果路徑效率一致，那摩說明快的那個，身體素質更好；</text:p>
      <text:p text:style-name="P101"/>
      <text:p text:style-name="P101">3 總結整理：路徑效率，路徑效率提升的所有點：</text:p>
      <text:p text:style-name="P115"><text:a xlink:type="simple" xlink:href="https://elifesciences.org/articles/68653" text:style-name="Internet_20_link" text:visited-style-name="Visited_20_Internet_20_Link"><text:span text:style-name="T232">https://elifesciences.org/articles/68653</text:span></text:a></text:p>
      <text:p text:style-name="P101">路徑效率所有資訊：</text:p>
      <text:p text:style-name="P115"><text:span text:style-name="T115">Although learning generally improves route efficiency, both social learning and information pooling tend to reach a plateau beyond which further improvement in efficiency is not seen. However, for birds flying together, the introduction of a naïve individual in place of an experienced one effectively leads to the resumption of exploratory behaviour and further route improvement (</text:span><text:a xlink:type="simple" xlink:href="https://elifesciences.org/articles/68653#bib56" text:style-name="Internet_20_link" text:visited-style-name="Visited_20_Internet_20_Link"><text:span text:style-name="T118">Sasaki and Biro, 2017</text:span></text:a><text:span text:style-name="T115">).</text:span></text:p>
      <text:p text:style-name="P101">通過社會學習和信息池，可以提高路徑效率；</text:p>
      <text:p text:style-name="P117"><text:span text:style-name="T232"> </text:span><text:span text:style-name="T242">Route efficiency was measured as the ratio of the beeline distance between the release site and the home loft (i.e., the ideal optimum) and the actual distance travelled by birds. </text:span></text:p>
      <text:p text:style-name="P101">路徑效率公式：beeline的距離 / 實際的route的距離；</text:p>
      <text:p text:style-name="P117"><text:span text:style-name="T273">Of particular interest for our study is the increase in route efficiency that results from the pairing of naïve individuals with experienced ones (</text:span><text:a xlink:type="simple" xlink:href="https://elifesciences.org/articles/68653#bib48" text:style-name="Internet_20_link" text:visited-style-name="Visited_20_Internet_20_Link"><text:span text:style-name="T11">Pettit et al., 2013a</text:span></text:a><text:span text:style-name="T273">), including when this happens iteratively over multiple generations (</text:span><text:a xlink:type="simple" xlink:href="https://elifesciences.org/articles/68653#bib56" text:style-name="Internet_20_link" text:visited-style-name="Visited_20_Internet_20_Link"><text:span text:style-name="T11">Sasaki and Biro, 2017</text:span></text:a><text:span text:style-name="T273">).</text:span></text:p>
      <text:p text:style-name="P101">我們的研究重點是：新舊鴿子的組隊方式，對於路徑效率的提升的效果；</text:p>
      <text:p text:style-name="P117"><text:span text:style-name="T273">Moreover, because newly formed pairs in the transmission-chain design also improved performance generation after generation, they proposed that naïve individuals could contribute innovations that pigeons evaluate in terms of route efficiency and prune away when inefficient (i.e., </text:span><text:span text:style-name="T274">H</text:span><text:span text:style-name="T275">3</text:span><text:span text:style-name="T273">). </text:span></text:p>
      <text:p text:style-name="P101">結果顯示：在鴿子們評估路徑效率和裁減掉沒有效率的路徑的時候，新鴿子也做出了貢獻；</text:p>
      <text:p text:style-name="P101"/>
      <text:p text:style-name="P101"><text:soft-page-break/>總結：</text:p>
      <text:p text:style-name="P117"><text:span text:style-name="T233">key1: <text:s/></text:span><text:span text:style-name="T232">信息傳遞是有助於提升鴿子路徑效率的；</text:span></text:p>
      <text:p text:style-name="P117"><text:span text:style-name="T233">key2: <text:s/></text:span><text:span text:style-name="T232">路徑效率公式：</text:span><text:span text:style-name="T233">beeline 距離 / 實際route的距離；</text:span></text:p>
      <text:p text:style-name="P102">key3：新舊鴿子一起飛行的時候，信息傳遞多，路徑效率改良效果更好；</text:p>
      <text:p text:style-name="P102"/>
      <text:h text:style-name="P86" text:outline-level="1">Familiar route loyalty implies visual pilotage in the homing pigeon</text:h>
      <text:p text:style-name="P102"/>
      <text:p text:style-name="P118"><text:a xlink:type="simple" xlink:href="https://www.pnas.org/doi/full/10.1073/pnas.0406984101" text:style-name="Internet_20_link" text:visited-style-name="Visited_20_Internet_20_Link"><text:span text:style-name="T231">https://www.pnas.org/doi/full/10.1073/pnas.0406984101</text:span></text:a></text:p>
      <text:p text:style-name="P102"/>
      <text:p text:style-name="P102">論文主要研究鴿子對於熟悉路線的喜愛，說明鴿子也會使用視覺進行導航；</text:p>
      <text:p text:style-name="P102"/>
      <text:p text:style-name="P118"><text:span text:style-name="T278">Track efficiency (calculated as the aerial distance between release site and home divided by the distance traveled by subjects to reach home) during the final three training tracks for each bird averaged 0.85 ± 0.08 at Weston Wood and 0.80 ± 0.07 at High Cogges, indicating that even after extensive training through 20 releases in quick succession, subjects flew, on average, an extra 18–25% of the distance necessary to reach home. Average track efficiency during off-route test releases was 0.67 ± 0.13 at Weston Wood and 0.66 ± 0.15 at High Cogges, significantly lower than during the final stage of training (paired </text:span><text:span text:style-name="T280">t</text:span><text:span text:style-name="T276"> </text:span><text:span text:style-name="T278">test; Weston Wood, </text:span><text:span text:style-name="T280">P</text:span><text:span text:style-name="T276"> </text:span><text:span text:style-name="T278">&lt; 0.001; High Cogges, </text:span><text:span text:style-name="T280">P</text:span><text:span text:style-name="T276"> </text:span><text:span text:style-name="T278">&lt; 0.005).</text:span></text:p>
      <text:p text:style-name="P99"/>
      <text:p text:style-name="P99">track efficiency的算法和之前的算法一致；</text:p>
      <text:p text:style-name="P119"><text:span text:style-name="T231">這裡的數據結果是：飛行</text:span><text:span text:style-name="T234">20次，最後3次的路徑效率是：一個地點是0.85+- 0.08，一個地點是0.80+-0.07；與beeline相比，平均有18～25%的額外的飛行距離；</text:span></text:p>
      <text:p text:style-name="P103"/>
      <text:p text:style-name="P119"><text:span text:style-name="T279">Track efficiency was significantly higher in flights where contact with the established route was made (average 0.69 ± 0.16) than in those that reached the mirror-image track first (average, 0.56 ± 0.19; ANOVA, </text:span><text:span text:style-name="T281">F</text:span><text:span text:style-name="T282">1,55</text:span><text:span text:style-name="T277"> </text:span><text:span text:style-name="T279">= 7.60, </text:span><text:span text:style-name="T281">P</text:span><text:span text:style-name="T277"> </text:span><text:span text:style-name="T279">= 0.008). </text:span></text:p>
      <text:p text:style-name="P103"/>
      <text:p text:style-name="P119"><text:span text:style-name="T234">總結</text:span><text:span text:style-name="T235">：實驗結果顯示20次飛行的話，效率在0.8～0.85之間；</text:span></text:p>
      <text:p text:style-name="P119"><text:span text:style-name="T235">提問：訓練的時候放飛點</text:span><text:span text:style-name="T236">，</text:span><text:span text:style-name="T235">與比賽的時候的放飛點完全一致嗎</text:span><text:span text:style-name="T236">？不一致的話，鴿子可能會傾向於原有的飛行路徑，而選擇先飛到舊的路徑上面；</text:span></text:p>
      <text:p text:style-name="P120"/>
      <text:p text:style-name="P122"/>
      <text:p text:style-name="P76"><text:span text:style-name="T51">(2006)</text:span><text:span text:style-name="T49"> </text:span><text:a xlink:type="simple" xlink:href="https://doi.org/10.1016/j.cub.2006.08.087" text:style-name="Internet_20_link" text:visited-style-name="Visited_20_Internet_20_Link"><text:span text:style-name="T45">From Compromise to Leadership in Pigeon Homing</text:span></text:a><text:span text:style-name="T50"> </text:span></text:p>
      <text:p text:style-name="P75"><text:span text:style-name="T129">Current Biology</text:span><text:span text:style-name="T283"> </text:span><text:span text:style-name="T15">16</text:span><text:span text:style-name="T283">:2123–2128.</text:span></text:p>
      <text:p text:style-name="P120">家養鴿<text:span text:style-name="T284">：從妥協到領導；</text:span></text:p>
      <text:p text:style-name="P120"/>
      <text:p text:style-name="P121"><text:soft-page-break/><text:a xlink:type="simple" xlink:href="https://www.cell.com/current-biology/fulltext/S0960-9822(06)02155-5?_returnURL=https%3A%2F%2Flinkinghub.elsevier.com%2Fretrieve%2Fpii%2FS0960982206021555%3Fshowall%3Dtrue" text:style-name="Internet_20_link" text:visited-style-name="Visited_20_Internet_20_Link">https://www.cell.com/current-biology/fulltext/S0960-9822(06)02155-5?_returnURL=https%3A%2F%2Flinkinghub.elsevier.com%2Fretrieve%2Fpii%2FS0960982206021555%3Fshowall%3Dtrue</text:a></text:p>
      <text:p text:style-name="P121"/>
      <text:p text:style-name="P90"><text:span text:style-name="T285">Does navigational efficiency increase as a result of pooling information from conavigating individuals? Pairs that remained together for the entire journey improved significantly compared to their performance in single flights, whereas those that split showed no such improvement (</text:span><text:a xlink:type="simple" xlink:href="https://www.cell.com/current-biology/fulltext/S0960-9822(06)02155-5?_returnURL=https%3A%2F%2Flinkinghub.elsevier.com%2Fretrieve%2Fpii%2FS0960982206021555%3Fshowall%3Dtrue#app2" text:style-name="Internet_20_link" text:visited-style-name="Visited_20_Internet_20_Link"><text:span text:style-name="T286">Table S1</text:span></text:a><text:span text:style-name="T285">; </text:span><text:bookmark text:name="back-gr3"/><text:a xlink:type="simple" xlink:href="https://www.cell.com/current-biology/fulltext/S0960-9822(06)02155-5?_returnURL=https%3A%2F%2Flinkinghub.elsevier.com%2Fretrieve%2Fpii%2FS0960982206021555%3Fshowall%3Dtrue#gr3" text:style-name="Internet_20_link" text:visited-style-name="Visited_20_Internet_20_Link"><text:span text:style-name="T286">Figure 3</text:span></text:a><text:span text:style-name="T285">D). </text:span></text:p>
      <text:p text:style-name="P121">全程對鴿的飛行表現優於單飛的<text:span text:style-name="T287">；</text:span></text:p>
      <text:p text:style-name="P121"/>
      <text:p text:style-name="P91"/>
      <text:p text:style-name="P123">For each flight, track length was calculated as total distance traveled to reach home (the sum of the distances separating all consecutive points of a track) and homing efficiency as straight-line distance between release site and home divided by track length. Track tortuosity was calculated as average number of degrees turned per meter traveled.</text:p>
      <text:p text:style-name="P123">路徑效率計算公式一致；</text:p>
      <text:p text:style-name="P123">tortuosity</text:p>
      <text:p text:style-name="P124">這裡提到一個<text:span text:style-name="T288">，</text:span>路徑曲折率<text:span text:style-name="T288">：轉角的平均值/m；</text:span><text:span text:style-name="T289">（</text:span></text:p>
      <text:p text:style-name="P124">我們的gps數據中有角度<text:span text:style-name="T289">，可以通過計算 heading轉了多少/km，來計算路徑曲折率；</text:span></text:p>
      <text:p text:style-name="P131">）</text:p>
      <text:p text:style-name="P124">In most such pairs (nine out of ten), birds with the shorter of the two <text:span text:style-name="Emphasis">established</text:span> routes became even more efficient in their <text:span text:style-name="Emphasis">paired</text:span> track through a reduction in track tortuosity.</text:p>
      <text:p text:style-name="P124">路徑曲折率也是一個衡量路徑優劣的方式<text:span text:style-name="T290">：越小越好；</text:span></text:p>
      <text:p text:style-name="P124"/>
      <text:h text:style-name="P80" text:outline-level="1">What are leaders made of? The role of individual experience in determining leader–follower relations in homing pigeons</text:h>
      <text:p text:style-name="P130">領導者是怎麼決定的？家養鴿：個體經驗對於 領導-跟隨 關係的影響；</text:p>
      <text:p text:style-name="P127"><text:a xlink:type="simple" xlink:href="https://www.sciencedirect.com/science/article/abs/pii/S0003347211005586?via%3Dihub" text:style-name="Internet_20_link" text:visited-style-name="Visited_20_Internet_20_Link">https://www.sciencedirect.com/science/article/abs/pii/S0003347211005586?via%3Dihub</text:a></text:p>
      <text:p text:style-name="P133">What determines the identity of a leader has important implications for the efficiency of a moving collective, since leaders with higher navigational certainty can increase the accuracy of the group. </text:p>
      <text:p text:style-name="P133">對於導航更加確定的領導者可以提升團體的準確性；</text:p>
      <text:p text:style-name="P124"/>
      <text:h text:style-name="P84" text:outline-level="1">Group decisions and individual differences: route fidelity predicts flight leadership in homing pigeons (<text:span text:style-name="T127">Columba livia</text:span>)</text:h>
      <text:p text:style-name="P124">團體決定和個體的差別<text:span text:style-name="T298">：路徑的保真度表明了飛行的領導；</text:span></text:p>
      <text:p text:style-name="P124"><text:a xlink:type="simple" xlink:href="https://royalsocietypublishing.org/doi/10.1098/rsbl.2010.0627" text:style-name="Internet_20_link" text:visited-style-name="Visited_20_Internet_20_Link">https://royalsocietypublishing.org/doi/10.1098/rsbl.2010.0627</text:a></text:p>
      <text:p text:style-name="P124"/>
      <text:p text:style-name="P92"><text:soft-page-break/><text:span text:style-name="T292">Surprisingly, this leadership phenomenon was not correlated with individual navigational efficiency, that is, birds with more efficient routes during solo flights did not tend to emerge as leaders when flying with a partner (but see [</text:span><text:bookmark text:name="RSBL20100627C10R"/><text:a xlink:type="simple" xlink:href="https://royalsocietypublishing.org/doi/10.1098/rsbl.2010.0627#RSBL20100627C10" text:style-name="Internet_20_link" text:visited-style-name="Visited_20_Internet_20_Link"><text:span text:style-name="T297">10</text:span></text:a><text:span text:style-name="T292">] for larger flocks).</text:span></text:p>
      <text:p text:style-name="P124">單飛時路徑效率更高的鴿子<text:span text:style-name="T298">，不一定承擔更多的飛行領導；</text:span></text:p>
      <text:h text:style-name="P85" text:outline-level="1">Anatomy of leadership in collective behaviour</text:h>
      <text:p text:style-name="P98">集體行為中的領導關係的解析</text:p>
      <text:p text:style-name="P124"/>
      <text:p text:style-name="P124"><text:a xlink:type="simple" xlink:href="https://aip.scitation.org/doi/10.1063/1.5024395" text:style-name="Internet_20_link" text:visited-style-name="Visited_20_Internet_20_Link">https://aip.scitation.org/doi/10.1063/1.5024395</text:a></text:p>
      <text:p text:style-name="P92"><text:span text:style-name="T243">Informed leadership is also common for movement at long length scales. In flocks of pigeons, better informed individuals act as leaders during homing flights.</text:span><text:a xlink:type="simple" xlink:href="https://aip.scitation.org/doi/10.1063/1.5024395#" text:style-name="Internet_20_link" text:visited-style-name="Visited_20_Internet_20_Link"><text:span text:style-name="T299">54</text:span></text:a><draw:frame draw:style-name="fr1" draw:name="Frame5" text:anchor-type="char" svg:width="0.2398in" draw:z-index="7"><draw:text-box fo:min-height="0.0161in"><text:p text:style-name="P242"/></draw:text-box></draw:frame><text:span text:style-name="T226"> </text:span><text:span text:style-name="T243">(However, it should be noted that pigeons also exhibit a structural hierarchy too.</text:span><text:a xlink:type="simple" xlink:href="https://aip.scitation.org/doi/10.1063/1.5024395#" text:style-name="Internet_20_link" text:visited-style-name="Visited_20_Internet_20_Link"><text:span text:style-name="T299">19</text:span></text:a><draw:frame draw:style-name="fr1" draw:name="Frame6" text:anchor-type="char" svg:width="0.2398in" draw:z-index="8"><draw:text-box fo:min-height="0.0161in"><text:p text:style-name="P242"/></draw:text-box></draw:frame><text:span text:style-name="T243">) During migratory movements, older, more experienced, birds guide groups on efficient migration routes.</text:span><text:a xlink:type="simple" xlink:href="https://aip.scitation.org/doi/10.1063/1.5024395#" text:style-name="Internet_20_link" text:visited-style-name="Visited_20_Internet_20_Link"><text:span text:style-name="T299">5,39</text:span></text:a><draw:frame draw:style-name="fr1" draw:name="Frame7" text:anchor-type="char" svg:width="0.2398in" draw:z-index="9"><draw:text-box fo:min-height="0.0161in"><text:p text:style-name="P242"/></draw:text-box></draw:frame><text:span text:style-name="T226"> </text:span><text:span text:style-name="T243">In both of these examples, the informed birds are </text:span><text:span text:style-name="T244">centralized</text:span><text:span text:style-name="T243">, </text:span><text:span text:style-name="T244">persistent</text:span><text:span text:style-name="T243">, </text:span><text:span text:style-name="T244">target-driven</text:span><text:span text:style-name="T243">, </text:span><text:span text:style-name="T244">informational</text:span><text:span text:style-name="T226"> </text:span><text:span text:style-name="T243">leaders with </text:span><text:span text:style-name="T244">global reach</text:span><text:span text:style-name="T243">.</text:span></text:p>
      <text:p text:style-name="P92"><text:span text:style-name="T243">知情的領隊也</text:span><text:span text:style-name="T245">是常見的</text:span><text:span text:style-name="T246">；</text:span></text:p>
      <text:p text:style-name="P92"><text:span text:style-name="T246">在一群鴿子中，往回飛的時候，有更好的知情信息的個體，會表現為領導者；</text:span><text:span text:style-name="T247">（鴿子們之間展現出結構化的地位；）</text:span></text:p>
      <text:p text:style-name="P124"><text:span text:style-name="T243">In migrating white storks, some individuals actively seek thermal updrafts, which are necessary for them to get efficient lift to complete the migration, while others tend to copy, by moving towards individuals who are already in thermals.</text:span><text:a xlink:type="simple" xlink:href="https://aip.scitation.org/doi/10.1063/1.5024395#" text:style-name="Internet_20_link" text:visited-style-name="Visited_20_Internet_20_Link"><text:span text:style-name="T299">55</text:span></text:a></text:p>
      <text:p text:style-name="P116">白鸛會尋找熱氣流<text:span text:style-name="T300">，因為熱氣流有利於它們的遷徙；</text:span></text:p>
      <text:p text:style-name="P124"/>
      <text:h text:style-name="P87" text:outline-level="1">Route following and the pigeon's familiar area map</text:h>
      <text:p text:style-name="P124">路徑跟隨和鴿子的熟悉的區域地圖</text:p>
      <text:p text:style-name="P124"/>
      <text:p text:style-name="P124"><text:a xlink:type="simple" xlink:href="https://journals.biologists.com/jeb/article/217/2/169/12609/Route-following-and-the-pigeon-s-familiar-area-map" text:style-name="Internet_20_link" text:visited-style-name="Visited_20_Internet_20_Link">https://journals.biologists.com/jeb/article/217/2/169/12609/Route-following-and-the-pigeon-s-familiar-area-map</text:a></text:p>
      <text:h text:style-name="P89" text:outline-level="3"><text:bookmark text:name="9544912"/>Route fidelity</text:h>
      <text:section text:style-name="Sect1" text:name="9544913">
        <text:p text:style-name="P137"><text:span text:style-name="Emphasis"><text:span text:style-name="T302">A priori</text:span></text:span><text:span text:style-name="T301"> the simplest explanation for increasing stereotypy is that birds are, with experience, adopting the most efficient route home – an increasing approximation to the beeline. Route efficiency does indeed increase with successive releases from the same site (e.g. </text:span><text:span text:style-name="T303">Meade et al., 2005</text:span><text:span text:style-name="T301">; </text:span><text:span text:style-name="T303">Flack et al., </text:span><text:soft-page-break/><text:span text:style-name="T303">2012</text:span><text:span text:style-name="T301">; </text:span><text:span text:style-name="T303">Pettit et al., 2013</text:span><text:span text:style-name="T301">), but, crucially, this is not the sole reason for increasing stereotypy. Meade et al. (</text:span><text:span text:style-name="T303">Meade et al., 2005</text:span><text:span text:style-name="T301">) showed that an individual's final routes were significantly self-similar, and different from the final routes of other similarly trained birds, despite any increased efficiency. This is possible because individuals usually remain substantially inefficient in their approximately stable final routes (the ratio of beeline distance to flown distance remains with a mean typically around 0.83; see </text:span><text:span text:style-name="T303">Table 1</text:span><text:span text:style-name="T301">). It indicates that individuals adopt individually idiosyncratic routes home as familiarity increases. This idiosyncrasy implies that routes are likely to depend on individually acquired memories. Idiosyncrasy alone does not tell us definitively the basis of the guidance involved, but important clues are provided by the observation that individual routes tend to be highly constrained within relatively narrow corridors. In </text:span><text:span text:style-name="T303">Table 1</text:span><text:span text:style-name="T301"> we present calculated corridor widths for all the studies in which we have gathered data on route development, and this shows a typical mean nearest neighbour distance of approximately 100–200 m in the tracks of locally experienced birds. This implies that memorised guidance control is likely to relate to geocentrically fixed, local features of the landscape.</text:span></text:p>
      </text:section>
      <text:p text:style-name="P124">鴿子單飛的時候<text:span text:style-name="T305">，最終都會忠於自己的喜好的路徑，最後的路徑效率在0.83左右；</text:span></text:p>
      <text:p text:style-name="P124">鴿子的軌跡點的差異在<text:span text:style-name="T306">100-200m之間，這說明有經驗的鴿子會依靠記憶導航：地圖上的固定的地標；</text:span></text:p>
      <text:p text:style-name="P124"><text:span text:style-name="T308"> </text:span><text:span text:style-name="T309">Pigeons prefer to fly together, and group navigation often leads to more accurate orientation (</text:span><text:span text:style-name="T303">Biro et al., 2006b</text:span><text:span text:style-name="T309">; </text:span><text:span text:style-name="T303">Dell'Ariccia et al., 2008</text:span><text:span text:style-name="T309">). In this paired flight study, even naïve partners caused an increase in the efficiency (significantly, when measured as mean distance to the beeline) of birds with already established routes [mean distance to beeline before pairing: 523 m; after: 284 m; Wilcoxon signed ranks test, </text:span><text:span text:style-name="Emphasis"><text:span text:style-name="T310">P</text:span></text:span><text:span text:style-name="T309">=0.028, </text:span><text:span text:style-name="Emphasis"><text:span text:style-name="T310">N</text:span></text:span><text:span text:style-name="T309">=17; solo efficiency increased from 0.85 to 0.89; Wilcoxon signed ranks test, </text:span><text:span text:style-name="Emphasis"><text:span text:style-name="T310">P</text:span></text:span><text:span text:style-name="T309">=0.093, </text:span><text:span text:style-name="Emphasis"><text:span text:style-name="T310">N</text:span></text:span><text:span text:style-name="T309">=17 (from </text:span><text:span text:style-name="T303">Pettit et al., 2013</text:span><text:span text:style-name="T309">)].</text:span></text:p>
      <text:p text:style-name="P124"><text:span text:style-name="T309">鴿子喜歡一起飛</text:span><text:span text:style-name="T311">，團隊導航常常比較準確；</text:span></text:p>
      <text:h text:style-name="P138" text:outline-level="2"><text:bookmark text:name="9544930"/>The nature of familiar routes</text:h>
      <text:h text:style-name="P88" text:outline-level="3"><text:bookmark text:name="9544931"/>Route tolerance</text:h>
      <text:p text:style-name="P124"><text:span text:style-name="T311">The details of habitual route structure can offer further insights into the nature of the bird's familiar area map, and we first consider route tolerance. Even when route efficiency has become relatively stable, birds vary in their actual flight paths from one flight to the next. The resulting habitual corridor generally has a scale of 100–200 m across (</text:span><text:span text:style-name="T304">Table 1</text:span><text:span text:style-name="T311">), implying that this may be the approximate tolerance distance within which birds attempt to keep memorised </text:span><text:soft-page-break/><text:span text:style-name="T311">landscape features. Wider corridors are seen when birds have had fewer flights (e.g. 534 m after eight flights at Arnaccio).</text:span></text:p>
      <text:p text:style-name="P124"><text:span text:style-name="T311">雖然路徑效率已經相對穩定了，但是還是會飛不太一樣的路徑</text:span><text:span text:style-name="T312">，但是是相近的，大概飛行走廊的寬度在100～200m之間；飛的次數少的時候，走廊會寬一些；</text:span></text:p>
      <text:h text:style-name="P82" text:outline-level="1"/>
      <text:h text:style-name="P84" text:outline-level="1">Not just passengers: pigeons, <text:span text:style-name="T127">Columba livia</text:span>, can learn homing routes while flying with a more experienced conspecific</text:h>
      <text:p text:style-name="P124"/>
      <text:p text:style-name="P124"><text:a xlink:type="simple" xlink:href="https://royalsocietypublishing.org/doi/10.1098/rspb.2012.2160" text:style-name="Internet_20_link" text:visited-style-name="Visited_20_Internet_20_Link">https://royalsocietypublishing.org/doi/10.1098/rspb.2012.2160</text:a></text:p>
      <text:p text:style-name="P134"> <text:span text:style-name="T295">The efficiency of the original routes was a key factor in how far they shifted, with less efficient routes undergoing the greatest changes. In this context, inefficient routes are unlikely to be maintained through repeated rounds of social transmission, and instead more efficient routes are achieved because of the interaction between social learning and information pooling.</text:span></text:p>
      <text:p text:style-name="P134"><text:span text:style-name="T295">通過社會學習和信息池，它們會得到更有效率的路徑</text:span><text:span text:style-name="T296">；</text:span></text:p>
      <text:p text:style-name="P94"/>
      <text:h text:style-name="P84" text:outline-level="1">Interaction rules underlying group decisions in homing pigeons</text:h>
      <text:p text:style-name="P124">鴿子的團隊決定中的內在機制；</text:p>
      <text:p text:style-name="P124"><text:a xlink:type="simple" xlink:href="https://royalsocietypublishing.org/doi/10.1098/rsif.2013.0529" text:style-name="Internet_20_link" text:visited-style-name="Visited_20_Internet_20_Link">https://royalsocietypublishing.org/doi/10.1098/rsif.2013.0529</text:a></text:p>
      <text:p text:style-name="P124"/>
      <text:p text:style-name="P135">flock群，flocking群的；</text:p>
      <text:p text:style-name="P135">From the flocking behaviour, we develop a model to predict features of group navigation. Specifically, we show that the interactions between pigeons stabilize a side-by-side configuration, promoting bidirectional information transfer and reducing the risk of separation. However, if one bird gets in front it will lead directional choices. Our model further predicts, and observations confirm, that a faster bird (as measured from solo flights) will fly slightly in front and thus dominate the choice of homing route. Our results explain how group decisions emerge from individual differences in homing flight behaviour.</text:p>
      <text:p text:style-name="P135">單飛的時候，飛的比較快的鴿子，在雙飛的時候，會飛在前面，對於路徑的選擇是獨裁模式的；</text:p>
      <text:p text:style-name="P92"><text:span text:style-name="T292">Tracking experiments also confirm that flocking allows pigeons to pool information [</text:span><text:bookmark text:name="RSIF20130529C17R"/><text:a xlink:type="simple" xlink:href="https://royalsocietypublishing.org/doi/10.1098/rsif.2013.0529#RSIF20130529C17" text:style-name="Internet_20_link" text:visited-style-name="Visited_20_Internet_20_Link"><text:span text:style-name="T297">17</text:span></text:a><text:span text:style-name="T292">] and achieve more efficient routes [</text:span><text:bookmark text:name="RSIF20130529C24R"/><text:a xlink:type="simple" xlink:href="https://royalsocietypublishing.org/doi/10.1098/rsif.2013.0529#RSIF20130529C24" text:style-name="Internet_20_link" text:visited-style-name="Visited_20_Internet_20_Link"><text:span text:style-name="T297">24</text:span></text:a><text:span text:style-name="T292">], as predicted from theoretical studies. However, there are still no empirical data on how flock decisions emerge from birds' momentary responses to each other and to the environment.</text:span></text:p>
      <text:p text:style-name="P132">群飛可以提高路徑效率；</text:p>
      <text:p text:style-name="P92"><text:span text:style-name="T292">For a bird in flight, slowing down would reduce lift, so making small turns may be a more aerodynamic and energetically efficient way for a bird to maintain its position relative to its neighbours [</text:span><text:bookmark text:name="RSIF20130529C7R"/><text:a xlink:type="simple" xlink:href="https://royalsocietypublishing.org/doi/10.1098/rsif.2013.0529#RSIF20130529C7" text:style-name="Internet_20_link" text:visited-style-name="Visited_20_Internet_20_Link"><text:span text:style-name="T297">7</text:span></text:a><text:span text:style-name="T292">]. Whereas flocking is energetically costly to pigeons [</text:span><text:bookmark text:name="RSIF20130529C33R"/><text:a xlink:type="simple" xlink:href="https://royalsocietypublishing.org/doi/10.1098/rsif.2013.0529#RSIF20130529C33" text:style-name="Internet_20_link" text:visited-style-name="Visited_20_Internet_20_Link"><text:span text:style-name="T297">33</text:span></text:a><text:span text:style-name="T292">], there are other bird species that benefit aerodynamically from flocking. It would therefore make an interesting comparison to measure the rules of motion that give rise to aerodynamically efficient, V-shaped flocks, such as those of geese or pelicans [</text:span><text:bookmark text:name="RSIF20130529C34R"/><text:a xlink:type="simple" xlink:href="https://royalsocietypublishing.org/doi/10.1098/rsif.2013.0529#RSIF20130529C34" text:style-name="Internet_20_link" text:visited-style-name="Visited_20_Internet_20_Link"><text:span text:style-name="T297">34</text:span></text:a><text:span text:style-name="T292">].</text:span></text:p>
      <text:p text:style-name="P124">群飛的話，可以關注空氣動力學的效率點，比如<text:span text:style-name="T313">V型的群；</text:span></text:p>
      <text:p text:style-name="P124"><text:soft-page-break/></text:p>
      <text:p text:style-name="P124"/>
      <text:p text:style-name="P92"><text:span text:style-name="T292">From the GPS tracks of paired flights, we calculated the distance (</text:span><text:span text:style-name="T293">r</text:span><text:span text:style-name="T292">), angular direction (</text:span><text:span text:style-name="T293">θ</text:span><text:span text:style-name="T292">) and relative orientation (</text:span><text:span text:style-name="T293">φ</text:span><text:span text:style-name="T292">) of the partner, and compared these to the focal bird's changes in speed and direction (see Material and methods and </text:span><text:bookmark text:name="RSIF20130529F2R"/><text:a xlink:type="simple" xlink:href="https://royalsocietypublishing.org/doi/10.1098/rsif.2013.0529#RSIF20130529F2" text:style-name="Internet_20_link" text:visited-style-name="Visited_20_Internet_20_Link"><text:span text:style-name="T297">figure 2</text:span></text:a><text:span text:style-name="T292">). A pigeon tended to turn towards its neighbour when </text:span><text:span text:style-name="T293">r</text:span><text:span text:style-name="T291"> </text:span><text:span text:style-name="T292">&gt; 3 m and away from its neighbour when </text:span><text:span text:style-name="T293">r</text:span><text:span text:style-name="T291"> </text:span><text:span text:style-name="T292">&lt; 3 m (</text:span><text:bookmark text:name="RSIF20130529F3R3"/><text:a xlink:type="simple" xlink:href="https://royalsocietypublishing.org/doi/10.1098/rsif.2013.0529#RSIF20130529F3" text:style-name="Internet_20_link" text:visited-style-name="Visited_20_Internet_20_Link"><text:span text:style-name="T297">figure 3</text:span></text:a><text:span text:style-name="T293">a,b</text:span><text:span text:style-name="T292">). Turning was strongest when the neighbour was directly left or right of the focal bird (</text:span><text:bookmark text:name="RSIF20130529F3R2"/><text:a xlink:type="simple" xlink:href="https://royalsocietypublishing.org/doi/10.1098/rsif.2013.0529#RSIF20130529F3" text:style-name="Internet_20_link" text:visited-style-name="Visited_20_Internet_20_Link"><text:span text:style-name="T297">figure 3</text:span></text:a><text:span text:style-name="T293">c</text:span><text:span text:style-name="T292">). A pigeon's turn rate was positively correlated with </text:span><text:span text:style-name="T293">φ</text:span><text:span text:style-name="T291"> </text:span><text:span text:style-name="T292">(</text:span><text:bookmark text:name="RSIF20130529F3R1"/><text:a xlink:type="simple" xlink:href="https://royalsocietypublishing.org/doi/10.1098/rsif.2013.0529#RSIF20130529F3" text:style-name="Internet_20_link" text:visited-style-name="Visited_20_Internet_20_Link"><text:span text:style-name="T297">figure 3</text:span></text:a><text:span text:style-name="T293">d</text:span><text:span text:style-name="T292">), indicating alignment with the partner's direction. Rather than being mediated by attraction, this alignment response is in addition to the effect of the neighbour's position (</text:span><text:bookmark text:name="RSIF20130529F3R"/><text:a xlink:type="simple" xlink:href="https://royalsocietypublishing.org/doi/10.1098/rsif.2013.0529#RSIF20130529F3" text:style-name="Internet_20_link" text:visited-style-name="Visited_20_Internet_20_Link"><text:span text:style-name="T297">figure 3</text:span></text:a><text:span text:style-name="T293">e</text:span><text:span text:style-name="T292">). Therefore, the highest magnitudes of mean turn rate occurred when </text:span><text:span text:style-name="T293">φ</text:span><text:span text:style-name="T291"> </text:span><text:span text:style-name="T292">and </text:span><text:span text:style-name="T293">θ</text:span><text:span text:style-name="T291"> </text:span><text:span text:style-name="T292">had the same sign, in other words when the partner was on the left going left or on the right going right.</text:span></text:p>
      <text:p text:style-name="P124">群飛的時候，不只是轉向，速度等，也是會收到同伴影響的；</text:p>
      <text:p text:style-name="P124"/>
      <text:p text:style-name="P243">In addition to the flocking interaction, we found that each bird was also attracted towards its preferred route. In some cases, the pigeons flew down the established route of one of the birds, and in other cases they took compromise </text:p>
      <text:p text:style-name="P243"/>
      <text:p text:style-name="P93"><text:span text:style-name="T292">routes (</text:span><text:bookmark text:name="RSIF20130529F1R1"/><text:a xlink:type="simple" xlink:href="https://royalsocietypublishing.org/doi/10.1098/rsif.2013.0529#RSIF20130529F1" text:style-name="Internet_20_link" text:visited-style-name="Visited_20_Internet_20_Link"><text:span text:style-name="T297">figure 1</text:span></text:a><text:span text:style-name="T292">). We calculated the percentage of time that the partner and the nearest point on the previous route were on opposite sides of the focal bird, combining data from both birds to give one data point per paired flight. These values had a mean (±s.d.) of 62.9 ± 9.8% and were significantly higher than the 50% occurrence expected by chance (</text:span><text:span text:style-name="T293">t</text:span><text:span text:style-name="T294">79</text:span><text:span text:style-name="T291"> </text:span><text:span text:style-name="T292">= 11.8, </text:span><text:span text:style-name="T293">p</text:span><text:span text:style-name="T291"> </text:span><text:span text:style-name="T292">&lt; 0.01, 99% CI of 60.0–65.8%), which indicates that the pigeons' established routes affected their left–right positioning within the pair. It is further evidence that the birds flying in pairs continued to respond to landmarks along their previous solo routes. The partner and the preferred route are still on the same side a large portion of the time, which is expected given that the pairs did not always fly in between the two preferred routes, and portions of the paired flights have very little conflict of information (</text:span><text:bookmark text:name="RSIF20130529F1R"/><text:a xlink:type="simple" xlink:href="https://royalsocietypublishing.org/doi/10.1098/rsif.2013.0529#RSIF20130529F1" text:style-name="Internet_20_link" text:visited-style-name="Visited_20_Internet_20_Link"><text:span text:style-name="T297">figure 1</text:span></text:a><text:span text:style-name="T292">).</text:span></text:p>
      <text:p text:style-name="P124">群飛的時候，也會受到鴿子之前飛行路徑的影響；</text:p>
      <text:p text:style-name="P124"/>
      <text:p text:style-name="P72"><text:a xlink:type="simple" xlink:href="https://doi.org/10.1016/j.cub.2015.10.044" text:style-name="Internet_20_link" text:visited-style-name="Visited_20_Internet_20_Link"><text:span text:style-name="T45">Speed Determines Leadership and Leadership Determines Learning during Pigeon Flocking</text:span></text:a></text:p>
      <text:p text:style-name="P255">速度決定領隊，領隊決定鴿群的學習；</text:p>
      <text:p text:style-name="P73"><text:a xlink:type="simple" xlink:href="https://www.cell.com/current-biology/fulltext/S0960-9822(15)01307-X?_returnURL=https%3A%2F%2Flinkinghub.elsevier.com%2Fretrieve%2Fpii%2FS096098221501307X%3Fshowall%3Dtrue" text:style-name="Internet_20_link" text:visited-style-name="Visited_20_Internet_20_Link"><text:span text:style-name="T46">https://www.cell.com/current-biology/fulltext/S0960-9822(15)01307-X?_returnURL=https%3A%2F%2Flinkinghub.elsevier.com%2Fretrieve%2Fpii%2FS096098221501307X%3Fshowall%3Dtrue</text:span></text:a></text:p>
      <text:p text:style-name="P255"/>
      <text:h text:style-name="P245" text:outline-level="2"><text:bookmark text:name="secsectitle0015"/><text:soft-page-break/>Highlights</text:h>
      <text:h text:style-name="P246" text:outline-level="2">Pigeons with faster ground speeds during solo flights become flock leaders；</text:h>
      <text:h text:style-name="P246" text:outline-level="2">Solo homing efficiency does not predict leadership；</text:h>
      <text:h text:style-name="P246" text:outline-level="2">After flocking, leaders take straighter solo routes, indicating enhanced learning；</text:h>
      <text:p text:style-name="P257">單飛時飛的快的，會成為leader；</text:p>
      <text:p text:style-name="P257">單飛時的回家效率（後文中可以看到，和route efficiency是一個意思），並不能影響領隊；</text:p>
      <text:p text:style-name="P257">領隊在群飛之後，單飛的時候，路徑效率變高，說明學習力加強了；</text:p>
      <text:h text:style-name="P248" text:outline-level="3">Leadership and Position in the Flock</text:h>
      <text:p text:style-name="P77"><text:span text:style-name="T89">We also found that leaders tended to fly at the front of the flock (Pearson correlation of mean </text:span><text:bookmark text:name="MathJax-Span-100"/><text:bookmark text:name="MathJax-Span-99"/><text:bookmark text:name="MathJax-Span-98"/><text:bookmark text:name="MathJax-Span-97"/><text:bookmark text:name="MathJax-Span-96"/><text:bookmark text:name="MathJax-Span-95"/><text:bookmark text:name="MathJax-Span-94"/><text:bookmark text:name="MathJax-Element-13-Frame"/><text:span text:style-name="T85">τ</text:span><text:bookmark text:name="MathJax-Span-101"/><text:span text:style-name="T87">¯</text:span><text:bookmark text:name="MathJax-Span-102"/><text:span text:style-name="T84">∗</text:span><text:bookmark text:name="MathJax-Span-103"/><text:span text:style-name="T86">i</text:span><text:span text:style-name="T89"> versus </text:span><text:bookmark text:name="MathJax-Span-1101"/><text:bookmark text:name="MathJax-Span-1091"/><text:bookmark text:name="MathJax-Span-1081"/><text:bookmark text:name="MathJax-Span-1071"/><text:bookmark text:name="MathJax-Span-106"/><text:bookmark text:name="MathJax-Span-105"/><text:bookmark text:name="MathJax-Span-104"/><text:bookmark text:name="MathJax-Element-14-Frame"/><text:span text:style-name="T85">d</text:span><text:bookmark text:name="MathJax-Span-1111"/><text:span text:style-name="T87">¯</text:span><text:bookmark text:name="MathJax-Span-1121"/><text:span text:style-name="T86">i</text:span><text:span text:style-name="T89">, </text:span><text:bookmark text:name="MathJax-Span-1161"/><text:bookmark text:name="MathJax-Span-1151"/><text:bookmark text:name="MathJax-Span-1141"/><text:bookmark text:name="MathJax-Span-1131"/><text:bookmark text:name="MathJax-Element-15-Frame"/><text:span text:style-name="T85">r</text:span><text:bookmark text:name="MathJax-Span-1171"/><text:span text:style-name="T87">=</text:span><text:bookmark text:name="MathJax-Span-1181"/><text:span text:style-name="T87">0.76</text:span><text:span text:style-name="T89">, </text:span><text:bookmark text:name="MathJax-Span-1221"/><text:bookmark text:name="MathJax-Span-1211"/><text:bookmark text:name="MathJax-Span-1201"/><text:bookmark text:name="MathJax-Span-1191"/><text:bookmark text:name="MathJax-Element-16-Frame"/><text:span text:style-name="T87">p</text:span><text:bookmark text:name="MathJax-Span-1231"/><text:span text:style-name="T87">&lt;</text:span><text:bookmark text:name="MathJax-Span-1241"/><text:span text:style-name="T87">0.001</text:span><text:span text:style-name="T89">, </text:span><text:bookmark text:name="MathJax-Span-1281"/><text:bookmark text:name="MathJax-Span-1271"/><text:bookmark text:name="MathJax-Span-1261"/><text:bookmark text:name="MathJax-Span-1251"/><text:bookmark text:name="MathJax-Element-17-Frame"/><text:span text:style-name="T87">n</text:span><text:bookmark text:name="MathJax-Span-1291"/><text:span text:style-name="T87">=</text:span><text:bookmark text:name="MathJax-Span-1301"/><text:span text:style-name="T87">40</text:span><text:span text:style-name="T89">, tested using 10</text:span><text:span text:style-name="T90">4</text:span><text:span text:style-name="T89"> randomizations in which </text:span><text:bookmark text:name="MathJax-Span-1371"/><text:bookmark text:name="MathJax-Span-1361"/><text:bookmark text:name="MathJax-Span-1351"/><text:bookmark text:name="MathJax-Span-1341"/><text:bookmark text:name="MathJax-Span-1331"/><text:bookmark text:name="MathJax-Span-1321"/><text:bookmark text:name="MathJax-Span-1311"/><text:bookmark text:name="MathJax-Element-18-Frame"/><text:span text:style-name="T85">d</text:span><text:bookmark text:name="MathJax-Span-1381"/><text:span text:style-name="T87">¯</text:span><text:bookmark text:name="MathJax-Span-1391"/><text:span text:style-name="T86">i</text:span><text:span text:style-name="T89"> values were shuffled within groups). Like leadership, the mean front-back position in the flock </text:span><text:bookmark text:name="MathJax-Span-1441"/><text:bookmark text:name="MathJax-Span-1431"/><text:bookmark text:name="MathJax-Span-1421"/><text:bookmark text:name="MathJax-Span-1411"/><text:bookmark text:name="MathJax-Span-1401"/><text:bookmark text:name="MathJax-Element-19-Frame"/><text:span text:style-name="T88">(</text:span><text:bookmark text:name="MathJax-Span-1491"/><text:bookmark text:name="MathJax-Span-1481"/><text:bookmark text:name="MathJax-Span-1471"/><text:bookmark text:name="MathJax-Span-1461"/><text:bookmark text:name="MathJax-Span-1451"/><text:span text:style-name="T85">d</text:span><text:bookmark text:name="MathJax-Span-1501"/><text:span text:style-name="T87">¯</text:span><text:bookmark text:name="MathJax-Span-1511"/><text:span text:style-name="T86">i</text:span><text:bookmark text:name="MathJax-Span-1521"/><text:span text:style-name="T88">)</text:span><text:span text:style-name="T89"> was positively associated with solo speed and was predictive of a bird’s solo homing efficiency after the flock flights (</text:span><text:a xlink:type="simple" xlink:href="https://www.cell.com/cms/10.1016/j.cub.2015.10.044/attachment/1bf3b65b-2063-4b57-b7ce-c3517180709a/mmc1" text:style-name="Internet_20_link" text:visited-style-name="Visited_20_Internet_20_Link"><text:span text:style-name="T91">Figure S3</text:span></text:a><text:span text:style-name="T89">).</text:span></text:p>
      <text:p text:style-name="P257">領隊飛在前面；</text:p>
      <text:p text:style-name="P69">Our results demonstrate a hitherto undocumented consequence of group movements: leaders learn more effectively than followers during collective travel. Pigeons with more influence during flock flights took straighter routes when they later flew home alone, even though they had not necessarily started with the most efficient routes from each site. Furthermore, a pigeon’s degree of leadership correlated with the speed rather than the straightness of its preceding solo flight. We therefore demonstrate that both leadership and learning during <text:soft-page-break/>collective movements can be predicted from inherent, consistent individual differences (in this case, speed).</text:p>
      <text:p text:style-name="P69">在團隊飛行的時候，領隊比跟隨着學的更多；</text:p>
      <text:p text:style-name="P69">團隊飛行的時候，給予更多影響的（領飛時間長的），最終單獨飛行的時候，路徑效率更高；</text:p>
      <text:p text:style-name="P69">更近一步，鴿子的領導層級與它的速度相關，而不是單飛時的路徑效率；</text:p>
      <text:p text:style-name="P70">（</text:p>
      <text:p text:style-name="P70">由此，我們要選的是solo飛行的時候速度快的那隻，然後讓它參與群飛，群飛之後，它的學習力會加強，單飛的路徑效率也會提升；</text:p>
      <text:p text:style-name="P70">）</text:p>
      <text:h text:style-name="P247" text:outline-level="1">Personality and the collective: bold homing pigeons occupy higher leadership ranks in flocks</text:h>
      <text:p text:style-name="P255">大膽的鴿子在群飛的時候，領導層級更高；</text:p>
      <text:p text:style-name="P73"><text:a xlink:type="simple" xlink:href="https://royalsocietypublishing.org/doi/10.1098/rstb.2017.0038" text:style-name="Internet_20_link" text:visited-style-name="Visited_20_Internet_20_Link"><text:span text:style-name="T46">https://royalsocietypublishing.org/doi/10.1098/rstb.2017.0038</text:span></text:a></text:p>
      <text:p text:style-name="P73"><text:span text:style-name="T46">什麼是</text:span><text:span text:style-name="T47">bold？</text:span></text:p>
      <text:p text:style-name="P149"><text:span text:style-name="T82">Bold individuals are those who show a greater propensity to explore, to move away from safe locations and from other individuals, and to investigate novel sensory cues. It has been demonstrated that individuals with certain personality traits contribute differently to collective movement in various species, including in fish, birds and sheep [</text:span><text:bookmark text:name="RSTB20170038C16R"/><text:a xlink:type="simple" xlink:href="https://royalsocietypublishing.org/doi/10.1098/rstb.2017.0038#RSTB20170038C16" text:style-name="Internet_20_link" text:visited-style-name="Visited_20_Internet_20_Link"><text:span text:style-name="T83">16</text:span></text:a><text:span text:style-name="T81">–</text:span><text:bookmark text:name="RSTB20170038C22R"/><text:a xlink:type="simple" xlink:href="https://royalsocietypublishing.org/doi/10.1098/rstb.2017.0038#RSTB20170038C22" text:style-name="Internet_20_link" text:visited-style-name="Visited_20_Internet_20_Link"><text:span text:style-name="T83">22</text:span></text:a><text:span text:style-name="T82">], where bold individuals exhibit an increased tendency to become leaders.</text:span></text:p>
      <text:p text:style-name="P73"><text:span text:style-name="T46">大膽的個體的特徵</text:span><text:span text:style-name="T48">：更喜歡探索，更喜歡離開安全區，離開其他的個體，探索路徑；</text:span></text:p>
      <text:p text:style-name="P256"/>
      <text:p text:style-name="P255"/>
      <text:p text:style-name="P255"/>
      <text:p text:style-name="P255"><text:soft-page-break/></text:p>
      <text:p text:style-name="P255"/>
      <text:p text:style-name="P258"/>
      <text:p text:style-name="P124"/>
      <text:p text:style-name="P125">付費文章：</text:p>
      <text:h text:style-name="P81" text:outline-level="1">Bird orientation: Single homing pigeons compared with small flocks</text:h>
      <text:p text:style-name="P126">單個鴿子與小群體的對比</text:p>
      <text:p text:style-name="P125"><text:a xlink:type="simple" xlink:href="https://link.springer.com/article/10.1007/BF00300672" text:style-name="Internet_20_link" text:visited-style-name="Visited_20_Internet_20_Link">https://link.springer.com/article/10.1007/BF00300672</text:a></text:p>
      <text:p text:style-name="P125">信息熵介紹</text:p>
      <text:p text:style-name="P125"><text:a xlink:type="simple" xlink:href="https://link.springer.com/book/10.1007/978-3-319-43222-9" text:style-name="Internet_20_link" text:visited-style-name="Visited_20_Internet_20_Link">https://link.springer.com/book/10.1007/978-3-319-43222-9</text:a></text:p>
      <text:h text:style-name="P78" text:outline-level="1">Group decision-making in animals</text:h>
      <text:p text:style-name="P128">動物的團體決定</text:p>
      <text:p text:style-name="P125"><text:a xlink:type="simple" xlink:href="https://www.nature.com/articles/nature01294" text:style-name="Internet_20_link" text:visited-style-name="Visited_20_Internet_20_Link">https://www.nature.com/articles/nature01294</text:a></text:p>
      <text:h text:style-name="P79" text:outline-level="1"><text:bookmark text:name="screen-reader-main-title"/>What are leaders made of? The role of individual experience in determining leader–follower relations in homing pigeons</text:h>
      <text:p text:style-name="P129">領導者是怎麼決定的？家養鴿：個體經驗對於 領導-跟隨 關係的影響；</text:p>
      <text:p text:style-name="P125"><text:a xlink:type="simple" xlink:href="https://www.sciencedirect.com/science/article/abs/pii/S0003347211005586?via%3Dihub" text:style-name="Internet_20_link" text:visited-style-name="Visited_20_Internet_20_Link">https://www.sciencedirect.com/science/article/abs/pii/S0003347211005586?via%3Dihub</text:a></text:p>
      <text:h text:style-name="P79" text:outline-level="1"><text:bookmark text:name="screen-reader-main-title1"/>Homing flights of pigeons over familiar terrain</text:h>
      <text:p text:style-name="P125">鴿子的歸家飛行<text:span text:style-name="T307">：經過熟悉的區域</text:span></text:p>
      <text:p text:style-name="P125"><text:a xlink:type="simple" xlink:href="https://www.sciencedirect.com/science/article/abs/pii/S0003347207002837" text:style-name="Internet_20_link" text:visited-style-name="Visited_20_Internet_20_Link">https://www.sciencedirect.com/science/article/abs/pii/S0003347207002837</text:a></text:p>
      <text:h text:style-name="P83" text:outline-level="1">Homing pigeons develop local route stereotypy</text:h>
      <text:p text:style-name="P125">鴿子建立刻板的本地路徑</text:p>
      <text:p text:style-name="P125"><text:a xlink:type="simple" xlink:href="https://royalsocietypublishing.org/doi/epdf/10.1098/rspb.2004.2873" text:style-name="Internet_20_link" text:visited-style-name="Visited_20_Internet_20_Link">https://royalsocietypublishing.org/doi/epdf/10.1098/rspb.2004.2873</text:a></text:p>
      <text:p text:style-name="P125"/>
      <text:p text:style-name="P125"/>
      <text:p text:style-name="P1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Fira Mono" svg:font-family="'Fira Mono', Consolas, Menlo, Monaco, 'Courier New', Courier, monospace"/>
    <style:font-face style:name="Georgia" svg:font-family="Georgia, Palatino, serif"/>
    <style:font-face style:name="Google Sans" svg:font-family="'Google Sans', arial, sans-serif"/>
    <style:font-face style:name="Harding" svg:font-family="Harding, Palatino, serif"/>
    <style:font-face style:name="Helvetica Neue" svg:font-family="'Helvetica Neue', Helvetica, Verdana, Arial, sans-serif"/>
    <style:font-face style:name="Helvetica" svg:font-family="Helvetica, sans-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sans-serif"/>
    <style:font-face style:name="PingFang SC" svg:font-family="'PingFang SC', DFPKingGothicGB-Regular, sans-serif"/>
    <style:font-face style:name="Proxima Nova Subset" svg:font-family="'Proxima Nova Subset', sans-serif"/>
    <style:font-face style:name="Roboto" svg:font-family="Roboto, Corbel, Avenir, 'Lucida Grande', 'Lucida Sans', sans-serif"/>
    <style:font-face style:name="Roboto1" svg:font-family="Roboto, sans-serif"/>
    <style:font-face style:name="apple-system1" svg:font-family="apple-system, BlinkMacSystemFont, 'Segoe UI', 'Apple Color Emoji', 'Segoe UI Emoji', 'Segoe UI Web', sans-serif"/>
    <style:font-face style:name="apple-system" svg:font-family="apple-system, BlinkMacSystemFont, 'Segoe UI', Roboto, Oxygen-Sans, Ubuntu, Cantarell, 'Helvetica Neue', sans-serif"/>
    <style:font-face style:name="arial" svg:font-family="arial, sans-serif"/>
    <style:font-face style:name="arial1" svg:font-family="arial, sans-serif-light,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7:05:48.399636441</meta:creation-date>
    <dc:date>2022-07-01T11:04:18.319896367</dc:date>
    <meta:editing-duration>P10DT11H37M37S</meta:editing-duration>
    <meta:editing-cycles>249</meta:editing-cycles>
    <meta:generator>LibreOffice/6.4.7.2$Linux_X86_64 LibreOffice_project/40$Build-2</meta:generator>
    <meta:document-statistic meta:table-count="0" meta:image-count="3" meta:object-count="0" meta:page-count="39" meta:paragraph-count="734" meta:word-count="18157" meta:character-count="59907" meta:non-whitespace-character-count="53316"/>
  </office:meta>
</office:document-meta>
</file>